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Arial Unicode MS" style:font-pitch-asian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generic="swiss" style:font-pitch="variable" style:font-pitch-asian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89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1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2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5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3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9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9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7">
      <style:graphic-properties draw:fill="solid" draw:fill-color="#99ccff" draw:opacity="100%" draw:stroke="solid" svg:stroke-width="0.02778in" svg:stroke-color="#000000" svg:stroke-opacity="100%" style:protect=""/>
    </style:style>
    <style:style style:family="presentation" style:name="a19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57">
      <style:graphic-properties draw:fill="solid" draw:fill-color="#99ccff" draw:opacity="100%" draw:stroke="solid" svg:stroke-width="0.02778in" svg:stroke-color="#000000" svg:stroke-opacity="100%" style:protect=""/>
    </style:style>
    <style:style style:family="drawing-page" style:name="a1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59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1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7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2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4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6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draw:fill="solid" draw:fill-color="#99ccff" draw:opacity="100%" draw:stroke="solid" svg:stroke-width="0.02778in" svg:stroke-color="#000000" svg:stroke-opacity="100%" style:protect=""/>
    </style:style>
    <style:style style:family="paragraph" style:name="a19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9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3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3">
      <style:graphic-properties fo:wrap-option="no-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1">
      <style:graphic-properties draw:fill="solid" draw:fill-color="#99ccff" draw:opacity="100%" draw:stroke="solid" svg:stroke-width="0.02778in" svg:stroke-color="#000000" svg:stroke-opacity="100%" style:protect="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45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asian="Arial Unicode MS" style:font-family-complex="Tahoma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8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71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922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94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86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976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952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874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898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949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text:list-style style:name="a184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65">
      <text:list-level-style-bullet text:level="1" text:bullet-char="●">
        <style:list-level-properties text:space-before="0in"/>
        <style:text-properties fo:color="#000000" fo:font-family="StarSymbol" fo:font-size="45%"/>
      </text:list-level-style-bullet>
      <text:list-level-style-bullet text:level="2" text:bullet-char="●">
        <style:list-level-properties text:space-before="0.75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75in"/>
        <style:text-properties fo:color="#000000" fo:font-family="StarSymbol" fo:font-size="45%"/>
      </text:list-level-style-bullet>
      <text:list-level-style-bullet text:level="7" text:bullet-char="●">
        <style:list-level-properties text:space-before="3.25in"/>
        <style:text-properties fo:color="#000000" fo:font-family="StarSymbol" fo:font-size="45%"/>
      </text:list-level-style-bullet>
      <text:list-level-style-bullet text:level="8" text:bullet-char="●">
        <style:list-level-properties text:space-before="3.75in"/>
        <style:text-properties fo:color="#000000" fo:font-family="StarSymbol" fo:font-size="45%"/>
      </text:list-level-style-bullet>
      <text:list-level-style-bullet text:level="9" text:bullet-char="●">
        <style:list-level-properties text:space-before="4.25in"/>
        <style:text-properties fo:color="#000000" fo:font-family="StarSymbol" fo:font-size="45%"/>
      </text:list-level-style-bullet>
    </text:list-style>
    <number:date-style xmlns:number="urn:oasis:names:tc:opendocument:xmlns:datastyle:1.0" style:name="a18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835" draw:master-page-name="Master1-Layout7-blank-Blank" presentation:presentation-page-layout-name="Master1-PPL7" draw:id="Slide-256">
        <draw:frame draw:id="id169" presentation:style-name="a1838" draw:name="Title 1" svg:x="5.76969in" svg:y="2.76614in" svg:width="4.98031in" svg:height="0.83701in" presentation:class="title" presentation:placeholder="false">
          <draw:text-box>
            <text:p text:style-name="a1837" text:class-names="" text:cond-style-name=""><text:span text:style-name="a1836" text:class-names="">HackMGM</text:span></text:p>
          </draw:text-box>
          <svg:title/>
          <svg:desc/>
        </draw:frame>
        <draw:frame draw:id="id170" presentation:style-name="a1842" draw:name="Subtitle 2" svg:x="5.79606in" svg:y="3.70709in" svg:width="4.04803in" svg:height="0.5626in" presentation:class="subtitle" presentation:placeholder="false">
          <draw:text-box>
            <text:list text:style-name="a1841">
              <text:list-item>
                <text:p text:style-name="a1840" text:class-names="" text:cond-style-name=""><text:span text:style-name="a1839" text:class-names="">&lt;Date Here&gt;</text:span></text:p>
              </text:list-item>
            </text:list>
          </draw:text-box>
          <svg:title/>
          <svg:desc/>
        </draw:frame>
        <presentation:notes draw:style-name="a1858">
          <draw:frame draw:id="id171" draw:style-name="a1847" draw:name="Date Placeholder 2" svg:x="4.81424in" svg:y="0in" svg:width="3.68403in" svg:height="0.55208in">
            <draw:text-box>
              <text:p text:style-name="a1846" text:class-names="" text:cond-style-name=""><text:span text:style-name="a1843" text:class-names=""><text:date text:fixed="false" style:data-style-name="a1844">6/30/17</text:date></text:span><text:span text:style-name="a1845" text:class-names=""/></text:p>
            </draw:text-box>
            <svg:title/>
            <svg:desc/>
          </draw:frame>
          <draw:frame draw:id="id172" draw:style-name="a1851" draw:name="Slide Number Placeholder 12" svg:x="4.81102in" svg:y="10.45in" svg:width="3.68858in" svg:height="0.54961in">
            <draw:text-box>
              <text:p text:style-name="a1850" text:class-names="" text:cond-style-name=""><text:span text:style-name="a1848" text:class-names=""><text:page-number style:num-format="1" text:fixed="false">1</text:page-number></text:span><text:span text:style-name="a1849" text:class-names=""/></text:p>
            </draw:text-box>
            <svg:title/>
            <svg:desc/>
          </draw:frame>
          <draw:frame draw:id="id173" draw:style-name="a1855" draw:name="Slide Number Placeholder 6" svg:x="4.81102in" svg:y="10.45in" svg:width="3.68858in" svg:height="0.54961in">
            <draw:text-box>
              <text:p text:style-name="a1854" text:class-names="" text:cond-style-name=""><text:span text:style-name="a1852" text:class-names=""><text:page-number style:num-format="1" text:fixed="false">1</text:page-number></text:span><text:span text:style-name="a1853" text:class-names=""/></text:p>
            </draw:text-box>
            <svg:title/>
            <svg:desc/>
          </draw:frame>
          <draw:frame draw:id="id174" presentation:style-name="a1856" draw:name="Notes Placeholder 1" svg:x="0.85in" svg:y="5.2248in" svg:width="6.79961in" svg:height="4.94961in" presentation:class="notes" presentation:placeholder="true">
            <draw:text-box/>
            <svg:title/>
            <svg:desc/>
          </draw:frame>
          <draw:page-thumbnail draw:page-number="1" svg:x="1.5in" svg:y="0.83583in" svg:width="5.49921in" svg:height="4.12441in" presentation:class="page" draw:id="id175" presentation:style-name="a1857" draw:name="Slide Image Placeholder 2">
            <svg:title/>
            <svg:desc/>
          </draw:page-thumbnail>
        </presentation:notes>
      </draw:page>
      <draw:page draw:name="page2" draw:style-name="a1859" draw:master-page-name="Master2-Layout7-blank-Blank" presentation:presentation-page-layout-name="Master2-PPL7" draw:id="Slide-257">
        <draw:frame draw:id="id176" presentation:style-name="a1862" draw:name="Title 1" svg:x="0.55118in" svg:y="0.69724in" svg:width="9.92087in" svg:height="0.96142in" presentation:class="title" presentation:placeholder="false">
          <draw:text-box>
            <text:p text:style-name="a1861" text:class-names="" text:cond-style-name=""><text:span text:style-name="a1860" text:class-names="">Introductions</text:span></text:p>
          </draw:text-box>
          <svg:title/>
          <svg:desc/>
        </draw:frame>
        <draw:frame draw:id="id177" presentation:style-name="a1875" draw:name="Text Placeholder 2" svg:x="0.55118in" svg:y="1.86417in" svg:width="9.92087in" svg:height="3.19803in" presentation:class="outline" presentation:placeholder="false">
          <draw:text-box>
            <text:list text:style-name="a1865">
              <text:list-item>
                <text:p text:style-name="a1864" text:class-names="" text:cond-style-name=""><text:span text:style-name="a1863" text:class-names="">Name, rank, serial number</text:span></text:p>
              </text:list-item>
            </text:list>
            <text:list text:style-name="a1868">
              <text:list-item>
                <text:p text:style-name="a1867" text:class-names="" text:cond-style-name=""><text:span text:style-name="a1866" text:class-names="">What do you do?</text:span></text:p>
              </text:list-item>
            </text:list>
            <text:list text:style-name="a1871">
              <text:list-item>
                <text:p text:style-name="a1870" text:class-names="" text:cond-style-name=""><text:span text:style-name="a1869" text:class-names="">What do you hope to achieve?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2" text:class-names="">Tell us about yourself</text:span></text:p>
              </text:list-item>
            </text:list>
          </draw:text-box>
          <svg:title/>
          <svg:desc/>
        </draw:frame>
        <presentation:notes draw:style-name="a1891">
          <draw:frame draw:id="id178" draw:style-name="a1880" draw:name="Date Placeholder 2" svg:x="4.81424in" svg:y="0in" svg:width="3.68403in" svg:height="0.55208in">
            <draw:text-box>
              <text:p text:style-name="a1879" text:class-names="" text:cond-style-name=""><text:span text:style-name="a1876" text:class-names=""><text:date text:fixed="false" style:data-style-name="a1877">6/30/17</text:date></text:span><text:span text:style-name="a1878" text:class-names=""/></text:p>
            </draw:text-box>
            <svg:title/>
            <svg:desc/>
          </draw:frame>
          <draw:frame draw:id="id179" draw:style-name="a1884" draw:name="Slide Number Placeholder 12" svg:x="4.81102in" svg:y="10.45in" svg:width="3.68858in" svg:height="0.54961in">
            <draw:text-box>
              <text:p text:style-name="a1883" text:class-names="" text:cond-style-name=""><text:span text:style-name="a1881" text:class-names=""><text:page-number style:num-format="1" text:fixed="false">2</text:page-number></text:span><text:span text:style-name="a1882" text:class-names=""/></text:p>
            </draw:text-box>
            <svg:title/>
            <svg:desc/>
          </draw:frame>
          <draw:frame draw:id="id180" draw:style-name="a1888" draw:name="Slide Number Placeholder 6" svg:x="4.81102in" svg:y="10.45in" svg:width="3.68858in" svg:height="0.54961in">
            <draw:text-box>
              <text:p text:style-name="a1887" text:class-names="" text:cond-style-name=""><text:span text:style-name="a1885" text:class-names=""><text:page-number style:num-format="1" text:fixed="false">2</text:page-number></text:span><text:span text:style-name="a1886" text:class-names=""/></text:p>
            </draw:text-box>
            <svg:title/>
            <svg:desc/>
          </draw:frame>
          <draw:page-thumbnail draw:page-number="2" svg:x="1.5in" svg:y="0.83583in" svg:width="5.49921in" svg:height="4.12441in" presentation:class="page" draw:id="id181" presentation:style-name="a1889" draw:name="Slide Image Placeholder 1">
            <svg:title/>
            <svg:desc/>
          </draw:page-thumbnail>
          <draw:frame draw:id="id182" presentation:style-name="a1890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1892" draw:master-page-name="Master2-Layout7-blank-Blank" presentation:presentation-page-layout-name="Master2-PPL7" draw:id="Slide-258">
        <draw:frame draw:id="id183" presentation:style-name="a1895" draw:name="Title 1" svg:x="0.55118in" svg:y="0.66024in" svg:width="9.92087in" svg:height="1.03543in" presentation:class="title" presentation:placeholder="false">
          <draw:text-box>
            <text:p text:style-name="a1894" text:class-names="" text:cond-style-name=""><text:span text:style-name="a1893" text:class-names="">Announcements</text:span></text:p>
          </draw:text-box>
          <svg:title/>
          <svg:desc/>
        </draw:frame>
        <draw:frame draw:id="id184" presentation:style-name="a1899" draw:name="Text Placeholder 2" svg:x="0.55118in" svg:y="1.86417in" svg:width="9.92087in" svg:height="3.59646in" presentation:class="outline" presentation:placeholder="false">
          <draw:text-box>
            <text:list text:style-name="a1898">
              <text:list-item>
                <text:p text:style-name="a1897" text:class-names="" text:cond-style-name=""><text:span text:style-name="a1896" text:class-names="">Important things, interesting things, and sometimes both.</text:span></text:p>
              </text:list-item>
            </text:list>
          </draw:text-box>
          <svg:title/>
          <svg:desc/>
        </draw:frame>
        <presentation:notes draw:style-name="a1915">
          <draw:frame draw:id="id185" draw:style-name="a1904" draw:name="Date Placeholder 2" svg:x="4.81424in" svg:y="0in" svg:width="3.68403in" svg:height="0.55208in">
            <draw:text-box>
              <text:p text:style-name="a1903" text:class-names="" text:cond-style-name=""><text:span text:style-name="a1900" text:class-names=""><text:date text:fixed="false" style:data-style-name="a1901">6/30/17</text:date></text:span><text:span text:style-name="a1902" text:class-names=""/></text:p>
            </draw:text-box>
            <svg:title/>
            <svg:desc/>
          </draw:frame>
          <draw:frame draw:id="id186" draw:style-name="a1908" draw:name="Slide Number Placeholder 12" svg:x="4.81102in" svg:y="10.45in" svg:width="3.68858in" svg:height="0.54961in">
            <draw:text-box>
              <text:p text:style-name="a1907" text:class-names="" text:cond-style-name=""><text:span text:style-name="a1905" text:class-names=""><text:page-number style:num-format="1" text:fixed="false">3</text:page-number></text:span><text:span text:style-name="a1906" text:class-names=""/></text:p>
            </draw:text-box>
            <svg:title/>
            <svg:desc/>
          </draw:frame>
          <draw:frame draw:id="id187" draw:style-name="a1912" draw:name="Slide Number Placeholder 6" svg:x="4.81102in" svg:y="10.45in" svg:width="3.68858in" svg:height="0.54961in">
            <draw:text-box>
              <text:p text:style-name="a1911" text:class-names="" text:cond-style-name=""><text:span text:style-name="a1909" text:class-names=""><text:page-number style:num-format="1" text:fixed="false">3</text:page-number></text:span><text:span text:style-name="a1910" text:class-names=""/></text:p>
            </draw:text-box>
            <svg:title/>
            <svg:desc/>
          </draw:frame>
          <draw:page-thumbnail draw:page-number="3" svg:x="1.5in" svg:y="0.83583in" svg:width="5.49921in" svg:height="4.12441in" presentation:class="page" draw:id="id188" presentation:style-name="a1913" draw:name="Slide Image Placeholder 1">
            <svg:title/>
            <svg:desc/>
          </draw:page-thumbnail>
          <draw:frame draw:id="id189" presentation:style-name="a191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1916" draw:master-page-name="Master2-Layout7-blank-Blank" presentation:presentation-page-layout-name="Master2-PPL7" draw:id="Slide-259">
        <draw:frame draw:id="id190" presentation:style-name="a1919" draw:name="Title 1" svg:x="0.55118in" svg:y="0.66024in" svg:width="9.92087in" svg:height="1.03543in" presentation:class="title" presentation:placeholder="false">
          <draw:text-box>
            <text:p text:style-name="a1918" text:class-names="" text:cond-style-name=""><text:span text:style-name="a1917" text:class-names="">Project Updates</text:span></text:p>
          </draw:text-box>
          <svg:title/>
          <svg:desc/>
        </draw:frame>
        <draw:frame draw:id="id191" presentation:style-name="a1923" draw:name="Text Placeholder 2" svg:x="0.55118in" svg:y="1.86417in" svg:width="9.92087in" svg:height="3.59646in" presentation:class="outline" presentation:placeholder="false">
          <draw:text-box>
            <text:list text:style-name="a1922">
              <text:list-item>
                <text:p text:style-name="a1921" text:class-names="" text:cond-style-name=""><text:span text:style-name="a1920" text:class-names="">Stoplights? I prefer, on fire, smoldering, and under control.</text:span></text:p>
              </text:list-item>
            </text:list>
          </draw:text-box>
          <svg:title/>
          <svg:desc/>
        </draw:frame>
        <presentation:notes draw:style-name="a1939">
          <draw:frame draw:id="id192" draw:style-name="a1928" draw:name="Date Placeholder 2" svg:x="4.81424in" svg:y="0in" svg:width="3.68403in" svg:height="0.55208in">
            <draw:text-box>
              <text:p text:style-name="a1927" text:class-names="" text:cond-style-name=""><text:span text:style-name="a1924" text:class-names=""><text:date text:fixed="false" style:data-style-name="a1925">6/30/17</text:date></text:span><text:span text:style-name="a1926" text:class-names=""/></text:p>
            </draw:text-box>
            <svg:title/>
            <svg:desc/>
          </draw:frame>
          <draw:frame draw:id="id193" draw:style-name="a1932" draw:name="Slide Number Placeholder 12" svg:x="4.81102in" svg:y="10.45in" svg:width="3.68858in" svg:height="0.54961in">
            <draw:text-box>
              <text:p text:style-name="a1931" text:class-names="" text:cond-style-name=""><text:span text:style-name="a1929" text:class-names=""><text:page-number style:num-format="1" text:fixed="false">4</text:page-number></text:span><text:span text:style-name="a1930" text:class-names=""/></text:p>
            </draw:text-box>
            <svg:title/>
            <svg:desc/>
          </draw:frame>
          <draw:frame draw:id="id194" draw:style-name="a1936" draw:name="Slide Number Placeholder 6" svg:x="4.81102in" svg:y="10.45in" svg:width="3.68858in" svg:height="0.54961in">
            <draw:text-box>
              <text:p text:style-name="a1935" text:class-names="" text:cond-style-name=""><text:span text:style-name="a1933" text:class-names=""><text:page-number style:num-format="1" text:fixed="false">4</text:page-number></text:span><text:span text:style-name="a1934" text:class-names=""/></text:p>
            </draw:text-box>
            <svg:title/>
            <svg:desc/>
          </draw:frame>
          <draw:page-thumbnail draw:page-number="4" svg:x="1.5in" svg:y="0.83583in" svg:width="5.49921in" svg:height="4.12441in" presentation:class="page" draw:id="id195" presentation:style-name="a1937" draw:name="Slide Image Placeholder 1">
            <svg:title/>
            <svg:desc/>
          </draw:page-thumbnail>
          <draw:frame draw:id="id196" presentation:style-name="a193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1940" draw:master-page-name="Master2-Layout7-blank-Blank" presentation:presentation-page-layout-name="Master2-PPL7" draw:id="Slide-260">
        <draw:frame draw:id="id197" presentation:style-name="a1943" draw:name="Title 1" svg:x="0.55118in" svg:y="0.66024in" svg:width="9.92087in" svg:height="1.03543in" presentation:class="title" presentation:placeholder="false">
          <draw:text-box>
            <text:p text:style-name="a1942" text:class-names="" text:cond-style-name=""><text:span text:style-name="a1941" text:class-names="">Project Pitches</text:span></text:p>
          </draw:text-box>
          <svg:title/>
          <svg:desc/>
        </draw:frame>
        <draw:frame draw:id="id198" presentation:style-name="a1953" draw:name="Text Placeholder 2" svg:x="0.55118in" svg:y="1.86417in" svg:width="9.92087in" svg:height="3.59646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4" text:class-names="">Pitch something!</text:span></text:p>
              </text:list-item>
            </text:list>
            <text:list text:style-name="a1949">
              <text:list-item>
                <text:p text:style-name="a1948" text:class-names="" text:cond-style-name=""><text:span text:style-name="a1947" text:class-names="">Brainstorm opportunities!</text:span></text:p>
              </text:list-item>
            </text:list>
            <text:list text:style-name="a1952">
              <text:list-item>
                <text:p text:style-name="a1951" text:class-names="" text:cond-style-name=""><text:span text:style-name="a1950" text:class-names="">Recommend improvement and such!</text:span></text:p>
              </text:list-item>
            </text:list>
          </draw:text-box>
          <svg:title/>
          <svg:desc/>
        </draw:frame>
        <presentation:notes draw:style-name="a1969">
          <draw:frame draw:id="id199" draw:style-name="a1958" draw:name="Date Placeholder 2" svg:x="4.81424in" svg:y="0in" svg:width="3.68403in" svg:height="0.55208in">
            <draw:text-box>
              <text:p text:style-name="a1957" text:class-names="" text:cond-style-name=""><text:span text:style-name="a1954" text:class-names=""><text:date text:fixed="false" style:data-style-name="a1955">6/30/17</text:date></text:span><text:span text:style-name="a1956" text:class-names=""/></text:p>
            </draw:text-box>
            <svg:title/>
            <svg:desc/>
          </draw:frame>
          <draw:frame draw:id="id200" draw:style-name="a1962" draw:name="Slide Number Placeholder 12" svg:x="4.81102in" svg:y="10.45in" svg:width="3.68858in" svg:height="0.54961in">
            <draw:text-box>
              <text:p text:style-name="a1961" text:class-names="" text:cond-style-name=""><text:span text:style-name="a1959" text:class-names=""><text:page-number style:num-format="1" text:fixed="false">5</text:page-number></text:span><text:span text:style-name="a1960" text:class-names=""/></text:p>
            </draw:text-box>
            <svg:title/>
            <svg:desc/>
          </draw:frame>
          <draw:frame draw:id="id201" draw:style-name="a1966" draw:name="Slide Number Placeholder 6" svg:x="4.81102in" svg:y="10.45in" svg:width="3.68858in" svg:height="0.54961in">
            <draw:text-box>
              <text:p text:style-name="a1965" text:class-names="" text:cond-style-name=""><text:span text:style-name="a1963" text:class-names=""><text:page-number style:num-format="1" text:fixed="false">5</text:page-number></text:span><text:span text:style-name="a1964" text:class-names=""/></text:p>
            </draw:text-box>
            <svg:title/>
            <svg:desc/>
          </draw:frame>
          <draw:page-thumbnail draw:page-number="5" svg:x="1.5in" svg:y="0.83583in" svg:width="5.49921in" svg:height="4.12441in" presentation:class="page" draw:id="id202" presentation:style-name="a1967" draw:name="Slide Image Placeholder 1">
            <svg:title/>
            <svg:desc/>
          </draw:page-thumbnail>
          <draw:frame draw:id="id203" presentation:style-name="a19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6" draw:style-name="a1970" draw:master-page-name="Master2-Layout7-blank-Blank" presentation:presentation-page-layout-name="Master2-PPL7" draw:id="Slide-261">
        <draw:frame draw:id="id204" presentation:style-name="a1973" draw:name="Title 1" svg:x="0.55118in" svg:y="0.66024in" svg:width="9.92087in" svg:height="1.03543in" presentation:class="title" presentation:placeholder="false">
          <draw:text-box>
            <text:p text:style-name="a1972" text:class-names="" text:cond-style-name=""><text:span text:style-name="a1971" text:class-names="">Q&amp;A</text:span></text:p>
          </draw:text-box>
          <svg:title/>
          <svg:desc/>
        </draw:frame>
        <draw:frame draw:id="id205" presentation:style-name="a1977" draw:name="Text Placeholder 2" svg:x="0.55118in" svg:y="1.86417in" svg:width="9.92087in" svg:height="3.59646in" presentation:class="outline" presentation:placeholder="false">
          <draw:text-box>
            <text:list text:style-name="a1976">
              <text:list-item>
                <text:p text:style-name="a1975" text:class-names="" text:cond-style-name=""><text:span text:style-name="a1974" text:class-names="">Lots of questions, at least some answers!</text:span></text:p>
              </text:list-item>
            </text:list>
          </draw:text-box>
          <svg:title/>
          <svg:desc/>
        </draw:frame>
        <presentation:notes draw:style-name="a1993">
          <draw:frame draw:id="id206" draw:style-name="a1982" draw:name="Date Placeholder 2" svg:x="4.81424in" svg:y="0in" svg:width="3.68403in" svg:height="0.55208in">
            <draw:text-box>
              <text:p text:style-name="a1981" text:class-names="" text:cond-style-name=""><text:span text:style-name="a1978" text:class-names=""><text:date text:fixed="false" style:data-style-name="a1979">6/30/17</text:date></text:span><text:span text:style-name="a1980" text:class-names=""/></text:p>
            </draw:text-box>
            <svg:title/>
            <svg:desc/>
          </draw:frame>
          <draw:frame draw:id="id207" draw:style-name="a1986" draw:name="Slide Number Placeholder 12" svg:x="4.81102in" svg:y="10.45in" svg:width="3.68858in" svg:height="0.54961in">
            <draw:text-box>
              <text:p text:style-name="a1985" text:class-names="" text:cond-style-name=""><text:span text:style-name="a1983" text:class-names=""><text:page-number style:num-format="1" text:fixed="false">6</text:page-number></text:span><text:span text:style-name="a1984" text:class-names=""/></text:p>
            </draw:text-box>
            <svg:title/>
            <svg:desc/>
          </draw:frame>
          <draw:frame draw:id="id208" draw:style-name="a1990" draw:name="Slide Number Placeholder 6" svg:x="4.81102in" svg:y="10.45in" svg:width="3.68858in" svg:height="0.54961in">
            <draw:text-box>
              <text:p text:style-name="a1989" text:class-names="" text:cond-style-name=""><text:span text:style-name="a1987" text:class-names=""><text:page-number style:num-format="1" text:fixed="false">6</text:page-number></text:span><text:span text:style-name="a1988" text:class-names=""/></text:p>
            </draw:text-box>
            <svg:title/>
            <svg:desc/>
          </draw:frame>
          <draw:page-thumbnail draw:page-number="6" svg:x="1.5in" svg:y="0.83583in" svg:width="5.49921in" svg:height="4.12441in" presentation:class="page" draw:id="id209" presentation:style-name="a1991" draw:name="Slide Image Placeholder 1">
            <svg:title/>
            <svg:desc/>
          </draw:page-thumbnail>
          <draw:frame draw:id="id210" presentation:style-name="a1992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2" style:display-name="Title and Content">
      <presentation:placeholder presentation:object="title" svg:x="5.48031in" svg:y="2.72087in" svg:width="6.44685in" svg:height="0.9374in"/>
      <presentation:placeholder presentation:object="object" svg:x="0.55118in" svg:y="1.45079in" svg:width="9.92087in" svg:height="3.59646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4" style:display-name="Two Content">
      <presentation:placeholder presentation:object="title" svg:x="5.48031in" svg:y="2.72087in" svg:width="6.44685in" svg:height="0.937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6" style:display-name="Title Only">
      <presentation:placeholder presentation:object="title" svg:x="5.48031in" svg:y="2.72087in" svg:width="6.44685in" svg:height="0.9374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7" style:display-name="Blank"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10" style:display-name="Title and Vertical Text">
      <presentation:placeholder presentation:object="title" svg:x="5.48031in" svg:y="2.72087in" svg:width="6.44685in" svg:height="0.9374in"/>
      <presentation:placeholder presentation:object="outline" svg:x="0.55118in" svg:y="1.45079in" svg:width="9.92087in" svg:height="3.59646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1-PPL11" style:display-name="Vertical Title and Text">
      <presentation:placeholder presentation:object="title" svg:x="9.08333in" svg:y="1.45139in" svg:width="2.84375in" svg:height="3.59549in"/>
      <presentation:placeholder presentation:object="outline" svg:x="0.55035in" svg:y="1.45139in" svg:width="8.36632in" svg:height="3.59549in"/>
      <presentation:placeholder presentation:object="date-time" svg:x="0.31575in" svg:y="5.7374in" svg:width="1.83464in" svg:height="0.42756in"/>
      <presentation:placeholder presentation:object="footer" svg:x="4.31772in" svg:y="5.7374in" svg:width="2.2126in" svg:height="0.42756in"/>
      <presentation:placeholder presentation:object="page-number" svg:x="8.69764in" svg:y="5.7374in" svg:width="1.97205in" svg:height="0.42756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2" style:display-name="Title and Content">
      <presentation:placeholder presentation:object="title" svg:x="0.55118in" svg:y="0.66024in" svg:width="9.92087in" svg:height="1.03543in"/>
      <presentation:placeholder presentation:object="object" svg:x="0.55118in" svg:y="1.86417in" svg:width="9.92087in" svg:height="3.59646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4" style:display-name="Two Content">
      <presentation:placeholder presentation:object="title" svg:x="0.55118in" svg:y="0.66024in" svg:width="9.92087in" svg:height="1.03543in"/>
      <presentation:placeholder presentation:object="object" svg:x="0.55035in" svg:y="1.86458in" svg:width="4.87674in" svg:height="3.59549in"/>
      <presentation:placeholder presentation:object="object" svg:x="5.59375in" svg:y="1.86458in" svg:width="4.87847in" svg:height="3.59549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6" style:display-name="Title Only">
      <presentation:placeholder presentation:object="title" svg:x="0.55118in" svg:y="0.66024in" svg:width="9.92087in" svg:height="1.03543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7" style:display-name="Blank"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10" style:display-name="Title and Vertical Text">
      <presentation:placeholder presentation:object="title" svg:x="0.55118in" svg:y="0.66024in" svg:width="9.92087in" svg:height="1.03543in"/>
      <presentation:placeholder presentation:object="outline" svg:x="0.55118in" svg:y="1.86417in" svg:width="9.92087in" svg:height="3.59646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presentation-page-layout style:name="Master2-PPL11" style:display-name="Vertical Title and Text">
      <presentation:placeholder presentation:object="title" svg:x="7.99306in" svg:y="0.65972in" svg:width="2.47917in" svg:height="4.80035in"/>
      <presentation:placeholder presentation:object="outline" svg:x="0.55035in" svg:y="0.65972in" svg:width="7.27604in" svg:height="4.80035in"/>
      <presentation:placeholder presentation:object="date-time" svg:x="0.31535in" svg:y="5.7374in" svg:width="1.83464in" svg:height="0.42756in"/>
      <presentation:placeholder presentation:object="footer" svg:x="4.31732in" svg:y="5.7374in" svg:width="2.2126in" svg:height="0.42756in"/>
      <presentation:placeholder presentation:object="page-number" svg:x="8.69724in" svg:y="5.7374in" svg:width="1.97205in" svg:height="0.4275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2" style:parent-style-name="Graphics">
      <style:graphic-properties draw:fill="none" fo:clip="rect(0in, 0in, 0in, 0in)" draw:stroke="none" draw:luminance="0%" draw:contrast="0%" draw:image-opacity="100%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2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4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6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draw:fill="none" draw:stroke="none"/>
    </style:style>
    <style:style style:family="paragraph" style:name="a13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draw:fill="none" draw:stroke="non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6">
      <style:graphic-properties draw:fill="none" draw:stroke="non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2">
      <style:graphic-properties draw:fill="none" draw:stroke="none"/>
    </style:style>
    <style:style style:family="paragraph" style:name="a1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 style:parent-style-name="Graphics">
      <style:graphic-properties draw:fill="none" fo:clip="rect(0in, 0in, 0in, 0in)" draw:stroke="none" draw:luminance="0%" draw:contrast="0%" draw:image-opacity="100%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draw:fill="none" draw:stroke="non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6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30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draw:fill="none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1">
      <style:graphic-properties draw:fill="none" draw:stroke="none"/>
    </style:style>
    <style:style style:family="presentation" style:name="a36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7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0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58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89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draw:fill="none" draw:stroke="non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none" draw:stroke="non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3">
      <style:graphic-properties draw:fill="none" draw:stroke="none"/>
    </style:style>
    <style:style style:family="paragraph" style:name="a5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7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1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2" style:parent-style-name="Graphics">
      <style:graphic-properties draw:fill="none" fo:clip="rect(0in, 0in, 0in, 0in)" draw:stroke="none" draw:luminance="0%" draw:contrast="0%" draw:image-opacity="100%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no-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non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" style:parent-style-name="Graphics">
      <style:graphic-properties draw:fill="none" fo:clip="rect(0in, 0in, 0in, 0in)" draw:stroke="none" draw:luminance="0%" draw:contrast="0%" draw:image-opacity="100%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1">
      <style:graphic-properties draw:fill="none" draw:stroke="non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55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6" style:parent-style-name="Graphics">
      <style:graphic-properties draw:fill="none" fo:clip="rect(0in, 0in, 0in, 0in)" draw:stroke="none" draw:luminance="0%" draw:contrast="0%" draw:image-opacity="100%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">
      <style:graphic-properties draw:fill="none" draw:stroke="non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1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23">
      <style:graphic-properties draw:fill="none" draw:stroke="non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draw:fill="none" draw:stroke="non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629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7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8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80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none"/>
    </style:style>
    <style:style style:family="presentation" style:name="a14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93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no-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53">
      <style:drawing-page-properties draw:fill="non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4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7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 Black" style:font-family-complex="Tahoma" style:font-family-generic="swiss" style:font-pitch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9">
      <style:paragraph-properties fo:line-height="100%" style:tab-stop-distance="1in" fo:margin-left="0in" fo:margin-right="0in" fo:text-indent="0in" fo:margin-top="0in" fo:margin-bottom="0.1479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1">
      <style:graphic-properties draw:fill="none" draw:stroke="non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draw:fill="none" draw:stroke="none"/>
    </style:style>
    <style:style style:family="paragraph" style:name="a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3">
      <style:graphic-properties fo:wrap-option="no-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Arial Unicode MS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7" style:parent-style-name="Graphics">
      <style:graphic-properties draw:fill="none" fo:clip="rect(0in, 0in, 0in, 0in)" draw:stroke="none" draw:luminance="0%" draw:contrast="0%" draw:image-opacity="100%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7" style:parent-style-name="Graphics">
      <style:graphic-properties draw:fill="none" fo:clip="rect(0in, 0in, 0in, 0in)" draw:stroke="none" draw:luminance="0%" draw:contrast="0%" draw:image-opacity="100%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0" style:parent-style-name="Graphics">
      <style:graphic-properties draw:fill="none" fo:clip="rect(0in, 0in, 0in, 0in)" draw:stroke="none" draw:luminance="0%" draw:contrast="0%" draw:image-opacity="100%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draw:fill="none" draw:stroke="non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7">
      <style:graphic-properties draw:fill="none" draw:stroke="non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0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9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5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5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16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Office-Theme" style:page-layout-name="pageLayout1" draw:style-name="a0">
      <draw:frame draw:id="id0" presentation:style-name="a4" draw:name="Title Placeholder 1" svg:x="0.75868in" svg:y="0.32986in" svg:width="9.50694in" svg:height="1.19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75868in" svg:y="1.65104in" svg:width="9.50694in" svg:height="3.9340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75868in" svg:y="5.74826in" svg:width="2.47917in" svg:height="0.32986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6/30/17</text:date></text:span><text:span text:style-name="a24" text:class-names=""/></text:p>
        </draw:text-box>
        <svg:title/>
        <svg:desc/>
      </draw:frame>
      <draw:frame draw:id="id3" presentation:style-name="a29" draw:name="Footer Placeholder 4" svg:x="3.65104in" svg:y="5.74826in" svg:width="3.72222in" svg:height="0.32986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7.78646in" svg:y="5.74826in" svg:width="2.47917in" svg:height="0.32986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80">
        <draw:frame draw:id="id5" presentation:style-name="a36" draw:name="Header Placeholder 1" svg:x="0in" svg:y="0in" svg:width="3.68403in" svg:height="0.55208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0" draw:name="Date Placeholder 2" svg:x="4.81424in" svg:y="0in" svg:width="3.68403in" svg:height="0.55208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1" draw:name="Slide Image Placeholder 3">
          <svg:title/>
          <svg:desc/>
        </draw:page-thumbnail>
        <draw:frame draw:id="id8" presentation:style-name="a56" draw:name="Notes Placeholder 4" svg:x="0.85069in" svg:y="5.2934in" svg:width="6.79861in" svg:height="4.3316in" presentation:class="notes" presentation:placeholder="false">
          <draw:text-box>
            <text:p text:style-name="a43" text:class-names="" text:cond-style-name=""><text:span text:style-name="a42" text:class-names="">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57" draw:name="Slide Image Placeholder 7">
          <svg:title/>
          <svg:desc/>
        </draw:page-thumbnail>
        <draw:frame draw:id="id10" presentation:style-name="a60" draw:name="Notes Placeholder 8" svg:x="0.85in" svg:y="5.2248in" svg:width="6.79961in" svg:height="4.94961in" presentation:class="notes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1" presentation:style-name="a63" draw:name="Header Placeholder 9" svg:x="0in" svg:y="0in" svg:width="3.68858in" svg:height="0.54961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6" draw:name="Date Placeholder 10" svg:x="4.81102in" svg:y="0in" svg:width="3.68858in" svg:height="0.54961in" presentation:class="date-time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3" presentation:style-name="a69" draw:name="Footer Placeholder 11" svg:x="0in" svg:y="10.45in" svg:width="3.68858in" svg:height="0.54961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14" presentation:style-name="a72" draw:name="Slide Number Placeholder 12" svg:x="4.81102in" svg:y="10.45in" svg:width="3.68858in" svg:height="0.54961in" presentation:class="page-number" presentation:placeholder="false">
          <draw:text-box>
            <text:p text:style-name="a71" text:class-names="" text:cond-style-name=""><text:span text:style-name="a70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75" draw:name="Footer Placeholder 5" svg:x="0in" svg:y="10.44792in" svg:width="3.68403in" svg:height="0.55208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6" presentation:style-name="a79" draw:name="Slide Number Placeholder 6" svg:x="4.81424in" svg:y="10.44792in" svg:width="3.68403in" svg:height="0.55208in" presentation:class="page-number" presentation:placeholder="false">
          <draw:text-box>
            <text:p text:style-name="a78" text:class-names="" text:cond-style-name=""><text:span text:style-name="a76" text:class-names=""><text:page-number style:num-format="1" text:fixed="false">‹#›</text:page-number></text:span><text:span text:style-name="a77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81">
      <draw:frame draw:id="id17" draw:style-name="a82" draw:name="Picture 6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18" presentation:style-name="a85" draw:name="Title 1" svg:x="1.37847in" svg:y="1.01563in" svg:width="8.26736in" svg:height="2.15799in" presentation:class="title" presentation:placeholder="false">
        <draw:text-box>
          <text:p text:style-name="a84" text:class-names="" text:cond-style-name=""><text:span text:style-name="a83" text:class-names="">Click to edit Master title style</text:span></text:p>
        </draw:text-box>
        <svg:title/>
        <svg:desc/>
      </draw:frame>
      <draw:frame draw:id="id19" presentation:style-name="a88" draw:name="Subtitle 2" svg:x="1.37847in" svg:y="3.25694in" svg:width="8.26736in" svg:height="1.49826in" presentation:class="subtitle" presentation:placeholder="false">
        <draw:text-box>
          <text:p text:style-name="a87" text:class-names="" text:cond-style-name=""><text:span text:style-name="a86" text:class-names="">Click to edit Master subtitle style</text:span></text:p>
        </draw:text-box>
        <svg:title/>
        <svg:desc/>
      </draw:frame>
      <draw:frame draw:id="id20" presentation:style-name="a91" draw:name="Date Placeholder 3" svg:x="0.31575in" svg:y="5.7374in" svg:width="1.83464in" svg:height="0.42756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1" presentation:style-name="a94" draw:name="Footer Placeholder 4" svg:x="4.31772in" svg:y="5.7374in" svg:width="2.2126in" svg:height="0.42756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2" presentation:style-name="a98" draw:name="Slide Number Placeholder 5" svg:x="8.69764in" svg:y="5.7374in" svg:width="1.97205in" svg:height="0.42756in" presentation:class="page-number" presentation:placeholder="false">
        <draw:text-box>
          <text:p text:style-name="a97" text:class-names="" text:cond-style-name=""><text:span text:style-name="a95" text:class-names=""><text:page-number style:num-format="1" text:fixed="false">‹#›</text:page-number></text:span><text:span text:style-name="a96" text:class-names=""/></text:p>
        </draw:text-box>
        <svg:title/>
        <svg:desc/>
      </draw:frame>
      <presentation:notes style:page-layout-name="pageLayout2" draw:style-name="a145">
        <draw:frame draw:id="id5" presentation:style-name="a101" draw:name="Header Placeholder 1" svg:x="0in" svg:y="0in" svg:width="3.68403in" svg:height="0.55208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6" presentation:style-name="a105" draw:name="Date Placeholder 2" svg:x="4.81424in" svg:y="0in" svg:width="3.68403in" svg:height="0.55208in" presentation:class="date-time" presentation:placeholder="false">
          <draw:text-box>
            <text:p text:style-name="a104" text:class-names="" text:cond-style-name=""><text:span text:style-name="a102" text:class-names=""><text:date text:fixed="false" style:data-style-name="a103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06" draw:name="Slide Image Placeholder 3">
          <svg:title/>
          <svg:desc/>
        </draw:page-thumbnail>
        <draw:frame draw:id="id8" presentation:style-name="a121" draw:name="Notes Placeholder 4" svg:x="0.85069in" svg:y="5.2934in" svg:width="6.79861in" svg:height="4.3316in" presentation:class="notes" presentation:placeholder="false">
          <draw:text-box>
            <text:p text:style-name="a108" text:class-names="" text:cond-style-name=""><text:span text:style-name="a107" text:class-names="">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22" draw:name="Slide Image Placeholder 7">
          <svg:title/>
          <svg:desc/>
        </draw:page-thumbnail>
        <draw:frame draw:id="id10" presentation:style-name="a125" draw:name="Notes Placeholder 8" svg:x="0.85in" svg:y="5.2248in" svg:width="6.79961in" svg:height="4.94961in" presentation:class="notes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11" presentation:style-name="a128" draw:name="Header Placeholder 9" svg:x="0in" svg:y="0in" svg:width="3.68858in" svg:height="0.54961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2" presentation:style-name="a131" draw:name="Date Placeholder 10" svg:x="4.81102in" svg:y="0in" svg:width="3.68858in" svg:height="0.54961in" presentation:class="date-time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3" presentation:style-name="a134" draw:name="Footer Placeholder 11" svg:x="0in" svg:y="10.45in" svg:width="3.68858in" svg:height="0.54961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12" svg:x="4.81102in" svg:y="10.45in" svg:width="3.68858in" svg:height="0.54961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40" draw:name="Footer Placeholder 5" svg:x="0in" svg:y="10.44792in" svg:width="3.68403in" svg:height="0.55208in" presentation:class="foot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16" presentation:style-name="a144" draw:name="Slide Number Placeholder 6" svg:x="4.81424in" svg:y="10.44792in" svg:width="3.68403in" svg:height="0.55208in" presentation:class="page-number" presentation:placeholder="false">
          <draw:text-box>
            <text:p text:style-name="a143" text:class-names="" text:cond-style-name=""><text:span text:style-name="a141" text:class-names=""><text:page-number style:num-format="1" text:fixed="false">‹#›</text:page-number></text:span><text:span text:style-name="a142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6">
      <draw:frame draw:id="id23" draw:style-name="a147" draw:name="Picture 6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24" presentation:style-name="a150" draw:name="Title 1" svg:x="5.48031in" svg:y="2.72087in" svg:width="6.44685in" svg:height="0.937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66" draw:name="Content Placeholder 2" svg:x="0.55118in" svg:y="1.45079in" svg:width="9.92087in" svg:height="3.59646in" presentation:class="object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  <text:list text:style-name="a156">
            <text:list-item>
              <text:list text:style-name="a156">
                <text:list-item>
                  <text:p text:style-name="a155" text:class-names="" text:cond-style-name=""><text:span text:style-name="a154" text:class-names="">Second level</text:span></text:p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p text:style-name="a158" text:class-names="" text:cond-style-name=""><text:span text:style-name="a157" text:class-names="">Third level</text:span></text:p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p text:style-name="a161" text:class-names="" text:cond-style-name=""><text:span text:style-name="a1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list text:style-name="a165">
                            <text:list-item>
                              <text:p text:style-name="a164" text:class-names="" text:cond-style-name=""><text:span text:style-name="a1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69" draw:name="Date Placeholder 3" svg:x="0.31575in" svg:y="5.7374in" svg:width="1.83464in" svg:height="0.42756in" presentation:class="date-time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27" presentation:style-name="a172" draw:name="Footer Placeholder 4" svg:x="4.31772in" svg:y="5.7374in" svg:width="2.2126in" svg:height="0.42756in" presentation:class="footer" presentation:placeholder="false">
        <draw:text-box>
          <text:p text:style-name="a171" text:class-names="" text:cond-style-name=""><text:span text:style-name="a170" text:class-names=""/></text:p>
        </draw:text-box>
        <svg:title/>
        <svg:desc/>
      </draw:frame>
      <draw:frame draw:id="id28" presentation:style-name="a176" draw:name="Slide Number Placeholder 5" svg:x="8.69764in" svg:y="5.7374in" svg:width="1.97205in" svg:height="0.42756in" presentation:class="page-number" presentation:placeholder="false">
        <draw:text-box>
          <text:p text:style-name="a175" text:class-names="" text:cond-style-name=""><text:span text:style-name="a173" text:class-names=""><text:page-number style:num-format="1" text:fixed="false">‹#›</text:page-number></text:span><text:span text:style-name="a174" text:class-names=""/></text:p>
        </draw:text-box>
        <svg:title/>
        <svg:desc/>
      </draw:frame>
      <presentation:notes style:page-layout-name="pageLayout2" draw:style-name="a223">
        <draw:frame draw:id="id5" presentation:style-name="a179" draw:name="Header Placeholder 1" svg:x="0in" svg:y="0in" svg:width="3.68403in" svg:height="0.55208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6" presentation:style-name="a183" draw:name="Date Placeholder 2" svg:x="4.81424in" svg:y="0in" svg:width="3.68403in" svg:height="0.55208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84" draw:name="Slide Image Placeholder 3">
          <svg:title/>
          <svg:desc/>
        </draw:page-thumbnail>
        <draw:frame draw:id="id8" presentation:style-name="a199" draw:name="Notes Placeholder 4" svg:x="0.85069in" svg:y="5.2934in" svg:width="6.79861in" svg:height="4.3316in" presentation:class="notes" presentation:placeholder="false">
          <draw:text-box>
            <text:p text:style-name="a186" text:class-names="" text:cond-style-name=""><text:span text:style-name="a185" text:class-names="">Edit Master text styles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cond le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200" draw:name="Slide Image Placeholder 7">
          <svg:title/>
          <svg:desc/>
        </draw:page-thumbnail>
        <draw:frame draw:id="id10" presentation:style-name="a203" draw:name="Notes Placeholder 8" svg:x="0.85in" svg:y="5.2248in" svg:width="6.79961in" svg:height="4.94961in" presentation:class="notes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1" presentation:style-name="a206" draw:name="Header Placeholder 9" svg:x="0in" svg:y="0in" svg:width="3.68858in" svg:height="0.54961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2" presentation:style-name="a209" draw:name="Date Placeholder 10" svg:x="4.81102in" svg:y="0in" svg:width="3.68858in" svg:height="0.54961in" presentation:class="date-time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13" presentation:style-name="a212" draw:name="Footer Placeholder 11" svg:x="0in" svg:y="10.45in" svg:width="3.68858in" svg:height="0.54961in" presentation:class="foot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14" presentation:style-name="a215" draw:name="Slide Number Placeholder 12" svg:x="4.81102in" svg:y="10.45in" svg:width="3.68858in" svg:height="0.54961in" presentation:class="page-number" presentation:placeholder="false">
          <draw:text-box>
            <text:p text:style-name="a214" text:class-names="" text:cond-style-name=""><text:span text:style-name="a213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218" draw:name="Footer Placeholder 5" svg:x="0in" svg:y="10.44792in" svg:width="3.68403in" svg:height="0.55208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6" presentation:style-name="a222" draw:name="Slide Number Placeholder 6" svg:x="4.81424in" svg:y="10.44792in" svg:width="3.68403in" svg:height="0.55208in" presentation:class="page-number" presentation:placeholder="false">
          <draw:text-box>
  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24">
      <draw:frame draw:id="id29" draw:style-name="a225" draw:name="Picture 6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30" presentation:style-name="a228" draw:name="Title 1" svg:x="0.75174in" svg:y="1.54688in" svg:width="9.50868in" svg:height="2.57812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31" presentation:style-name="a232" draw:name="Text Placeholder 2" svg:x="0.75174in" svg:y="4.14931in" svg:width="9.50868in" svg:height="1.35764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Edit Master text styles</text:span></text:p>
            </text:list-item>
          </text:list>
        </draw:text-box>
        <svg:title/>
        <svg:desc/>
      </draw:frame>
      <draw:frame draw:id="id32" presentation:style-name="a235" draw:name="Date Placeholder 3" svg:x="0.31575in" svg:y="5.7374in" svg:width="1.83464in" svg:height="0.42756in" presentation:class="date-time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Footer Placeholder 4" svg:x="4.31772in" svg:y="5.7374in" svg:width="2.2126in" svg:height="0.42756in" presentation:class="footer" presentation:placeholder="false">
        <draw:text-box>
          <text:p text:style-name="a237" text:class-names="" text:cond-style-name=""><text:span text:style-name="a236" text:class-names=""/></text:p>
        </draw:text-box>
        <svg:title/>
        <svg:desc/>
      </draw:frame>
      <draw:frame draw:id="id34" presentation:style-name="a242" draw:name="Slide Number Placeholder 5" svg:x="8.69764in" svg:y="5.7374in" svg:width="1.97205in" svg:height="0.42756in" presentation:class="page-number" presentation:placeholder="false">
        <draw:text-box>
          <text:p text:style-name="a241" text:class-names="" text:cond-style-name=""><text:span text:style-name="a239" text:class-names=""><text:page-number style:num-format="1" text:fixed="false">‹#›</text:page-number></text:span><text:span text:style-name="a240" text:class-names=""/></text:p>
        </draw:text-box>
        <svg:title/>
        <svg:desc/>
      </draw:frame>
      <presentation:notes style:page-layout-name="pageLayout2" draw:style-name="a289">
        <draw:frame draw:id="id5" presentation:style-name="a245" draw:name="Header Placeholder 1" svg:x="0in" svg:y="0in" svg:width="3.68403in" svg:height="0.55208in" presentation:class="header" presentation:placeholder="false">
          <draw:text-box>
            <text:p text:style-name="a244" text:class-names="" text:cond-style-name=""><text:span text:style-name="a243" text:class-names=""/></text:p>
          </draw:text-box>
          <svg:title/>
          <svg:desc/>
        </draw:frame>
        <draw:frame draw:id="id6" presentation:style-name="a249" draw:name="Date Placeholder 2" svg:x="4.81424in" svg:y="0in" svg:width="3.68403in" svg:height="0.55208in" presentation:class="date-time" presentation:placeholder="false">
          <draw:text-box>
            <text:p text:style-name="a248" text:class-names="" text:cond-style-name=""><text:span text:style-name="a246" text:class-names=""><text:date text:fixed="false" style:data-style-name="a247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250" draw:name="Slide Image Placeholder 3">
          <svg:title/>
          <svg:desc/>
        </draw:page-thumbnail>
        <draw:frame draw:id="id8" presentation:style-name="a265" draw:name="Notes Placeholder 4" svg:x="0.85069in" svg:y="5.2934in" svg:width="6.79861in" svg:height="4.3316in" presentation:class="notes" presentation:placeholder="false">
          <draw:text-box>
            <text:p text:style-name="a252" text:class-names="" text:cond-style-name=""><text:span text:style-name="a251" text:class-names="">Edit Master text styles</text:span></text:p>
            <text:list text:style-name="a255">
              <text:list-item>
                <text:list text:style-name="a255">
                  <text:list-item>
                    <text:p text:style-name="a254" text:class-names="" text:cond-style-name=""><text:span text:style-name="a253" text:class-names="">Second level</text:span></text:p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p text:style-name="a257" text:class-names="" text:cond-style-name=""><text:span text:style-name="a2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p text:style-name="a260" text:class-names="" text:cond-style-name=""><text:span text:style-name="a2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list text:style-name="a264">
                          <text:list-item>
                            <text:list text:style-name="a264">
                              <text:list-item>
                                <text:p text:style-name="a263" text:class-names="" text:cond-style-name=""><text:span text:style-name="a2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266" draw:name="Slide Image Placeholder 7">
          <svg:title/>
          <svg:desc/>
        </draw:page-thumbnail>
        <draw:frame draw:id="id10" presentation:style-name="a269" draw:name="Notes Placeholder 8" svg:x="0.85in" svg:y="5.2248in" svg:width="6.79961in" svg:height="4.94961in" presentation:class="notes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1" presentation:style-name="a272" draw:name="Header Placeholder 9" svg:x="0in" svg:y="0in" svg:width="3.68858in" svg:height="0.54961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12" presentation:style-name="a275" draw:name="Date Placeholder 10" svg:x="4.81102in" svg:y="0in" svg:width="3.68858in" svg:height="0.54961in" presentation:class="date-time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3" presentation:style-name="a278" draw:name="Footer Placeholder 11" svg:x="0in" svg:y="10.45in" svg:width="3.68858in" svg:height="0.54961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4" presentation:style-name="a281" draw:name="Slide Number Placeholder 12" svg:x="4.81102in" svg:y="10.45in" svg:width="3.68858in" svg:height="0.54961in" presentation:class="page-number" presentation:placeholder="false">
          <draw:text-box>
            <text:p text:style-name="a280" text:class-names="" text:cond-style-name=""><text:span text:style-name="a279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284" draw:name="Footer Placeholder 5" svg:x="0in" svg:y="10.44792in" svg:width="3.68403in" svg:height="0.55208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6" presentation:style-name="a288" draw:name="Slide Number Placeholder 6" svg:x="4.81424in" svg:y="10.44792in" svg:width="3.68403in" svg:height="0.55208in" presentation:class="page-number" presentation:placeholder="false">
          <draw:text-box>
            <text:p text:style-name="a287" text:class-names="" text:cond-style-name=""><text:span text:style-name="a285" text:class-names=""><text:page-number style:num-format="1" text:fixed="false">‹#›</text:page-number></text:span><text:span text:style-name="a28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90">
      <draw:frame draw:id="id35" draw:style-name="a291" draw:name="Picture 7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36" presentation:style-name="a294" draw:name="Title 1" svg:x="5.48031in" svg:y="2.72087in" svg:width="6.44685in" svg:height="0.9374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7" presentation:style-name="a310" draw:name="Content Placeholder 2" svg:x="0.55035in" svg:y="1.45139in" svg:width="4.87674in" svg:height="3.59549in" presentation:class="object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  <text:list text:style-name="a300">
            <text:list-item>
              <text:list text:style-name="a300">
                <text:list-item>
                  <text:p text:style-name="a299" text:class-names="" text:cond-style-name=""><text:span text:style-name="a298" text:class-names="">Second level</text:span></text:p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p text:style-name="a302" text:class-names="" text:cond-style-name=""><text:span text:style-name="a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p text:style-name="a305" text:class-names="" text:cond-style-name=""><text:span text:style-name="a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list text:style-name="a309">
                            <text:list-item>
                              <text:p text:style-name="a308" text:class-names="" text:cond-style-name=""><text:span text:style-name="a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26" draw:name="Content Placeholder 3" svg:x="5.59375in" svg:y="1.45139in" svg:width="4.87847in" svg:height="3.59549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Edit Master text styles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29" draw:name="Date Placeholder 4" svg:x="0.31575in" svg:y="5.7374in" svg:width="1.83464in" svg:height="0.42756in" presentation:class="date-time" presentation:placeholder="false">
        <draw:text-box>
          <text:p text:style-name="a328" text:class-names="" text:cond-style-name=""><text:span text:style-name="a327" text:class-names=""/></text:p>
        </draw:text-box>
        <svg:title/>
        <svg:desc/>
      </draw:frame>
      <draw:frame draw:id="id40" presentation:style-name="a332" draw:name="Footer Placeholder 5" svg:x="4.31772in" svg:y="5.7374in" svg:width="2.2126in" svg:height="0.42756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1" presentation:style-name="a336" draw:name="Slide Number Placeholder 6" svg:x="8.69764in" svg:y="5.7374in" svg:width="1.97205in" svg:height="0.42756in" presentation:class="page-number" presentation:placeholder="false">
        <draw:text-box>
          <text:p text:style-name="a335" text:class-names="" text:cond-style-name=""><text:span text:style-name="a333" text:class-names=""><text:page-number style:num-format="1" text:fixed="false">‹#›</text:page-number></text:span><text:span text:style-name="a334" text:class-names=""/></text:p>
        </draw:text-box>
        <svg:title/>
        <svg:desc/>
      </draw:frame>
      <presentation:notes style:page-layout-name="pageLayout2" draw:style-name="a383">
        <draw:frame draw:id="id5" presentation:style-name="a339" draw:name="Header Placeholder 1" svg:x="0in" svg:y="0in" svg:width="3.68403in" svg:height="0.55208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6" presentation:style-name="a343" draw:name="Date Placeholder 2" svg:x="4.81424in" svg:y="0in" svg:width="3.68403in" svg:height="0.55208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344" draw:name="Slide Image Placeholder 3">
          <svg:title/>
          <svg:desc/>
        </draw:page-thumbnail>
        <draw:frame draw:id="id8" presentation:style-name="a359" draw:name="Notes Placeholder 4" svg:x="0.85069in" svg:y="5.2934in" svg:width="6.79861in" svg:height="4.3316in" presentation:class="notes" presentation:placeholder="false">
          <draw:text-box>
            <text:p text:style-name="a346" text:class-names="" text:cond-style-name=""><text:span text:style-name="a345" text:class-names="">Edit Master text styles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Second level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360" draw:name="Slide Image Placeholder 7">
          <svg:title/>
          <svg:desc/>
        </draw:page-thumbnail>
        <draw:frame draw:id="id10" presentation:style-name="a363" draw:name="Notes Placeholder 8" svg:x="0.85in" svg:y="5.2248in" svg:width="6.79961in" svg:height="4.94961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11" presentation:style-name="a366" draw:name="Header Placeholder 9" svg:x="0in" svg:y="0in" svg:width="3.68858in" svg:height="0.54961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12" presentation:style-name="a369" draw:name="Date Placeholder 10" svg:x="4.81102in" svg:y="0in" svg:width="3.68858in" svg:height="0.54961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3" presentation:style-name="a372" draw:name="Footer Placeholder 11" svg:x="0in" svg:y="10.45in" svg:width="3.68858in" svg:height="0.54961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4" presentation:style-name="a375" draw:name="Slide Number Placeholder 12" svg:x="4.81102in" svg:y="10.45in" svg:width="3.68858in" svg:height="0.54961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378" draw:name="Footer Placeholder 5" svg:x="0in" svg:y="10.44792in" svg:width="3.68403in" svg:height="0.55208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6" presentation:style-name="a382" draw:name="Slide Number Placeholder 6" svg:x="4.81424in" svg:y="10.44792in" svg:width="3.68403in" svg:height="0.55208in" presentation:class="page-number" presentation:placeholder="false">
          <draw:text-box>
            <text:p text:style-name="a381" text:class-names="" text:cond-style-name=""><text:span text:style-name="a379" text:class-names=""><text:page-number style:num-format="1" text:fixed="false">‹#›</text:page-number></text:span><text:span text:style-name="a38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84">
      <draw:frame draw:id="id42" draw:style-name="a385" draw:name="Picture 9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43" presentation:style-name="a388" draw:name="Title 1" svg:x="0.75868in" svg:y="0.32986in" svg:width="9.50868in" svg:height="1.19965in" presentation:class="title" presentation:placeholder="false">
        <draw:text-box>
          <text:p text:style-name="a387" text:class-names="" text:cond-style-name=""><text:span text:style-name="a386" text:class-names="">Click to edit Master title style</text:span></text:p>
        </draw:text-box>
        <svg:title/>
        <svg:desc/>
      </draw:frame>
      <draw:frame draw:id="id44" presentation:style-name="a392" draw:name="Text Placeholder 2" svg:x="0.75868in" svg:y="1.52083in" svg:width="4.66493in" svg:height="0.74479in" presentation:class="outline" presentation:placeholder="false">
        <draw:text-box>
          <text:list text:style-name="a391">
            <text:list-item>
              <text:p text:style-name="a390" text:class-names="" text:cond-style-name=""><text:span text:style-name="a389" text:class-names="">Edit Master text styles</text:span></text:p>
            </text:list-item>
          </text:list>
        </draw:text-box>
        <svg:title/>
        <svg:desc/>
      </draw:frame>
      <draw:frame draw:id="id45" presentation:style-name="a408" draw:name="Content Placeholder 3" svg:x="0.75868in" svg:y="2.26563in" svg:width="4.66493in" svg:height="3.3316in" presentation:class="object" presentation:placeholder="false">
        <draw:text-box>
          <text:list text:style-name="a395">
            <text:list-item>
              <text:p text:style-name="a394" text:class-names="" text:cond-style-name=""><text:span text:style-name="a393" text:class-names="">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412" draw:name="Text Placeholder 4" svg:x="5.5816in" svg:y="1.52083in" svg:width="4.68576in" svg:height="0.74479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Edit Master text styles</text:span></text:p>
            </text:list-item>
          </text:list>
        </draw:text-box>
        <svg:title/>
        <svg:desc/>
      </draw:frame>
      <draw:frame draw:id="id47" presentation:style-name="a428" draw:name="Content Placeholder 5" svg:x="5.5816in" svg:y="2.26563in" svg:width="4.68576in" svg:height="3.3316in" presentation:class="object" presentation:placeholder="false">
        <draw:text-box>
          <text:list text:style-name="a415">
            <text:list-item>
              <text:p text:style-name="a414" text:class-names="" text:cond-style-name=""><text:span text:style-name="a413" text:class-names="">Edit Master text styles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cond le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hird le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431" draw:name="Date Placeholder 6" svg:x="0.31575in" svg:y="5.7374in" svg:width="1.83464in" svg:height="0.42756in" presentation:class="date-time" presentation:placeholder="false">
        <draw:text-box>
          <text:p text:style-name="a430" text:class-names="" text:cond-style-name=""><text:span text:style-name="a429" text:class-names=""/></text:p>
        </draw:text-box>
        <svg:title/>
        <svg:desc/>
      </draw:frame>
      <draw:frame draw:id="id49" presentation:style-name="a434" draw:name="Footer Placeholder 7" svg:x="4.31772in" svg:y="5.7374in" svg:width="2.2126in" svg:height="0.42756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50" presentation:style-name="a438" draw:name="Slide Number Placeholder 8" svg:x="8.69764in" svg:y="5.7374in" svg:width="1.97205in" svg:height="0.42756in" presentation:class="page-number" presentation:placeholder="false">
        <draw:text-box>
          <text:p text:style-name="a437" text:class-names="" text:cond-style-name=""><text:span text:style-name="a435" text:class-names=""><text:page-number style:num-format="1" text:fixed="false">‹#›</text:page-number></text:span><text:span text:style-name="a436" text:class-names=""/></text:p>
        </draw:text-box>
        <svg:title/>
        <svg:desc/>
      </draw:frame>
      <presentation:notes style:page-layout-name="pageLayout2" draw:style-name="a485">
        <draw:frame draw:id="id5" presentation:style-name="a441" draw:name="Header Placeholder 1" svg:x="0in" svg:y="0in" svg:width="3.68403in" svg:height="0.55208in" presentation:class="head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6" presentation:style-name="a445" draw:name="Date Placeholder 2" svg:x="4.81424in" svg:y="0in" svg:width="3.68403in" svg:height="0.55208in" presentation:class="date-time" presentation:placeholder="false">
          <draw:text-box>
            <text:p text:style-name="a444" text:class-names="" text:cond-style-name=""><text:span text:style-name="a442" text:class-names=""><text:date text:fixed="false" style:data-style-name="a443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446" draw:name="Slide Image Placeholder 3">
          <svg:title/>
          <svg:desc/>
        </draw:page-thumbnail>
        <draw:frame draw:id="id8" presentation:style-name="a461" draw:name="Notes Placeholder 4" svg:x="0.85069in" svg:y="5.2934in" svg:width="6.79861in" svg:height="4.3316in" presentation:class="notes" presentation:placeholder="false">
          <draw:text-box>
            <text:p text:style-name="a448" text:class-names="" text:cond-style-name=""><text:span text:style-name="a447" text:class-names="">Edit Master text styles</text:span></text:p>
            <text:list text:style-name="a451">
              <text:list-item>
                <text:list text:style-name="a451">
                  <text:list-item>
                    <text:p text:style-name="a450" text:class-names="" text:cond-style-name=""><text:span text:style-name="a449" text:class-names="">Second level</text:span></text:p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p text:style-name="a453" text:class-names="" text:cond-style-name=""><text:span text:style-name="a4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p text:style-name="a456" text:class-names="" text:cond-style-name=""><text:span text:style-name="a4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list text:style-name="a460">
                              <text:list-item>
                                <text:p text:style-name="a459" text:class-names="" text:cond-style-name=""><text:span text:style-name="a4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462" draw:name="Slide Image Placeholder 7">
          <svg:title/>
          <svg:desc/>
        </draw:page-thumbnail>
        <draw:frame draw:id="id10" presentation:style-name="a465" draw:name="Notes Placeholder 8" svg:x="0.85in" svg:y="5.2248in" svg:width="6.79961in" svg:height="4.94961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1" presentation:style-name="a468" draw:name="Header Placeholder 9" svg:x="0in" svg:y="0in" svg:width="3.68858in" svg:height="0.54961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2" presentation:style-name="a471" draw:name="Date Placeholder 10" svg:x="4.81102in" svg:y="0in" svg:width="3.68858in" svg:height="0.54961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3" presentation:style-name="a474" draw:name="Footer Placeholder 11" svg:x="0in" svg:y="10.45in" svg:width="3.68858in" svg:height="0.54961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4" presentation:style-name="a477" draw:name="Slide Number Placeholder 12" svg:x="4.81102in" svg:y="10.45in" svg:width="3.68858in" svg:height="0.54961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480" draw:name="Footer Placeholder 5" svg:x="0in" svg:y="10.44792in" svg:width="3.68403in" svg:height="0.55208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6" presentation:style-name="a484" draw:name="Slide Number Placeholder 6" svg:x="4.81424in" svg:y="10.44792in" svg:width="3.68403in" svg:height="0.55208in" presentation:class="page-number" presentation:placeholder="false">
          <draw:text-box>
            <text:p text:style-name="a483" text:class-names="" text:cond-style-name=""><text:span text:style-name="a481" text:class-names=""><text:page-number style:num-format="1" text:fixed="false">‹#›</text:page-number></text:span><text:span text:style-name="a48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86">
      <draw:frame draw:id="id51" draw:style-name="a487" draw:name="Picture 5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52" presentation:style-name="a490" draw:name="Title 1" svg:x="5.48031in" svg:y="2.72087in" svg:width="6.44685in" svg:height="0.9374in" presentation:class="title" presentation:placeholder="false">
        <draw:text-box>
          <text:p text:style-name="a489" text:class-names="" text:cond-style-name=""><text:span text:style-name="a488" text:class-names="">Click to edit Master title style</text:span></text:p>
        </draw:text-box>
        <svg:title/>
        <svg:desc/>
      </draw:frame>
      <draw:frame draw:id="id53" presentation:style-name="a493" draw:name="Date Placeholder 2" svg:x="0.31575in" svg:y="5.7374in" svg:width="1.83464in" svg:height="0.42756in" presentation:class="date-time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54" presentation:style-name="a496" draw:name="Footer Placeholder 3" svg:x="4.31772in" svg:y="5.7374in" svg:width="2.2126in" svg:height="0.42756in" presentation:class="footer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55" presentation:style-name="a500" draw:name="Slide Number Placeholder 4" svg:x="8.69764in" svg:y="5.7374in" svg:width="1.97205in" svg:height="0.42756in" presentation:class="page-number" presentation:placeholder="false">
        <draw:text-box>
          <text:p text:style-name="a499" text:class-names="" text:cond-style-name=""><text:span text:style-name="a497" text:class-names=""><text:page-number style:num-format="1" text:fixed="false">‹#›</text:page-number></text:span><text:span text:style-name="a498" text:class-names=""/></text:p>
        </draw:text-box>
        <svg:title/>
        <svg:desc/>
      </draw:frame>
      <presentation:notes style:page-layout-name="pageLayout2" draw:style-name="a547">
        <draw:frame draw:id="id5" presentation:style-name="a503" draw:name="Header Placeholder 1" svg:x="0in" svg:y="0in" svg:width="3.68403in" svg:height="0.55208in" presentation:class="header" presentation:placeholder="false">
          <draw:text-box>
            <text:p text:style-name="a502" text:class-names="" text:cond-style-name=""><text:span text:style-name="a501" text:class-names=""/></text:p>
          </draw:text-box>
          <svg:title/>
          <svg:desc/>
        </draw:frame>
        <draw:frame draw:id="id6" presentation:style-name="a507" draw:name="Date Placeholder 2" svg:x="4.81424in" svg:y="0in" svg:width="3.68403in" svg:height="0.55208in" presentation:class="date-time" presentation:placeholder="false">
          <draw:text-box>
            <text:p text:style-name="a506" text:class-names="" text:cond-style-name=""><text:span text:style-name="a504" text:class-names=""><text:date text:fixed="false" style:data-style-name="a505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508" draw:name="Slide Image Placeholder 3">
          <svg:title/>
          <svg:desc/>
        </draw:page-thumbnail>
        <draw:frame draw:id="id8" presentation:style-name="a523" draw:name="Notes Placeholder 4" svg:x="0.85069in" svg:y="5.2934in" svg:width="6.79861in" svg:height="4.3316in" presentation:class="notes" presentation:placeholder="false">
          <draw:text-box>
            <text:p text:style-name="a510" text:class-names="" text:cond-style-name=""><text:span text:style-name="a509" text:class-names="">Edit Master text styles</text:span></text:p>
            <text:list text:style-name="a513">
              <text:list-item>
                <text:list text:style-name="a513">
                  <text:list-item>
                    <text:p text:style-name="a512" text:class-names="" text:cond-style-name=""><text:span text:style-name="a511" text:class-names="">Second level</text:span></text:p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p text:style-name="a515" text:class-names="" text:cond-style-name=""><text:span text:style-name="a5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p text:style-name="a518" text:class-names="" text:cond-style-name=""><text:span text:style-name="a5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2">
              <text:list-item>
                <text:list text:style-name="a522">
                  <text:list-item>
                    <text:list text:style-name="a522">
                      <text:list-item>
                        <text:list text:style-name="a522">
                          <text:list-item>
                            <text:list text:style-name="a522">
                              <text:list-item>
                                <text:p text:style-name="a521" text:class-names="" text:cond-style-name=""><text:span text:style-name="a5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524" draw:name="Slide Image Placeholder 7">
          <svg:title/>
          <svg:desc/>
        </draw:page-thumbnail>
        <draw:frame draw:id="id10" presentation:style-name="a527" draw:name="Notes Placeholder 8" svg:x="0.85in" svg:y="5.2248in" svg:width="6.79961in" svg:height="4.94961in" presentation:class="notes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1" presentation:style-name="a530" draw:name="Header Placeholder 9" svg:x="0in" svg:y="0in" svg:width="3.68858in" svg:height="0.54961in" presentation:class="header" presentation:placeholder="false">
          <draw:text-box>
            <text:p text:style-name="a529" text:class-names="" text:cond-style-name=""><text:span text:style-name="a528" text:class-names=""/></text:p>
          </draw:text-box>
          <svg:title/>
          <svg:desc/>
        </draw:frame>
        <draw:frame draw:id="id12" presentation:style-name="a533" draw:name="Date Placeholder 10" svg:x="4.81102in" svg:y="0in" svg:width="3.68858in" svg:height="0.54961in" presentation:class="date-time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13" presentation:style-name="a536" draw:name="Footer Placeholder 11" svg:x="0in" svg:y="10.45in" svg:width="3.68858in" svg:height="0.54961in" presentation:class="foot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14" presentation:style-name="a539" draw:name="Slide Number Placeholder 12" svg:x="4.81102in" svg:y="10.45in" svg:width="3.68858in" svg:height="0.54961in" presentation:class="page-number" presentation:placeholder="false">
          <draw:text-box>
            <text:p text:style-name="a538" text:class-names="" text:cond-style-name=""><text:span text:style-name="a537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542" draw:name="Footer Placeholder 5" svg:x="0in" svg:y="10.44792in" svg:width="3.68403in" svg:height="0.55208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6" presentation:style-name="a546" draw:name="Slide Number Placeholder 6" svg:x="4.81424in" svg:y="10.44792in" svg:width="3.68403in" svg:height="0.55208in" presentation:class="page-number" presentation:placeholder="false">
          <draw:text-box>
            <text:p text:style-name="a545" text:class-names="" text:cond-style-name=""><text:span text:style-name="a543" text:class-names=""><text:page-number style:num-format="1" text:fixed="false">‹#›</text:page-number></text:span><text:span text:style-name="a54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48">
      <draw:frame draw:id="id56" draw:style-name="a549" draw:name="Picture 4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57" presentation:style-name="a552" draw:name="Date Placeholder 1" svg:x="0.31575in" svg:y="5.7374in" svg:width="1.83464in" svg:height="0.42756in" presentation:class="date-time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58" presentation:style-name="a555" draw:name="Footer Placeholder 2" svg:x="4.31772in" svg:y="5.7374in" svg:width="2.2126in" svg:height="0.42756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59" presentation:style-name="a559" draw:name="Slide Number Placeholder 3" svg:x="8.69764in" svg:y="5.7374in" svg:width="1.97205in" svg:height="0.42756in" presentation:class="page-number" presentation:placeholder="false">
        <draw:text-box>
          <text:p text:style-name="a558" text:class-names="" text:cond-style-name=""><text:span text:style-name="a556" text:class-names=""><text:page-number style:num-format="1" text:fixed="false">‹#›</text:page-number></text:span><text:span text:style-name="a557" text:class-names=""/></text:p>
        </draw:text-box>
        <svg:title/>
        <svg:desc/>
      </draw:frame>
      <presentation:notes style:page-layout-name="pageLayout2" draw:style-name="a606">
        <draw:frame draw:id="id5" presentation:style-name="a562" draw:name="Header Placeholder 1" svg:x="0in" svg:y="0in" svg:width="3.68403in" svg:height="0.55208in" presentation:class="head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6" presentation:style-name="a566" draw:name="Date Placeholder 2" svg:x="4.81424in" svg:y="0in" svg:width="3.68403in" svg:height="0.55208in" presentation:class="date-time" presentation:placeholder="false">
          <draw:text-box>
            <text:p text:style-name="a565" text:class-names="" text:cond-style-name=""><text:span text:style-name="a563" text:class-names=""><text:date text:fixed="false" style:data-style-name="a564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567" draw:name="Slide Image Placeholder 3">
          <svg:title/>
          <svg:desc/>
        </draw:page-thumbnail>
        <draw:frame draw:id="id8" presentation:style-name="a582" draw:name="Notes Placeholder 4" svg:x="0.85069in" svg:y="5.2934in" svg:width="6.79861in" svg:height="4.3316in" presentation:class="notes" presentation:placeholder="false">
          <draw:text-box>
            <text:p text:style-name="a569" text:class-names="" text:cond-style-name=""><text:span text:style-name="a568" text:class-names="">Edit Master text styles</text:span></text:p>
            <text:list text:style-name="a572">
              <text:list-item>
                <text:list text:style-name="a572">
                  <text:list-item>
                    <text:p text:style-name="a571" text:class-names="" text:cond-style-name=""><text:span text:style-name="a570" text:class-names="">Second level</text:span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p text:style-name="a574" text:class-names="" text:cond-style-name=""><text:span text:style-name="a5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p text:style-name="a577" text:class-names="" text:cond-style-name=""><text:span text:style-name="a5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list text:style-name="a581">
                              <text:list-item>
                                <text:p text:style-name="a580" text:class-names="" text:cond-style-name=""><text:span text:style-name="a5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583" draw:name="Slide Image Placeholder 7">
          <svg:title/>
          <svg:desc/>
        </draw:page-thumbnail>
        <draw:frame draw:id="id10" presentation:style-name="a586" draw:name="Notes Placeholder 8" svg:x="0.85in" svg:y="5.2248in" svg:width="6.79961in" svg:height="4.94961in" presentation:class="notes" presentation:placeholder="false">
          <draw:text-box>
            <text:p text:style-name="a585" text:class-names="" text:cond-style-name=""><text:span text:style-name="a584" text:class-names=""/></text:p>
          </draw:text-box>
          <svg:title/>
          <svg:desc/>
        </draw:frame>
        <draw:frame draw:id="id11" presentation:style-name="a589" draw:name="Header Placeholder 9" svg:x="0in" svg:y="0in" svg:width="3.68858in" svg:height="0.54961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12" presentation:style-name="a592" draw:name="Date Placeholder 10" svg:x="4.81102in" svg:y="0in" svg:width="3.68858in" svg:height="0.54961in" presentation:class="date-time" presentation:placeholder="false">
          <draw:text-box>
            <text:p text:style-name="a591" text:class-names="" text:cond-style-name=""><text:span text:style-name="a590" text:class-names=""/></text:p>
          </draw:text-box>
          <svg:title/>
          <svg:desc/>
        </draw:frame>
        <draw:frame draw:id="id13" presentation:style-name="a595" draw:name="Footer Placeholder 11" svg:x="0in" svg:y="10.45in" svg:width="3.68858in" svg:height="0.54961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4" presentation:style-name="a598" draw:name="Slide Number Placeholder 12" svg:x="4.81102in" svg:y="10.45in" svg:width="3.68858in" svg:height="0.54961in" presentation:class="page-number" presentation:placeholder="false">
          <draw:text-box>
            <text:p text:style-name="a597" text:class-names="" text:cond-style-name=""><text:span text:style-name="a596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601" draw:name="Footer Placeholder 5" svg:x="0in" svg:y="10.44792in" svg:width="3.68403in" svg:height="0.55208in" presentation:class="foot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6" presentation:style-name="a605" draw:name="Slide Number Placeholder 6" svg:x="4.81424in" svg:y="10.44792in" svg:width="3.68403in" svg:height="0.55208in" presentation:class="page-number" presentation:placeholder="false">
          <draw:text-box>
            <text:p text:style-name="a604" text:class-names="" text:cond-style-name=""><text:span text:style-name="a602" text:class-names=""><text:page-number style:num-format="1" text:fixed="false">‹#›</text:page-number></text:span><text:span text:style-name="a603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607">
      <draw:frame draw:id="id60" draw:style-name="a608" draw:name="Picture 7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61" presentation:style-name="a611" draw:name="Title 1" svg:x="0.75868in" svg:y="0.41319in" svg:width="3.55556in" svg:height="1.44792in" presentation:class="title" presentation:placeholder="false">
        <draw:text-box>
          <text:p text:style-name="a610" text:class-names="" text:cond-style-name=""><text:span text:style-name="a609" text:class-names="">Click to edit Master title style</text:span></text:p>
        </draw:text-box>
        <svg:title/>
        <svg:desc/>
      </draw:frame>
      <draw:frame draw:id="id62" presentation:style-name="a627" draw:name="Content Placeholder 2" svg:x="4.6875in" svg:y="0.89236in" svg:width="5.57986in" svg:height="4.40799in" presentation:class="object" presentation:placeholder="false">
        <draw:text-box>
          <text:list text:style-name="a614">
            <text:list-item>
              <text:p text:style-name="a613" text:class-names="" text:cond-style-name=""><text:span text:style-name="a612" text:class-names="">Edit Master text styles</text:span></text:p>
            </text:list-item>
          </text:list>
          <text:list text:style-name="a617">
            <text:list-item>
              <text:list text:style-name="a617">
                <text:list-item>
                  <text:p text:style-name="a616" text:class-names="" text:cond-style-name=""><text:span text:style-name="a615" text:class-names="">Second level</text:span></text:p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p text:style-name="a619" text:class-names="" text:cond-style-name=""><text:span text:style-name="a618" text:class-names="">Third level</text:span></text:p>
                    </text:list-item>
                  </text:list>
                </text:list-item>
              </text:list>
            </text:list-item>
          </text:list>
          <text:list text:style-name="a623">
            <text:list-item>
              <text:list text:style-name="a623">
                <text:list-item>
                  <text:list text:style-name="a623">
                    <text:list-item>
                      <text:list text:style-name="a623">
                        <text:list-item>
                          <text:p text:style-name="a622" text:class-names="" text:cond-style-name=""><text:span text:style-name="a6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list text:style-name="a626">
                        <text:list-item>
                          <text:list text:style-name="a626">
                            <text:list-item>
                              <text:p text:style-name="a625" text:class-names="" text:cond-style-name=""><text:span text:style-name="a62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631" draw:name="Text Placeholder 3" svg:x="0.75868in" svg:y="1.86111in" svg:width="3.55556in" svg:height="3.44618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Edit Master text styles</text:span></text:p>
            </text:list-item>
          </text:list>
        </draw:text-box>
        <svg:title/>
        <svg:desc/>
      </draw:frame>
      <draw:frame draw:id="id64" presentation:style-name="a634" draw:name="Date Placeholder 4" svg:x="0.31575in" svg:y="5.7374in" svg:width="1.83464in" svg:height="0.42756in" presentation:class="date-time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65" presentation:style-name="a637" draw:name="Footer Placeholder 5" svg:x="4.31772in" svg:y="5.7374in" svg:width="2.2126in" svg:height="0.42756in" presentation:class="footer" presentation:placeholder="false">
        <draw:text-box>
          <text:p text:style-name="a636" text:class-names="" text:cond-style-name=""><text:span text:style-name="a635" text:class-names=""/></text:p>
        </draw:text-box>
        <svg:title/>
        <svg:desc/>
      </draw:frame>
      <draw:frame draw:id="id66" presentation:style-name="a641" draw:name="Slide Number Placeholder 6" svg:x="8.69764in" svg:y="5.7374in" svg:width="1.97205in" svg:height="0.42756in" presentation:class="page-number" presentation:placeholder="false">
        <draw:text-box>
          <text:p text:style-name="a640" text:class-names="" text:cond-style-name=""><text:span text:style-name="a638" text:class-names=""><text:page-number style:num-format="1" text:fixed="false">‹#›</text:page-number></text:span><text:span text:style-name="a639" text:class-names=""/></text:p>
        </draw:text-box>
        <svg:title/>
        <svg:desc/>
      </draw:frame>
      <presentation:notes style:page-layout-name="pageLayout2" draw:style-name="a688">
        <draw:frame draw:id="id5" presentation:style-name="a644" draw:name="Header Placeholder 1" svg:x="0in" svg:y="0in" svg:width="3.68403in" svg:height="0.55208in" presentation:class="header" presentation:placeholder="false">
          <draw:text-box>
            <text:p text:style-name="a643" text:class-names="" text:cond-style-name=""><text:span text:style-name="a642" text:class-names=""/></text:p>
          </draw:text-box>
          <svg:title/>
          <svg:desc/>
        </draw:frame>
        <draw:frame draw:id="id6" presentation:style-name="a648" draw:name="Date Placeholder 2" svg:x="4.81424in" svg:y="0in" svg:width="3.68403in" svg:height="0.55208in" presentation:class="date-time" presentation:placeholder="false">
          <draw:text-box>
            <text:p text:style-name="a647" text:class-names="" text:cond-style-name=""><text:span text:style-name="a645" text:class-names=""><text:date text:fixed="false" style:data-style-name="a646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649" draw:name="Slide Image Placeholder 3">
          <svg:title/>
          <svg:desc/>
        </draw:page-thumbnail>
        <draw:frame draw:id="id8" presentation:style-name="a664" draw:name="Notes Placeholder 4" svg:x="0.85069in" svg:y="5.2934in" svg:width="6.79861in" svg:height="4.3316in" presentation:class="notes" presentation:placeholder="false">
          <draw:text-box>
            <text:p text:style-name="a651" text:class-names="" text:cond-style-name=""><text:span text:style-name="a650" text:class-names="">Edit Master text styles</text:span></text:p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52" text:class-names="">Second level</text:span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p text:style-name="a656" text:class-names="" text:cond-style-name=""><text:span text:style-name="a6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list text:style-name="a660">
                      <text:list-item>
                        <text:list text:style-name="a660">
                          <text:list-item>
                            <text:p text:style-name="a659" text:class-names="" text:cond-style-name=""><text:span text:style-name="a6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list text:style-name="a663">
                              <text:list-item>
                                <text:p text:style-name="a662" text:class-names="" text:cond-style-name=""><text:span text:style-name="a6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665" draw:name="Slide Image Placeholder 7">
          <svg:title/>
          <svg:desc/>
        </draw:page-thumbnail>
        <draw:frame draw:id="id10" presentation:style-name="a668" draw:name="Notes Placeholder 8" svg:x="0.85in" svg:y="5.2248in" svg:width="6.79961in" svg:height="4.94961in" presentation:class="notes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1" presentation:style-name="a671" draw:name="Header Placeholder 9" svg:x="0in" svg:y="0in" svg:width="3.68858in" svg:height="0.54961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2" presentation:style-name="a674" draw:name="Date Placeholder 10" svg:x="4.81102in" svg:y="0in" svg:width="3.68858in" svg:height="0.54961in" presentation:class="date-time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3" presentation:style-name="a677" draw:name="Footer Placeholder 11" svg:x="0in" svg:y="10.45in" svg:width="3.68858in" svg:height="0.54961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14" presentation:style-name="a680" draw:name="Slide Number Placeholder 12" svg:x="4.81102in" svg:y="10.45in" svg:width="3.68858in" svg:height="0.54961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683" draw:name="Footer Placeholder 5" svg:x="0in" svg:y="10.44792in" svg:width="3.68403in" svg:height="0.55208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6" presentation:style-name="a687" draw:name="Slide Number Placeholder 6" svg:x="4.81424in" svg:y="10.44792in" svg:width="3.68403in" svg:height="0.55208in" presentation:class="page-number" presentation:placeholder="false">
          <draw:text-box>
            <text:p text:style-name="a686" text:class-names="" text:cond-style-name=""><text:span text:style-name="a684" text:class-names=""><text:page-number style:num-format="1" text:fixed="false">‹#›</text:page-number></text:span><text:span text:style-name="a685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89">
      <draw:frame draw:id="id67" draw:style-name="a690" draw:name="Picture 7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68" presentation:style-name="a693" draw:name="Title 1" svg:x="0.75868in" svg:y="0.41319in" svg:width="3.55556in" svg:height="1.44792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69" presentation:style-name="a696" draw:name="Picture Placeholder 2" svg:x="4.6875in" svg:y="0.89236in" svg:width="5.57986in" svg:height="4.40799in" presentation:class="graphic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70" presentation:style-name="a700" draw:name="Text Placeholder 3" svg:x="0.75868in" svg:y="1.86111in" svg:width="3.55556in" svg:height="3.44618in" presentation:class="outline" presentation:placeholder="false">
        <draw:text-box>
          <text:list text:style-name="a699">
            <text:list-item>
              <text:p text:style-name="a698" text:class-names="" text:cond-style-name=""><text:span text:style-name="a697" text:class-names="">Edit Master text styles</text:span></text:p>
            </text:list-item>
          </text:list>
        </draw:text-box>
        <svg:title/>
        <svg:desc/>
      </draw:frame>
      <draw:frame draw:id="id71" presentation:style-name="a703" draw:name="Date Placeholder 4" svg:x="0.31575in" svg:y="5.7374in" svg:width="1.83464in" svg:height="0.42756in" presentation:class="date-time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72" presentation:style-name="a706" draw:name="Footer Placeholder 5" svg:x="4.31772in" svg:y="5.7374in" svg:width="2.2126in" svg:height="0.42756in" presentation:class="footer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73" presentation:style-name="a710" draw:name="Slide Number Placeholder 6" svg:x="8.69764in" svg:y="5.7374in" svg:width="1.97205in" svg:height="0.42756in" presentation:class="page-number" presentation:placeholder="false">
        <draw:text-box>
          <text:p text:style-name="a709" text:class-names="" text:cond-style-name=""><text:span text:style-name="a707" text:class-names=""><text:page-number style:num-format="1" text:fixed="false">‹#›</text:page-number></text:span><text:span text:style-name="a708" text:class-names=""/></text:p>
        </draw:text-box>
        <svg:title/>
        <svg:desc/>
      </draw:frame>
      <presentation:notes style:page-layout-name="pageLayout2" draw:style-name="a757">
        <draw:frame draw:id="id5" presentation:style-name="a713" draw:name="Header Placeholder 1" svg:x="0in" svg:y="0in" svg:width="3.68403in" svg:height="0.55208in" presentation:class="header" presentation:placeholder="false">
          <draw:text-box>
            <text:p text:style-name="a712" text:class-names="" text:cond-style-name=""><text:span text:style-name="a711" text:class-names=""/></text:p>
          </draw:text-box>
          <svg:title/>
          <svg:desc/>
        </draw:frame>
        <draw:frame draw:id="id6" presentation:style-name="a717" draw:name="Date Placeholder 2" svg:x="4.81424in" svg:y="0in" svg:width="3.68403in" svg:height="0.55208in" presentation:class="date-time" presentation:placeholder="false">
          <draw:text-box>
            <text:p text:style-name="a716" text:class-names="" text:cond-style-name=""><text:span text:style-name="a714" text:class-names=""><text:date text:fixed="false" style:data-style-name="a715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718" draw:name="Slide Image Placeholder 3">
          <svg:title/>
          <svg:desc/>
        </draw:page-thumbnail>
        <draw:frame draw:id="id8" presentation:style-name="a733" draw:name="Notes Placeholder 4" svg:x="0.85069in" svg:y="5.2934in" svg:width="6.79861in" svg:height="4.3316in" presentation:class="notes" presentation:placeholder="false">
          <draw:text-box>
            <text:p text:style-name="a720" text:class-names="" text:cond-style-name=""><text:span text:style-name="a719" text:class-names="">Edit Master text styles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Second leve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2">
              <text:list-item>
                <text:list text:style-name="a732">
                  <text:list-item>
                    <text:list text:style-name="a732">
                      <text:list-item>
                        <text:list text:style-name="a732">
                          <text:list-item>
                            <text:list text:style-name="a732">
                              <text:list-item>
                                <text:p text:style-name="a731" text:class-names="" text:cond-style-name=""><text:span text:style-name="a73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734" draw:name="Slide Image Placeholder 7">
          <svg:title/>
          <svg:desc/>
        </draw:page-thumbnail>
        <draw:frame draw:id="id10" presentation:style-name="a737" draw:name="Notes Placeholder 8" svg:x="0.85in" svg:y="5.2248in" svg:width="6.79961in" svg:height="4.94961in" presentation:class="notes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1" presentation:style-name="a740" draw:name="Header Placeholder 9" svg:x="0in" svg:y="0in" svg:width="3.68858in" svg:height="0.54961in" presentation:class="head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2" presentation:style-name="a743" draw:name="Date Placeholder 10" svg:x="4.81102in" svg:y="0in" svg:width="3.68858in" svg:height="0.54961in" presentation:class="date-time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13" presentation:style-name="a746" draw:name="Footer Placeholder 11" svg:x="0in" svg:y="10.45in" svg:width="3.68858in" svg:height="0.54961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4" presentation:style-name="a749" draw:name="Slide Number Placeholder 12" svg:x="4.81102in" svg:y="10.45in" svg:width="3.68858in" svg:height="0.54961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752" draw:name="Footer Placeholder 5" svg:x="0in" svg:y="10.44792in" svg:width="3.68403in" svg:height="0.55208in" presentation:class="footer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6" presentation:style-name="a756" draw:name="Slide Number Placeholder 6" svg:x="4.81424in" svg:y="10.44792in" svg:width="3.68403in" svg:height="0.55208in" presentation:class="page-number" presentation:placeholder="false">
          <draw:text-box>
            <text:p text:style-name="a755" text:class-names="" text:cond-style-name=""><text:span text:style-name="a753" text:class-names=""><text:page-number style:num-format="1" text:fixed="false">‹#›</text:page-number></text:span><text:span text:style-name="a75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58">
      <draw:frame draw:id="id74" draw:style-name="a759" draw:name="Picture 6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75" presentation:style-name="a762" draw:name="Title 1" svg:x="5.48031in" svg:y="2.72087in" svg:width="6.44685in" svg:height="0.9374in" presentation:class="title" presentation:placeholder="false">
        <draw:text-box>
          <text:p text:style-name="a761" text:class-names="" text:cond-style-name=""><text:span text:style-name="a760" text:class-names="">Click to edit Master title style</text:span></text:p>
        </draw:text-box>
        <svg:title/>
        <svg:desc/>
      </draw:frame>
      <draw:frame draw:id="id76" presentation:style-name="a778" draw:name="Vertical Text Placeholder 2" svg:x="0.55118in" svg:y="1.45079in" svg:width="9.92087in" svg:height="3.59646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Edit Master text styles</text:span></text:p>
            </text:list-item>
          </text:list>
          <text:list text:style-name="a768">
            <text:list-item>
              <text:list text:style-name="a768">
                <text:list-item>
                  <text:p text:style-name="a767" text:class-names="" text:cond-style-name=""><text:span text:style-name="a766" text:class-names="">Second level</text:span></text:p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p text:style-name="a770" text:class-names="" text:cond-style-name=""><text:span text:style-name="a7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74">
            <text:list-item>
              <text:list text:style-name="a774">
                <text:list-item>
                  <text:list text:style-name="a774">
                    <text:list-item>
                      <text:list text:style-name="a774">
                        <text:list-item>
                          <text:p text:style-name="a773" text:class-names="" text:cond-style-name=""><text:span text:style-name="a7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781" draw:name="Date Placeholder 3" svg:x="0.31575in" svg:y="5.7374in" svg:width="1.83464in" svg:height="0.42756in" presentation:class="date-time" presentation:placeholder="false">
        <draw:text-box>
          <text:p text:style-name="a780" text:class-names="" text:cond-style-name=""><text:span text:style-name="a779" text:class-names=""/></text:p>
        </draw:text-box>
        <svg:title/>
        <svg:desc/>
      </draw:frame>
      <draw:frame draw:id="id78" presentation:style-name="a784" draw:name="Footer Placeholder 4" svg:x="4.31772in" svg:y="5.7374in" svg:width="2.2126in" svg:height="0.42756in" presentation:class="footer" presentation:placeholder="false">
        <draw:text-box>
          <text:p text:style-name="a783" text:class-names="" text:cond-style-name=""><text:span text:style-name="a782" text:class-names=""/></text:p>
        </draw:text-box>
        <svg:title/>
        <svg:desc/>
      </draw:frame>
      <draw:frame draw:id="id79" presentation:style-name="a788" draw:name="Slide Number Placeholder 5" svg:x="8.69764in" svg:y="5.7374in" svg:width="1.97205in" svg:height="0.42756in" presentation:class="page-number" presentation:placeholder="false">
        <draw:text-box>
          <text:p text:style-name="a787" text:class-names="" text:cond-style-name=""><text:span text:style-name="a785" text:class-names=""><text:page-number style:num-format="1" text:fixed="false">‹#›</text:page-number></text:span><text:span text:style-name="a786" text:class-names=""/></text:p>
        </draw:text-box>
        <svg:title/>
        <svg:desc/>
      </draw:frame>
      <presentation:notes style:page-layout-name="pageLayout2" draw:style-name="a835">
        <draw:frame draw:id="id5" presentation:style-name="a791" draw:name="Header Placeholder 1" svg:x="0in" svg:y="0in" svg:width="3.68403in" svg:height="0.55208in" presentation:class="header" presentation:placeholder="false">
          <draw:text-box>
            <text:p text:style-name="a790" text:class-names="" text:cond-style-name=""><text:span text:style-name="a789" text:class-names=""/></text:p>
          </draw:text-box>
          <svg:title/>
          <svg:desc/>
        </draw:frame>
        <draw:frame draw:id="id6" presentation:style-name="a795" draw:name="Date Placeholder 2" svg:x="4.81424in" svg:y="0in" svg:width="3.68403in" svg:height="0.55208in" presentation:class="date-time" presentation:placeholder="false">
          <draw:text-box>
            <text:p text:style-name="a794" text:class-names="" text:cond-style-name=""><text:span text:style-name="a792" text:class-names=""><text:date text:fixed="false" style:data-style-name="a793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796" draw:name="Slide Image Placeholder 3">
          <svg:title/>
          <svg:desc/>
        </draw:page-thumbnail>
        <draw:frame draw:id="id8" presentation:style-name="a811" draw:name="Notes Placeholder 4" svg:x="0.85069in" svg:y="5.2934in" svg:width="6.79861in" svg:height="4.3316in" presentation:class="notes" presentation:placeholder="false">
          <draw:text-box>
            <text:p text:style-name="a798" text:class-names="" text:cond-style-name=""><text:span text:style-name="a797" text:class-names="">Edit Master text styles</text:span></text:p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econd level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list text:style-name="a804">
                      <text:list-item>
                        <text:p text:style-name="a803" text:class-names="" text:cond-style-name=""><text:span text:style-name="a8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p text:style-name="a806" text:class-names="" text:cond-style-name=""><text:span text:style-name="a8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list text:style-name="a810">
                      <text:list-item>
                        <text:list text:style-name="a810">
                          <text:list-item>
                            <text:list text:style-name="a810">
                              <text:list-item>
                                <text:p text:style-name="a809" text:class-names="" text:cond-style-name=""><text:span text:style-name="a8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812" draw:name="Slide Image Placeholder 7">
          <svg:title/>
          <svg:desc/>
        </draw:page-thumbnail>
        <draw:frame draw:id="id10" presentation:style-name="a815" draw:name="Notes Placeholder 8" svg:x="0.85in" svg:y="5.2248in" svg:width="6.79961in" svg:height="4.94961in" presentation:class="notes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11" presentation:style-name="a818" draw:name="Header Placeholder 9" svg:x="0in" svg:y="0in" svg:width="3.68858in" svg:height="0.54961in" presentation:class="head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12" presentation:style-name="a821" draw:name="Date Placeholder 10" svg:x="4.81102in" svg:y="0in" svg:width="3.68858in" svg:height="0.54961in" presentation:class="date-time" presentation:placeholder="false">
          <draw:text-box>
            <text:p text:style-name="a820" text:class-names="" text:cond-style-name=""><text:span text:style-name="a819" text:class-names=""/></text:p>
          </draw:text-box>
          <svg:title/>
          <svg:desc/>
        </draw:frame>
        <draw:frame draw:id="id13" presentation:style-name="a824" draw:name="Footer Placeholder 11" svg:x="0in" svg:y="10.45in" svg:width="3.68858in" svg:height="0.54961in" presentation:class="footer" presentation:placeholder="false">
          <draw:text-box>
            <text:p text:style-name="a823" text:class-names="" text:cond-style-name=""><text:span text:style-name="a822" text:class-names=""/></text:p>
          </draw:text-box>
          <svg:title/>
          <svg:desc/>
        </draw:frame>
        <draw:frame draw:id="id14" presentation:style-name="a827" draw:name="Slide Number Placeholder 12" svg:x="4.81102in" svg:y="10.45in" svg:width="3.68858in" svg:height="0.54961in" presentation:class="page-number" presentation:placeholder="false">
          <draw:text-box>
            <text:p text:style-name="a826" text:class-names="" text:cond-style-name=""><text:span text:style-name="a825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830" draw:name="Footer Placeholder 5" svg:x="0in" svg:y="10.44792in" svg:width="3.68403in" svg:height="0.55208in" presentation:class="foot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16" presentation:style-name="a834" draw:name="Slide Number Placeholder 6" svg:x="4.81424in" svg:y="10.44792in" svg:width="3.68403in" svg:height="0.55208in" presentation:class="page-number" presentation:placeholder="false">
          <draw:text-box>
            <text:p text:style-name="a833" text:class-names="" text:cond-style-name=""><text:span text:style-name="a831" text:class-names=""><text:page-number style:num-format="1" text:fixed="false">‹#›</text:page-number></text:span><text:span text:style-name="a832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36">
      <draw:frame draw:id="id80" draw:style-name="a837" draw:name="Picture 6" svg:x="0in" svg:y="0.01299in" svg:width="11.02362in" svg:height="6.20906in" style:rel-width="scale" style:rel-height="scale">
        <draw:image xlink:href="media/image1.jpeg" xlink:type="simple" xlink:show="embed" xlink:actuate="onLoad"/>
        <svg:title/>
        <svg:desc/>
      </draw:frame>
      <draw:frame draw:id="id81" presentation:style-name="a840" draw:name="Vertical Title 1" svg:x="9.08333in" svg:y="1.45139in" svg:width="2.84375in" svg:height="3.59549in" presentation:class="title" presentation:placeholder="false">
        <draw:text-box>
          <text:p text:style-name="a839" text:class-names="" text:cond-style-name=""><text:span text:style-name="a838" text:class-names="">Click to edit Master title style</text:span></text:p>
        </draw:text-box>
        <svg:title/>
        <svg:desc/>
      </draw:frame>
      <draw:frame draw:id="id82" presentation:style-name="a856" draw:name="Vertical Text Placeholder 2" svg:x="0.55035in" svg:y="1.45139in" svg:width="8.36632in" svg:height="3.59549in" presentation:class="outline" presentation:placeholder="false">
        <draw:text-box>
          <text:list text:style-name="a843">
            <text:list-item>
              <text:p text:style-name="a842" text:class-names="" text:cond-style-name=""><text:span text:style-name="a841" text:class-names="">Edit Master text styles</text:span></text:p>
            </text:list-item>
          </text:list>
          <text:list text:style-name="a846">
            <text:list-item>
              <text:list text:style-name="a846">
                <text:list-item>
                  <text:p text:style-name="a845" text:class-names="" text:cond-style-name=""><text:span text:style-name="a844" text:class-names="">Second level</text:span></text:p>
                </text:list-item>
              </text:list>
            </text:list-item>
          </text:list>
          <text:list text:style-name="a849">
            <text:list-item>
              <text:list text:style-name="a849">
                <text:list-item>
                  <text:list text:style-name="a849">
                    <text:list-item>
                      <text:p text:style-name="a848" text:class-names="" text:cond-style-name=""><text:span text:style-name="a847" text:class-names="">Third level</text:span></text:p>
                    </text:list-item>
                  </text:list>
                </text:list-item>
              </text:list>
            </text:list-item>
          </text:list>
          <text:list text:style-name="a852">
            <text:list-item>
              <text:list text:style-name="a852">
                <text:list-item>
                  <text:list text:style-name="a852">
                    <text:list-item>
                      <text:list text:style-name="a852">
                        <text:list-item>
                          <text:p text:style-name="a851" text:class-names="" text:cond-style-name=""><text:span text:style-name="a8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list text:style-name="a855">
                        <text:list-item>
                          <text:list text:style-name="a855">
                            <text:list-item>
                              <text:p text:style-name="a854" text:class-names="" text:cond-style-name=""><text:span text:style-name="a8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859" draw:name="Date Placeholder 3" svg:x="0.31575in" svg:y="5.7374in" svg:width="1.83464in" svg:height="0.42756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84" presentation:style-name="a862" draw:name="Footer Placeholder 4" svg:x="4.31772in" svg:y="5.7374in" svg:width="2.2126in" svg:height="0.42756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85" presentation:style-name="a866" draw:name="Slide Number Placeholder 5" svg:x="8.69764in" svg:y="5.7374in" svg:width="1.97205in" svg:height="0.42756in" presentation:class="page-number" presentation:placeholder="false">
        <draw:text-box>
          <text:p text:style-name="a865" text:class-names="" text:cond-style-name=""><text:span text:style-name="a863" text:class-names=""><text:page-number style:num-format="1" text:fixed="false">‹#›</text:page-number></text:span><text:span text:style-name="a864" text:class-names=""/></text:p>
        </draw:text-box>
        <svg:title/>
        <svg:desc/>
      </draw:frame>
      <presentation:notes style:page-layout-name="pageLayout2" draw:style-name="a913">
        <draw:frame draw:id="id5" presentation:style-name="a869" draw:name="Header Placeholder 1" svg:x="0in" svg:y="0in" svg:width="3.68403in" svg:height="0.55208in" presentation:class="head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6" presentation:style-name="a873" draw:name="Date Placeholder 2" svg:x="4.81424in" svg:y="0in" svg:width="3.68403in" svg:height="0.55208in" presentation:class="date-time" presentation:placeholder="false">
          <draw:text-box>
            <text:p text:style-name="a872" text:class-names="" text:cond-style-name=""><text:span text:style-name="a870" text:class-names=""><text:date text:fixed="false" style:data-style-name="a871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874" draw:name="Slide Image Placeholder 3">
          <svg:title/>
          <svg:desc/>
        </draw:page-thumbnail>
        <draw:frame draw:id="id8" presentation:style-name="a889" draw:name="Notes Placeholder 4" svg:x="0.85069in" svg:y="5.2934in" svg:width="6.79861in" svg:height="4.3316in" presentation:class="notes" presentation:placeholder="false">
          <draw:text-box>
            <text:p text:style-name="a876" text:class-names="" text:cond-style-name=""><text:span text:style-name="a875" text:class-names="">Edit Master text styles</text:span></text:p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>Second level</text:span></text:p>
                  </text:list-item>
                </text:list>
              </text:list-item>
            </text:list>
            <text:list text:style-name="a882">
              <text:list-item>
                <text:list text:style-name="a882">
                  <text:list-item>
                    <text:list text:style-name="a882">
                      <text:list-item>
                        <text:p text:style-name="a881" text:class-names="" text:cond-style-name=""><text:span text:style-name="a8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5">
              <text:list-item>
                <text:list text:style-name="a885">
                  <text:list-item>
                    <text:list text:style-name="a885">
                      <text:list-item>
                        <text:list text:style-name="a885">
                          <text:list-item>
                            <text:p text:style-name="a884" text:class-names="" text:cond-style-name=""><text:span text:style-name="a8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list text:style-name="a888">
                      <text:list-item>
                        <text:list text:style-name="a888">
                          <text:list-item>
                            <text:list text:style-name="a888">
                              <text:list-item>
                                <text:p text:style-name="a887" text:class-names="" text:cond-style-name=""><text:span text:style-name="a8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890" draw:name="Slide Image Placeholder 7">
          <svg:title/>
          <svg:desc/>
        </draw:page-thumbnail>
        <draw:frame draw:id="id10" presentation:style-name="a893" draw:name="Notes Placeholder 8" svg:x="0.85in" svg:y="5.2248in" svg:width="6.79961in" svg:height="4.94961in" presentation:class="notes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1" presentation:style-name="a896" draw:name="Header Placeholder 9" svg:x="0in" svg:y="0in" svg:width="3.68858in" svg:height="0.54961in" presentation:class="header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2" presentation:style-name="a899" draw:name="Date Placeholder 10" svg:x="4.81102in" svg:y="0in" svg:width="3.68858in" svg:height="0.54961in" presentation:class="date-time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3" presentation:style-name="a902" draw:name="Footer Placeholder 11" svg:x="0in" svg:y="10.45in" svg:width="3.68858in" svg:height="0.54961in" presentation:class="footer" presentation:placeholder="false">
          <draw:text-box>
            <text:p text:style-name="a901" text:class-names="" text:cond-style-name=""><text:span text:style-name="a900" text:class-names=""/></text:p>
          </draw:text-box>
          <svg:title/>
          <svg:desc/>
        </draw:frame>
        <draw:frame draw:id="id14" presentation:style-name="a905" draw:name="Slide Number Placeholder 12" svg:x="4.81102in" svg:y="10.45in" svg:width="3.68858in" svg:height="0.54961in" presentation:class="page-number" presentation:placeholder="false">
          <draw:text-box>
            <text:p text:style-name="a904" text:class-names="" text:cond-style-name=""><text:span text:style-name="a903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908" draw:name="Footer Placeholder 5" svg:x="0in" svg:y="10.44792in" svg:width="3.68403in" svg:height="0.55208in" presentation:class="footer" presentation:placeholder="false">
          <draw:text-box>
            <text:p text:style-name="a907" text:class-names="" text:cond-style-name=""><text:span text:style-name="a906" text:class-names=""/></text:p>
          </draw:text-box>
          <svg:title/>
          <svg:desc/>
        </draw:frame>
        <draw:frame draw:id="id16" presentation:style-name="a912" draw:name="Slide Number Placeholder 6" svg:x="4.81424in" svg:y="10.44792in" svg:width="3.68403in" svg:height="0.55208in" presentation:class="page-number" presentation:placeholder="false">
          <draw:text-box>
            <text:p text:style-name="a911" text:class-names="" text:cond-style-name=""><text:span text:style-name="a909" text:class-names=""><text:page-number style:num-format="1" text:fixed="false">‹#›</text:page-number></text:span><text:span text:style-name="a910" text:class-names=""/></text:p>
          </draw:text-box>
          <svg:title/>
          <svg:desc/>
        </draw:frame>
      </presentation:notes>
    </style:master-page>
    <style:master-page style:name="Master2-xinxinli-black-edges1" style:page-layout-name="pageLayout1" draw:style-name="a914">
      <draw:frame draw:id="id86" draw:style-name="a915" draw:name="Picture 1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87" presentation:style-name="a918" draw:name="Title Placeholder 2" svg:x="0.55118in" svg:y="0.66024in" svg:width="9.92087in" svg:height="1.03543in" presentation:class="titl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88" presentation:style-name="a934" draw:name="Text Placeholder 3" svg:x="0.55118in" svg:y="1.86417in" svg:width="9.92087in" svg:height="3.59646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9" text:class-names="">Edit Master text styles</text:span></text:p>
            </text:list-item>
          </text:list>
          <text:list text:style-name="a924">
            <text:list-item>
              <text:list text:style-name="a924">
                <text:list-item>
                  <text:p text:style-name="a923" text:class-names="" text:cond-style-name=""><text:span text:style-name="a922" text:class-names="">Second level</text:span></text:p>
                </text:list-item>
              </text:list>
            </text:list-item>
          </text:list>
          <text:list text:style-name="a927">
            <text:list-item>
              <text:list text:style-name="a927">
                <text:list-item>
                  <text:list text:style-name="a927">
                    <text:list-item>
                      <text:p text:style-name="a926" text:class-names="" text:cond-style-name=""><text:span text:style-name="a925" text:class-names="">Third level</text:span></text:p>
                    </text:list-item>
                  </text:list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list text:style-name="a930">
                        <text:list-item>
                          <text:p text:style-name="a929" text:class-names="" text:cond-style-name=""><text:span text:style-name="a9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list text:style-name="a933">
                            <text:list-item>
                              <text:p text:style-name="a932" text:class-names="" text:cond-style-name=""><text:span text:style-name="a9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937" draw:name="Date Placeholder 4" svg:x="0.31535in" svg:y="5.7374in" svg:width="1.83464in" svg:height="0.42756in" presentation:class="date-time" presentation:placeholder="false">
        <draw:text-box>
          <text:p text:style-name="a936" text:class-names="" text:cond-style-name=""><text:span text:style-name="a935" text:class-names=""/></text:p>
        </draw:text-box>
        <svg:title/>
        <svg:desc/>
      </draw:frame>
      <draw:frame draw:id="id90" presentation:style-name="a940" draw:name="Footer Placeholder 5" svg:x="4.31732in" svg:y="5.7374in" svg:width="2.2126in" svg:height="0.42756in" presentation:class="footer" presentation:placeholder="false">
        <draw:text-box>
          <text:p text:style-name="a939" text:class-names="" text:cond-style-name=""><text:span text:style-name="a938" text:class-names=""/></text:p>
        </draw:text-box>
        <svg:title/>
        <svg:desc/>
      </draw:frame>
      <draw:frame draw:id="id91" presentation:style-name="a943" draw:name="Slide Number Placeholder 6" svg:x="8.69724in" svg:y="5.7374in" svg:width="1.97205in" svg:height="0.42756in" presentation:class="page-number" presentation:placeholder="false">
        <draw:text-box>
          <text:p text:style-name="a942" text:class-names="" text:cond-style-name=""><text:span text:style-name="a94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990">
        <draw:frame draw:id="id5" presentation:style-name="a946" draw:name="Header Placeholder 1" svg:x="0in" svg:y="0in" svg:width="3.68403in" svg:height="0.55208in" presentation:class="header" presentation:placeholder="false">
          <draw:text-box>
            <text:p text:style-name="a945" text:class-names="" text:cond-style-name=""><text:span text:style-name="a944" text:class-names=""/></text:p>
          </draw:text-box>
          <svg:title/>
          <svg:desc/>
        </draw:frame>
        <draw:frame draw:id="id6" presentation:style-name="a950" draw:name="Date Placeholder 2" svg:x="4.81424in" svg:y="0in" svg:width="3.68403in" svg:height="0.55208in" presentation:class="date-time" presentation:placeholder="false">
          <draw:text-box>
            <text:p text:style-name="a949" text:class-names="" text:cond-style-name=""><text:span text:style-name="a947" text:class-names=""><text:date text:fixed="false" style:data-style-name="a948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951" draw:name="Slide Image Placeholder 3">
          <svg:title/>
          <svg:desc/>
        </draw:page-thumbnail>
        <draw:frame draw:id="id8" presentation:style-name="a966" draw:name="Notes Placeholder 4" svg:x="0.85069in" svg:y="5.2934in" svg:width="6.79861in" svg:height="4.3316in" presentation:class="notes" presentation:placeholder="false">
          <draw:text-box>
            <text:p text:style-name="a953" text:class-names="" text:cond-style-name=""><text:span text:style-name="a952" text:class-names="">Edit Master text styles</text:span></text:p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econd level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list text:style-name="a959">
                      <text:list-item>
                        <text:p text:style-name="a958" text:class-names="" text:cond-style-name=""><text:span text:style-name="a9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list text:style-name="a962">
                          <text:list-item>
                            <text:p text:style-name="a961" text:class-names="" text:cond-style-name=""><text:span text:style-name="a9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list text:style-name="a965">
                              <text:list-item>
                                <text:p text:style-name="a964" text:class-names="" text:cond-style-name=""><text:span text:style-name="a9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967" draw:name="Slide Image Placeholder 7">
          <svg:title/>
          <svg:desc/>
        </draw:page-thumbnail>
        <draw:frame draw:id="id10" presentation:style-name="a970" draw:name="Notes Placeholder 8" svg:x="0.85in" svg:y="5.2248in" svg:width="6.79961in" svg:height="4.94961in" presentation:class="notes" presentation:placeholder="false">
          <draw:text-box>
            <text:p text:style-name="a969" text:class-names="" text:cond-style-name=""><text:span text:style-name="a968" text:class-names=""/></text:p>
          </draw:text-box>
          <svg:title/>
          <svg:desc/>
        </draw:frame>
        <draw:frame draw:id="id11" presentation:style-name="a973" draw:name="Header Placeholder 9" svg:x="0in" svg:y="0in" svg:width="3.68858in" svg:height="0.54961in" presentation:class="header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2" presentation:style-name="a976" draw:name="Date Placeholder 10" svg:x="4.81102in" svg:y="0in" svg:width="3.68858in" svg:height="0.54961in" presentation:class="date-time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3" presentation:style-name="a979" draw:name="Footer Placeholder 11" svg:x="0in" svg:y="10.45in" svg:width="3.68858in" svg:height="0.54961in" presentation:class="footer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4" presentation:style-name="a982" draw:name="Slide Number Placeholder 12" svg:x="4.81102in" svg:y="10.45in" svg:width="3.68858in" svg:height="0.54961in" presentation:class="page-number" presentation:placeholder="false">
          <draw:text-box>
            <text:p text:style-name="a981" text:class-names="" text:cond-style-name=""><text:span text:style-name="a980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985" draw:name="Footer Placeholder 5" svg:x="0in" svg:y="10.44792in" svg:width="3.68403in" svg:height="0.55208in" presentation:class="foot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6" presentation:style-name="a989" draw:name="Slide Number Placeholder 6" svg:x="4.81424in" svg:y="10.44792in" svg:width="3.68403in" svg:height="0.55208in" presentation:class="page-number" presentation:placeholder="false">
          <draw:text-box>
            <text:p text:style-name="a988" text:class-names="" text:cond-style-name=""><text:span text:style-name="a986" text:class-names=""><text:page-number style:num-format="1" text:fixed="false">‹#›</text:page-number></text:span><text:span text:style-name="a987" text:class-names=""/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991">
      <draw:frame draw:id="id92" draw:layer="Master2-bg" draw:style-name="a992" draw:name="Picture 6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93" presentation:style-name="a995" draw:name="Title 1" svg:x="1.37847in" svg:y="1.01563in" svg:width="8.26736in" svg:height="2.15799in" presentation:class="title" presentation:placeholder="false">
        <draw:text-box>
          <text:p text:style-name="a994" text:class-names="" text:cond-style-name=""><text:span text:style-name="a993" text:class-names="">Click to edit Master title style</text:span></text:p>
        </draw:text-box>
        <svg:title/>
        <svg:desc/>
      </draw:frame>
      <draw:frame draw:id="id94" presentation:style-name="a998" draw:name="Subtitle 2" svg:x="1.37847in" svg:y="3.25694in" svg:width="8.26736in" svg:height="1.49826in" presentation:class="subtitle" presentation:placeholder="false">
        <draw:text-box>
          <text:p text:style-name="a997" text:class-names="" text:cond-style-name=""><text:span text:style-name="a996" text:class-names="">Click to edit Master subtitle style</text:span></text:p>
        </draw:text-box>
        <svg:title/>
        <svg:desc/>
      </draw:frame>
      <draw:frame draw:id="id95" presentation:style-name="a1001" draw:name="Date Placeholder 3" svg:x="0.31535in" svg:y="5.7374in" svg:width="1.83464in" svg:height="0.42756in" presentation:class="date-time" presentation:placeholder="false">
        <draw:text-box>
          <text:p text:style-name="a1000" text:class-names="" text:cond-style-name=""><text:span text:style-name="a999" text:class-names=""/></text:p>
        </draw:text-box>
        <svg:title/>
        <svg:desc/>
      </draw:frame>
      <draw:frame draw:id="id96" presentation:style-name="a1004" draw:name="Footer Placeholder 4" svg:x="4.31732in" svg:y="5.7374in" svg:width="2.2126in" svg:height="0.42756in" presentation:class="footer" presentation:placeholder="false">
        <draw:text-box>
          <text:p text:style-name="a1003" text:class-names="" text:cond-style-name=""><text:span text:style-name="a1002" text:class-names=""/></text:p>
        </draw:text-box>
        <svg:title/>
        <svg:desc/>
      </draw:frame>
      <draw:frame draw:id="id97" presentation:style-name="a1007" draw:name="Slide Number Placeholder 5" svg:x="8.69724in" svg:y="5.7374in" svg:width="1.97205in" svg:height="0.42756in" presentation:class="page-number" presentation:placeholder="false">
        <draw:text-box>
          <text:p text:style-name="a1006" text:class-names="" text:cond-style-name=""><text:span text:style-name="a100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54">
        <draw:frame draw:id="id5" presentation:style-name="a1010" draw:name="Header Placeholder 1" svg:x="0in" svg:y="0in" svg:width="3.68403in" svg:height="0.55208in" presentation:class="head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6" presentation:style-name="a1014" draw:name="Date Placeholder 2" svg:x="4.81424in" svg:y="0in" svg:width="3.68403in" svg:height="0.55208in" presentation:class="date-time" presentation:placeholder="false">
          <draw:text-box>
            <text:p text:style-name="a1013" text:class-names="" text:cond-style-name=""><text:span text:style-name="a1011" text:class-names=""><text:date text:fixed="false" style:data-style-name="a1012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015" draw:name="Slide Image Placeholder 3">
          <svg:title/>
          <svg:desc/>
        </draw:page-thumbnail>
        <draw:frame draw:id="id8" presentation:style-name="a1030" draw:name="Notes Placeholder 4" svg:x="0.85069in" svg:y="5.2934in" svg:width="6.79861in" svg:height="4.3316in" presentation:class="notes" presentation:placeholder="false">
          <draw:text-box>
            <text:p text:style-name="a1017" text:class-names="" text:cond-style-name=""><text:span text:style-name="a1016" text:class-names="">Edit Master text styles</text:span></text:p>
            <text:list text:style-name="a1020">
              <text:list-item>
                <text:list text:style-name="a1020">
                  <text:list-item>
                    <text:p text:style-name="a1019" text:class-names="" text:cond-style-name=""><text:span text:style-name="a1018" text:class-names="">Second level</text:span></text:p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p text:style-name="a1022" text:class-names="" text:cond-style-name=""><text:span text:style-name="a10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p text:style-name="a1025" text:class-names="" text:cond-style-name=""><text:span text:style-name="a10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list text:style-name="a1029">
                      <text:list-item>
                        <text:list text:style-name="a1029">
                          <text:list-item>
                            <text:list text:style-name="a1029">
                              <text:list-item>
                                <text:p text:style-name="a1028" text:class-names="" text:cond-style-name=""><text:span text:style-name="a102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031" draw:name="Slide Image Placeholder 7">
          <svg:title/>
          <svg:desc/>
        </draw:page-thumbnail>
        <draw:frame draw:id="id10" presentation:style-name="a1034" draw:name="Notes Placeholder 8" svg:x="0.85in" svg:y="5.2248in" svg:width="6.79961in" svg:height="4.94961in" presentation:class="notes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11" presentation:style-name="a1037" draw:name="Header Placeholder 9" svg:x="0in" svg:y="0in" svg:width="3.68858in" svg:height="0.54961in" presentation:class="head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2" presentation:style-name="a1040" draw:name="Date Placeholder 10" svg:x="4.81102in" svg:y="0in" svg:width="3.68858in" svg:height="0.54961in" presentation:class="date-time" presentation:placeholder="false">
          <draw:text-box>
            <text:p text:style-name="a1039" text:class-names="" text:cond-style-name=""><text:span text:style-name="a1038" text:class-names=""/></text:p>
          </draw:text-box>
          <svg:title/>
          <svg:desc/>
        </draw:frame>
        <draw:frame draw:id="id13" presentation:style-name="a1043" draw:name="Footer Placeholder 11" svg:x="0in" svg:y="10.45in" svg:width="3.68858in" svg:height="0.54961in" presentation:class="footer" presentation:placeholder="false">
          <draw:text-box>
            <text:p text:style-name="a1042" text:class-names="" text:cond-style-name=""><text:span text:style-name="a1041" text:class-names=""/></text:p>
          </draw:text-box>
          <svg:title/>
          <svg:desc/>
        </draw:frame>
        <draw:frame draw:id="id14" presentation:style-name="a1046" draw:name="Slide Number Placeholder 12" svg:x="4.81102in" svg:y="10.45in" svg:width="3.68858in" svg:height="0.54961in" presentation:class="page-number" presentation:placeholder="false">
          <draw:text-box>
            <text:p text:style-name="a1045" text:class-names="" text:cond-style-name=""><text:span text:style-name="a1044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049" draw:name="Footer Placeholder 5" svg:x="0in" svg:y="10.44792in" svg:width="3.68403in" svg:height="0.55208in" presentation:class="footer" presentation:placeholder="false">
          <draw:text-box>
            <text:p text:style-name="a1048" text:class-names="" text:cond-style-name=""><text:span text:style-name="a1047" text:class-names=""/></text:p>
          </draw:text-box>
          <svg:title/>
          <svg:desc/>
        </draw:frame>
        <draw:frame draw:id="id16" presentation:style-name="a1053" draw:name="Slide Number Placeholder 6" svg:x="4.81424in" svg:y="10.44792in" svg:width="3.68403in" svg:height="0.55208in" presentation:class="page-number" presentation:placeholder="false">
          <draw:text-box>
            <text:p text:style-name="a1052" text:class-names="" text:cond-style-name=""><text:span text:style-name="a1050" text:class-names=""><text:page-number style:num-format="1" text:fixed="false">‹#›</text:page-number></text:span><text:span text:style-name="a1051" text:class-names=""/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1055">
      <draw:frame draw:id="id98" draw:layer="Master2-bg" draw:style-name="a1056" draw:name="Picture 6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99" presentation:style-name="a1059" draw:name="Title 1" svg:x="0.55118in" svg:y="0.66024in" svg:width="9.92087in" svg:height="1.03543in" presentation:class="title" presentation:placeholder="false">
        <draw:text-box>
          <text:p text:style-name="a1058" text:class-names="" text:cond-style-name=""><text:span text:style-name="a1057" text:class-names="">Click to edit Master title style</text:span></text:p>
        </draw:text-box>
        <svg:title/>
        <svg:desc/>
      </draw:frame>
      <draw:frame draw:id="id100" presentation:style-name="a1074" draw:name="Content Placeholder 2" svg:x="0.55118in" svg:y="1.86417in" svg:width="9.92087in" svg:height="3.59646in" presentation:class="object" presentation:placeholder="false">
        <draw:text-box>
          <text:p text:style-name="a1061" text:class-names="" text:cond-style-name=""><text:span text:style-name="a1060" text:class-names="">Edit Master text styles</text:span></text:p>
          <text:list text:style-name="a1064">
            <text:list-item>
              <text:list text:style-name="a1064">
                <text:list-item>
                  <text:p text:style-name="a1063" text:class-names="" text:cond-style-name=""><text:span text:style-name="a1062" text:class-names="">Second level</text:span></text:p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p text:style-name="a1066" text:class-names="" text:cond-style-name=""><text:span text:style-name="a10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p text:style-name="a1069" text:class-names="" text:cond-style-name=""><text:span text:style-name="a10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list text:style-name="a1073">
                            <text:list-item>
                              <text:p text:style-name="a1072" text:class-names="" text:cond-style-name=""><text:span text:style-name="a10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1077" draw:name="Date Placeholder 3" svg:x="0.31535in" svg:y="5.7374in" svg:width="1.83464in" svg:height="0.42756in" presentation:class="date-time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02" presentation:style-name="a1080" draw:name="Footer Placeholder 4" svg:x="4.31732in" svg:y="5.7374in" svg:width="2.2126in" svg:height="0.42756in" presentation:class="footer" presentation:placeholder="false">
        <draw:text-box>
          <text:p text:style-name="a1079" text:class-names="" text:cond-style-name=""><text:span text:style-name="a1078" text:class-names=""/></text:p>
        </draw:text-box>
        <svg:title/>
        <svg:desc/>
      </draw:frame>
      <draw:frame draw:id="id103" presentation:style-name="a1083" draw:name="Slide Number Placeholder 5" svg:x="8.69724in" svg:y="5.7374in" svg:width="1.97205in" svg:height="0.42756in" presentation:class="page-number" presentation:placeholder="false">
        <draw:text-box>
          <text:p text:style-name="a1082" text:class-names="" text:cond-style-name=""><text:span text:style-name="a108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30">
        <draw:frame draw:id="id5" presentation:style-name="a1086" draw:name="Header Placeholder 1" svg:x="0in" svg:y="0in" svg:width="3.68403in" svg:height="0.55208in" presentation:class="head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6" presentation:style-name="a1090" draw:name="Date Placeholder 2" svg:x="4.81424in" svg:y="0in" svg:width="3.68403in" svg:height="0.55208in" presentation:class="date-time" presentation:placeholder="false">
          <draw:text-box>
            <text:p text:style-name="a1089" text:class-names="" text:cond-style-name=""><text:span text:style-name="a1087" text:class-names=""><text:date text:fixed="false" style:data-style-name="a1088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091" draw:name="Slide Image Placeholder 3">
          <svg:title/>
          <svg:desc/>
        </draw:page-thumbnail>
        <draw:frame draw:id="id8" presentation:style-name="a1106" draw:name="Notes Placeholder 4" svg:x="0.85069in" svg:y="5.2934in" svg:width="6.79861in" svg:height="4.3316in" presentation:class="notes" presentation:placeholder="false">
          <draw:text-box>
            <text:p text:style-name="a1093" text:class-names="" text:cond-style-name=""><text:span text:style-name="a1092" text:class-names="">Edit Master text styles</text:span></text:p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Second level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list text:style-name="a1099">
                      <text:list-item>
                        <text:p text:style-name="a1098" text:class-names="" text:cond-style-name=""><text:span text:style-name="a10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list text:style-name="a1102">
                      <text:list-item>
                        <text:list text:style-name="a1102">
                          <text:list-item>
                            <text:p text:style-name="a1101" text:class-names="" text:cond-style-name=""><text:span text:style-name="a1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list text:style-name="a1105">
                      <text:list-item>
                        <text:list text:style-name="a1105">
                          <text:list-item>
                            <text:list text:style-name="a1105">
                              <text:list-item>
                                <text:p text:style-name="a1104" text:class-names="" text:cond-style-name=""><text:span text:style-name="a1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107" draw:name="Slide Image Placeholder 7">
          <svg:title/>
          <svg:desc/>
        </draw:page-thumbnail>
        <draw:frame draw:id="id10" presentation:style-name="a1110" draw:name="Notes Placeholder 8" svg:x="0.85in" svg:y="5.2248in" svg:width="6.79961in" svg:height="4.94961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11" presentation:style-name="a1113" draw:name="Header Placeholder 9" svg:x="0in" svg:y="0in" svg:width="3.68858in" svg:height="0.54961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2" presentation:style-name="a1116" draw:name="Date Placeholder 10" svg:x="4.81102in" svg:y="0in" svg:width="3.68858in" svg:height="0.54961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3" presentation:style-name="a1119" draw:name="Footer Placeholder 11" svg:x="0in" svg:y="10.45in" svg:width="3.68858in" svg:height="0.54961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4" presentation:style-name="a1122" draw:name="Slide Number Placeholder 12" svg:x="4.81102in" svg:y="10.45in" svg:width="3.68858in" svg:height="0.54961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125" draw:name="Footer Placeholder 5" svg:x="0in" svg:y="10.44792in" svg:width="3.68403in" svg:height="0.55208in" presentation:class="footer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6" presentation:style-name="a1129" draw:name="Slide Number Placeholder 6" svg:x="4.81424in" svg:y="10.44792in" svg:width="3.68403in" svg:height="0.55208in" presentation:class="page-number" presentation:placeholder="false">
          <draw:text-box>
            <text:p text:style-name="a1128" text:class-names="" text:cond-style-name=""><text:span text:style-name="a1126" text:class-names=""><text:page-number style:num-format="1" text:fixed="false">‹#›</text:page-number></text:span><text:span text:style-name="a1127" text:class-names=""/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1131">
      <draw:frame draw:id="id104" draw:layer="Master2-bg" draw:style-name="a1132" draw:name="Picture 6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105" presentation:style-name="a1135" draw:name="Title 1" svg:x="0.75174in" svg:y="1.54688in" svg:width="9.50868in" svg:height="2.57812in" presentation:class="title" presentation:placeholder="false">
        <draw:text-box>
          <text:p text:style-name="a1134" text:class-names="" text:cond-style-name=""><text:span text:style-name="a1133" text:class-names="">Click to edit Master title style</text:span></text:p>
        </draw:text-box>
        <svg:title/>
        <svg:desc/>
      </draw:frame>
      <draw:frame draw:id="id106" presentation:style-name="a1139" draw:name="Text Placeholder 2" svg:x="0.75174in" svg:y="4.14931in" svg:width="9.50868in" svg:height="1.35764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Edit Master text styles</text:span></text:p>
            </text:list-item>
          </text:list>
        </draw:text-box>
        <svg:title/>
        <svg:desc/>
      </draw:frame>
      <draw:frame draw:id="id107" presentation:style-name="a1142" draw:name="Date Placeholder 3" svg:x="0.31535in" svg:y="5.7374in" svg:width="1.83464in" svg:height="0.42756in" presentation:class="date-time" presentation:placeholder="false">
        <draw:text-box>
          <text:p text:style-name="a1141" text:class-names="" text:cond-style-name=""><text:span text:style-name="a1140" text:class-names=""/></text:p>
        </draw:text-box>
        <svg:title/>
        <svg:desc/>
      </draw:frame>
      <draw:frame draw:id="id108" presentation:style-name="a1145" draw:name="Footer Placeholder 4" svg:x="4.31732in" svg:y="5.7374in" svg:width="2.2126in" svg:height="0.42756in" presentation:class="footer" presentation:placeholder="false">
        <draw:text-box>
          <text:p text:style-name="a1144" text:class-names="" text:cond-style-name=""><text:span text:style-name="a1143" text:class-names=""/></text:p>
        </draw:text-box>
        <svg:title/>
        <svg:desc/>
      </draw:frame>
      <draw:frame draw:id="id109" presentation:style-name="a1148" draw:name="Slide Number Placeholder 5" svg:x="8.69724in" svg:y="5.7374in" svg:width="1.97205in" svg:height="0.42756in" presentation:class="page-number" presentation:placeholder="false">
        <draw:text-box>
          <text:p text:style-name="a1147" text:class-names="" text:cond-style-name=""><text:span text:style-name="a114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195">
        <draw:frame draw:id="id5" presentation:style-name="a1151" draw:name="Header Placeholder 1" svg:x="0in" svg:y="0in" svg:width="3.68403in" svg:height="0.55208in" presentation:class="header" presentation:placeholder="false">
          <draw:text-box>
            <text:p text:style-name="a1150" text:class-names="" text:cond-style-name=""><text:span text:style-name="a1149" text:class-names=""/></text:p>
          </draw:text-box>
          <svg:title/>
          <svg:desc/>
        </draw:frame>
        <draw:frame draw:id="id6" presentation:style-name="a1155" draw:name="Date Placeholder 2" svg:x="4.81424in" svg:y="0in" svg:width="3.68403in" svg:height="0.55208in" presentation:class="date-time" presentation:placeholder="false">
          <draw:text-box>
            <text:p text:style-name="a1154" text:class-names="" text:cond-style-name=""><text:span text:style-name="a1152" text:class-names=""><text:date text:fixed="false" style:data-style-name="a1153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156" draw:name="Slide Image Placeholder 3">
          <svg:title/>
          <svg:desc/>
        </draw:page-thumbnail>
        <draw:frame draw:id="id8" presentation:style-name="a1171" draw:name="Notes Placeholder 4" svg:x="0.85069in" svg:y="5.2934in" svg:width="6.79861in" svg:height="4.3316in" presentation:class="notes" presentation:placeholder="false">
          <draw:text-box>
            <text:p text:style-name="a1158" text:class-names="" text:cond-style-name=""><text:span text:style-name="a1157" text:class-names="">Edit Master text styles</text:span></text:p>
            <text:list text:style-name="a1161">
              <text:list-item>
                <text:list text:style-name="a1161">
                  <text:list-item>
                    <text:p text:style-name="a1160" text:class-names="" text:cond-style-name=""><text:span text:style-name="a1159" text:class-names="">Second level</text:span></text:p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list text:style-name="a1164">
                      <text:list-item>
                        <text:p text:style-name="a1163" text:class-names="" text:cond-style-name=""><text:span text:style-name="a11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p text:style-name="a1166" text:class-names="" text:cond-style-name=""><text:span text:style-name="a11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70">
              <text:list-item>
                <text:list text:style-name="a1170">
                  <text:list-item>
                    <text:list text:style-name="a1170">
                      <text:list-item>
                        <text:list text:style-name="a1170">
                          <text:list-item>
                            <text:list text:style-name="a1170">
                              <text:list-item>
                                <text:p text:style-name="a1169" text:class-names="" text:cond-style-name=""><text:span text:style-name="a11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172" draw:name="Slide Image Placeholder 7">
          <svg:title/>
          <svg:desc/>
        </draw:page-thumbnail>
        <draw:frame draw:id="id10" presentation:style-name="a1175" draw:name="Notes Placeholder 8" svg:x="0.85in" svg:y="5.2248in" svg:width="6.79961in" svg:height="4.94961in" presentation:class="notes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1" presentation:style-name="a1178" draw:name="Header Placeholder 9" svg:x="0in" svg:y="0in" svg:width="3.68858in" svg:height="0.54961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2" presentation:style-name="a1181" draw:name="Date Placeholder 10" svg:x="4.81102in" svg:y="0in" svg:width="3.68858in" svg:height="0.54961in" presentation:class="date-time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3" presentation:style-name="a1184" draw:name="Footer Placeholder 11" svg:x="0in" svg:y="10.45in" svg:width="3.68858in" svg:height="0.54961in" presentation:class="footer" presentation:placeholder="false">
          <draw:text-box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14" presentation:style-name="a1187" draw:name="Slide Number Placeholder 12" svg:x="4.81102in" svg:y="10.45in" svg:width="3.68858in" svg:height="0.54961in" presentation:class="page-number" presentation:placeholder="false">
          <draw:text-box>
            <text:p text:style-name="a1186" text:class-names="" text:cond-style-name=""><text:span text:style-name="a1185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190" draw:name="Footer Placeholder 5" svg:x="0in" svg:y="10.44792in" svg:width="3.68403in" svg:height="0.55208in" presentation:class="footer" presentation:placeholder="false">
          <draw:text-box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16" presentation:style-name="a1194" draw:name="Slide Number Placeholder 6" svg:x="4.81424in" svg:y="10.44792in" svg:width="3.68403in" svg:height="0.55208in" presentation:class="page-number" presentation:placeholder="false">
          <draw:text-box>
            <text:p text:style-name="a1193" text:class-names="" text:cond-style-name=""><text:span text:style-name="a1191" text:class-names=""><text:page-number style:num-format="1" text:fixed="false">‹#›</text:page-number></text:span><text:span text:style-name="a1192" text:class-names=""/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1196">
      <draw:frame draw:id="id110" draw:layer="Master2-bg" draw:style-name="a1197" draw:name="Picture 7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111" presentation:style-name="a1200" draw:name="Title 1" svg:x="0.55118in" svg:y="0.66024in" svg:width="9.92087in" svg:height="1.03543in" presentation:class="title" presentation:placeholder="false">
        <draw:text-box>
          <text:p text:style-name="a1199" text:class-names="" text:cond-style-name=""><text:span text:style-name="a1198" text:class-names="">Click to edit Master title style</text:span></text:p>
        </draw:text-box>
        <svg:title/>
        <svg:desc/>
      </draw:frame>
      <draw:frame draw:id="id112" presentation:style-name="a1215" draw:name="Content Placeholder 2" svg:x="0.55035in" svg:y="1.86458in" svg:width="4.87674in" svg:height="3.59549in" presentation:class="object" presentation:placeholder="false">
        <draw:text-box>
          <text:p text:style-name="a1202" text:class-names="" text:cond-style-name=""><text:span text:style-name="a1201" text:class-names="">Edit Master text styles</text:span></text:p>
          <text:list text:style-name="a1205">
            <text:list-item>
              <text:list text:style-name="a1205">
                <text:list-item>
                  <text:p text:style-name="a1204" text:class-names="" text:cond-style-name=""><text:span text:style-name="a1203" text:class-names="">Second level</text:span></text:p>
                </text:list-item>
              </text:list>
            </text:list-item>
          </text:list>
          <text:list text:style-name="a1208">
            <text:list-item>
              <text:list text:style-name="a1208">
                <text:list-item>
                  <text:list text:style-name="a1208">
                    <text:list-item>
                      <text:p text:style-name="a1207" text:class-names="" text:cond-style-name=""><text:span text:style-name="a1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11">
            <text:list-item>
              <text:list text:style-name="a1211">
                <text:list-item>
                  <text:list text:style-name="a1211">
                    <text:list-item>
                      <text:list text:style-name="a1211">
                        <text:list-item>
                          <text:p text:style-name="a1210" text:class-names="" text:cond-style-name=""><text:span text:style-name="a1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4">
            <text:list-item>
              <text:list text:style-name="a1214">
                <text:list-item>
                  <text:list text:style-name="a1214">
                    <text:list-item>
                      <text:list text:style-name="a1214">
                        <text:list-item>
                          <text:list text:style-name="a1214">
                            <text:list-item>
                              <text:p text:style-name="a1213" text:class-names="" text:cond-style-name=""><text:span text:style-name="a121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1230" draw:name="Content Placeholder 3" svg:x="5.59375in" svg:y="1.86458in" svg:width="4.87847in" svg:height="3.59549in" presentation:class="object" presentation:placeholder="false">
        <draw:text-box>
          <text:p text:style-name="a1217" text:class-names="" text:cond-style-name=""><text:span text:style-name="a1216" text:class-names="">Edit Master text styles</text:span></text:p>
          <text:list text:style-name="a1220">
            <text:list-item>
              <text:list text:style-name="a1220">
                <text:list-item>
                  <text:p text:style-name="a1219" text:class-names="" text:cond-style-name=""><text:span text:style-name="a1218" text:class-names="">Second level</text:span></text:p>
                </text:list-item>
              </text:list>
            </text:list-item>
          </text:list>
          <text:list text:style-name="a1223">
            <text:list-item>
              <text:list text:style-name="a1223">
                <text:list-item>
                  <text:list text:style-name="a1223">
                    <text:list-item>
                      <text:p text:style-name="a1222" text:class-names="" text:cond-style-name=""><text:span text:style-name="a12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6">
            <text:list-item>
              <text:list text:style-name="a1226">
                <text:list-item>
                  <text:list text:style-name="a1226">
                    <text:list-item>
                      <text:list text:style-name="a1226">
                        <text:list-item>
                          <text:p text:style-name="a1225" text:class-names="" text:cond-style-name=""><text:span text:style-name="a12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9">
            <text:list-item>
              <text:list text:style-name="a1229">
                <text:list-item>
                  <text:list text:style-name="a1229">
                    <text:list-item>
                      <text:list text:style-name="a1229">
                        <text:list-item>
                          <text:list text:style-name="a1229">
                            <text:list-item>
                              <text:p text:style-name="a1228" text:class-names="" text:cond-style-name=""><text:span text:style-name="a12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1233" draw:name="Date Placeholder 4" svg:x="0.31535in" svg:y="5.7374in" svg:width="1.83464in" svg:height="0.42756in" presentation:class="date-time" presentation:placeholder="false">
        <draw:text-box>
          <text:p text:style-name="a1232" text:class-names="" text:cond-style-name=""><text:span text:style-name="a1231" text:class-names=""/></text:p>
        </draw:text-box>
        <svg:title/>
        <svg:desc/>
      </draw:frame>
      <draw:frame draw:id="id115" presentation:style-name="a1236" draw:name="Footer Placeholder 5" svg:x="4.31732in" svg:y="5.7374in" svg:width="2.2126in" svg:height="0.42756in" presentation:class="footer" presentation:placeholder="false">
        <draw:text-box>
          <text:p text:style-name="a1235" text:class-names="" text:cond-style-name=""><text:span text:style-name="a1234" text:class-names=""/></text:p>
        </draw:text-box>
        <svg:title/>
        <svg:desc/>
      </draw:frame>
      <draw:frame draw:id="id116" presentation:style-name="a1239" draw:name="Slide Number Placeholder 6" svg:x="8.69724in" svg:y="5.7374in" svg:width="1.97205in" svg:height="0.42756in" presentation:class="page-number" presentation:placeholder="false">
        <draw:text-box>
          <text:p text:style-name="a1238" text:class-names="" text:cond-style-name=""><text:span text:style-name="a123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286">
        <draw:frame draw:id="id5" presentation:style-name="a1242" draw:name="Header Placeholder 1" svg:x="0in" svg:y="0in" svg:width="3.68403in" svg:height="0.55208in" presentation:class="header" presentation:placeholder="false">
          <draw:text-box>
            <text:p text:style-name="a1241" text:class-names="" text:cond-style-name=""><text:span text:style-name="a1240" text:class-names=""/></text:p>
          </draw:text-box>
          <svg:title/>
          <svg:desc/>
        </draw:frame>
        <draw:frame draw:id="id6" presentation:style-name="a1246" draw:name="Date Placeholder 2" svg:x="4.81424in" svg:y="0in" svg:width="3.68403in" svg:height="0.55208in" presentation:class="date-time" presentation:placeholder="false">
          <draw:text-box>
            <text:p text:style-name="a1245" text:class-names="" text:cond-style-name=""><text:span text:style-name="a1243" text:class-names=""><text:date text:fixed="false" style:data-style-name="a1244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247" draw:name="Slide Image Placeholder 3">
          <svg:title/>
          <svg:desc/>
        </draw:page-thumbnail>
        <draw:frame draw:id="id8" presentation:style-name="a1262" draw:name="Notes Placeholder 4" svg:x="0.85069in" svg:y="5.2934in" svg:width="6.79861in" svg:height="4.3316in" presentation:class="notes" presentation:placeholder="false">
          <draw:text-box>
            <text:p text:style-name="a1249" text:class-names="" text:cond-style-name=""><text:span text:style-name="a1248" text:class-names="">Edit Master text styles</text:span></text:p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Second level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list text:style-name="a1255">
                      <text:list-item>
                        <text:p text:style-name="a1254" text:class-names="" text:cond-style-name=""><text:span text:style-name="a1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58">
              <text:list-item>
                <text:list text:style-name="a1258">
                  <text:list-item>
                    <text:list text:style-name="a1258">
                      <text:list-item>
                        <text:list text:style-name="a1258">
                          <text:list-item>
                            <text:p text:style-name="a1257" text:class-names="" text:cond-style-name=""><text:span text:style-name="a1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1">
              <text:list-item>
                <text:list text:style-name="a1261">
                  <text:list-item>
                    <text:list text:style-name="a1261">
                      <text:list-item>
                        <text:list text:style-name="a1261">
                          <text:list-item>
                            <text:list text:style-name="a1261">
                              <text:list-item>
                                <text:p text:style-name="a1260" text:class-names="" text:cond-style-name=""><text:span text:style-name="a1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263" draw:name="Slide Image Placeholder 7">
          <svg:title/>
          <svg:desc/>
        </draw:page-thumbnail>
        <draw:frame draw:id="id10" presentation:style-name="a1266" draw:name="Notes Placeholder 8" svg:x="0.85in" svg:y="5.2248in" svg:width="6.79961in" svg:height="4.94961in" presentation:class="notes" presentation:placeholder="false">
          <draw:text-box>
            <text:p text:style-name="a1265" text:class-names="" text:cond-style-name=""><text:span text:style-name="a1264" text:class-names=""/></text:p>
          </draw:text-box>
          <svg:title/>
          <svg:desc/>
        </draw:frame>
        <draw:frame draw:id="id11" presentation:style-name="a1269" draw:name="Header Placeholder 9" svg:x="0in" svg:y="0in" svg:width="3.68858in" svg:height="0.54961in" presentation:class="header" presentation:placeholder="false">
          <draw:text-box>
            <text:p text:style-name="a1268" text:class-names="" text:cond-style-name=""><text:span text:style-name="a1267" text:class-names=""/></text:p>
          </draw:text-box>
          <svg:title/>
          <svg:desc/>
        </draw:frame>
        <draw:frame draw:id="id12" presentation:style-name="a1272" draw:name="Date Placeholder 10" svg:x="4.81102in" svg:y="0in" svg:width="3.68858in" svg:height="0.54961in" presentation:class="date-time" presentation:placeholder="false">
          <draw:text-box>
            <text:p text:style-name="a1271" text:class-names="" text:cond-style-name=""><text:span text:style-name="a1270" text:class-names=""/></text:p>
          </draw:text-box>
          <svg:title/>
          <svg:desc/>
        </draw:frame>
        <draw:frame draw:id="id13" presentation:style-name="a1275" draw:name="Footer Placeholder 11" svg:x="0in" svg:y="10.45in" svg:width="3.68858in" svg:height="0.54961in" presentation:class="footer" presentation:placeholder="false">
          <draw:text-box>
            <text:p text:style-name="a1274" text:class-names="" text:cond-style-name=""><text:span text:style-name="a1273" text:class-names=""/></text:p>
          </draw:text-box>
          <svg:title/>
          <svg:desc/>
        </draw:frame>
        <draw:frame draw:id="id14" presentation:style-name="a1278" draw:name="Slide Number Placeholder 12" svg:x="4.81102in" svg:y="10.45in" svg:width="3.68858in" svg:height="0.54961in" presentation:class="page-number" presentation:placeholder="false">
          <draw:text-box>
            <text:p text:style-name="a1277" text:class-names="" text:cond-style-name=""><text:span text:style-name="a1276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281" draw:name="Footer Placeholder 5" svg:x="0in" svg:y="10.44792in" svg:width="3.68403in" svg:height="0.55208in" presentation:class="footer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16" presentation:style-name="a1285" draw:name="Slide Number Placeholder 6" svg:x="4.81424in" svg:y="10.44792in" svg:width="3.68403in" svg:height="0.55208in" presentation:class="page-number" presentation:placeholder="false">
          <draw:text-box>
            <text:p text:style-name="a1284" text:class-names="" text:cond-style-name=""><text:span text:style-name="a1282" text:class-names=""><text:page-number style:num-format="1" text:fixed="false">‹#›</text:page-number></text:span><text:span text:style-name="a1283" text:class-names=""/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1287">
      <draw:frame draw:id="id117" draw:layer="Master2-bg" draw:style-name="a1288" draw:name="Picture 9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118" presentation:style-name="a1291" draw:name="Title 1" svg:x="0.75868in" svg:y="0.32986in" svg:width="9.50868in" svg:height="1.19965in" presentation:class="title" presentation:placeholder="false">
        <draw:text-box>
          <text:p text:style-name="a1290" text:class-names="" text:cond-style-name=""><text:span text:style-name="a1289" text:class-names="">Click to edit Master title style</text:span></text:p>
        </draw:text-box>
        <svg:title/>
        <svg:desc/>
      </draw:frame>
      <draw:frame draw:id="id119" presentation:style-name="a1295" draw:name="Text Placeholder 2" svg:x="0.75868in" svg:y="1.52083in" svg:width="4.66493in" svg:height="0.74479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Edit Master text styles</text:span></text:p>
            </text:list-item>
          </text:list>
        </draw:text-box>
        <svg:title/>
        <svg:desc/>
      </draw:frame>
      <draw:frame draw:id="id120" presentation:style-name="a1310" draw:name="Content Placeholder 3" svg:x="0.75868in" svg:y="2.26563in" svg:width="4.66493in" svg:height="3.3316in" presentation:class="object" presentation:placeholder="false">
        <draw:text-box>
          <text:p text:style-name="a1297" text:class-names="" text:cond-style-name=""><text:span text:style-name="a1296" text:class-names="">Edit Master text styles</text:span></text:p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list text:style-name="a1309">
                        <text:list-item>
                          <text:list text:style-name="a1309">
                            <text:list-item>
                              <text:p text:style-name="a1308" text:class-names="" text:cond-style-name=""><text:span text:style-name="a1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1" presentation:style-name="a1314" draw:name="Text Placeholder 4" svg:x="5.5816in" svg:y="1.52083in" svg:width="4.68576in" svg:height="0.74479in" presentation:class="outline" presentation:placeholder="false">
        <draw:text-box>
          <text:list text:style-name="a1313">
            <text:list-item>
              <text:p text:style-name="a1312" text:class-names="" text:cond-style-name=""><text:span text:style-name="a1311" text:class-names="">Edit Master text styles</text:span></text:p>
            </text:list-item>
          </text:list>
        </draw:text-box>
        <svg:title/>
        <svg:desc/>
      </draw:frame>
      <draw:frame draw:id="id122" presentation:style-name="a1329" draw:name="Content Placeholder 5" svg:x="5.5816in" svg:y="2.26563in" svg:width="4.68576in" svg:height="3.3316in" presentation:class="object" presentation:placeholder="false">
        <draw:text-box>
          <text:p text:style-name="a1316" text:class-names="" text:cond-style-name=""><text:span text:style-name="a1315" text:class-names="">Edit Master text styles</text:span></text:p>
          <text:list text:style-name="a1319">
            <text:list-item>
              <text:list text:style-name="a1319">
                <text:list-item>
                  <text:p text:style-name="a1318" text:class-names="" text:cond-style-name=""><text:span text:style-name="a1317" text:class-names="">Second level</text:span></text:p>
                </text:list-item>
              </text:list>
            </text:list-item>
          </text:list>
          <text:list text:style-name="a1322">
            <text:list-item>
              <text:list text:style-name="a1322">
                <text:list-item>
                  <text:list text:style-name="a1322">
                    <text:list-item>
                      <text:p text:style-name="a1321" text:class-names="" text:cond-style-name=""><text:span text:style-name="a1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5">
            <text:list-item>
              <text:list text:style-name="a1325">
                <text:list-item>
                  <text:list text:style-name="a1325">
                    <text:list-item>
                      <text:list text:style-name="a1325">
                        <text:list-item>
                          <text:p text:style-name="a1324" text:class-names="" text:cond-style-name=""><text:span text:style-name="a1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8">
            <text:list-item>
              <text:list text:style-name="a1328">
                <text:list-item>
                  <text:list text:style-name="a1328">
                    <text:list-item>
                      <text:list text:style-name="a1328">
                        <text:list-item>
                          <text:list text:style-name="a1328">
                            <text:list-item>
                              <text:p text:style-name="a1327" text:class-names="" text:cond-style-name=""><text:span text:style-name="a132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1332" draw:name="Date Placeholder 6" svg:x="0.31535in" svg:y="5.7374in" svg:width="1.83464in" svg:height="0.42756in" presentation:class="date-time" presentation:placeholder="false">
        <draw:text-box>
          <text:p text:style-name="a1331" text:class-names="" text:cond-style-name=""><text:span text:style-name="a1330" text:class-names=""/></text:p>
        </draw:text-box>
        <svg:title/>
        <svg:desc/>
      </draw:frame>
      <draw:frame draw:id="id124" presentation:style-name="a1335" draw:name="Footer Placeholder 7" svg:x="4.31732in" svg:y="5.7374in" svg:width="2.2126in" svg:height="0.42756in" presentation:class="footer" presentation:placeholder="false">
        <draw:text-box>
          <text:p text:style-name="a1334" text:class-names="" text:cond-style-name=""><text:span text:style-name="a1333" text:class-names=""/></text:p>
        </draw:text-box>
        <svg:title/>
        <svg:desc/>
      </draw:frame>
      <draw:frame draw:id="id125" presentation:style-name="a1338" draw:name="Slide Number Placeholder 8" svg:x="8.69724in" svg:y="5.7374in" svg:width="1.97205in" svg:height="0.42756in" presentation:class="page-number" presentation:placeholder="false">
        <draw:text-box>
          <text:p text:style-name="a1337" text:class-names="" text:cond-style-name=""><text:span text:style-name="a133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85">
        <draw:frame draw:id="id5" presentation:style-name="a1341" draw:name="Header Placeholder 1" svg:x="0in" svg:y="0in" svg:width="3.68403in" svg:height="0.55208in" presentation:class="header" presentation:placeholder="false">
          <draw:text-box>
            <text:p text:style-name="a1340" text:class-names="" text:cond-style-name=""><text:span text:style-name="a1339" text:class-names=""/></text:p>
          </draw:text-box>
          <svg:title/>
          <svg:desc/>
        </draw:frame>
        <draw:frame draw:id="id6" presentation:style-name="a1345" draw:name="Date Placeholder 2" svg:x="4.81424in" svg:y="0in" svg:width="3.68403in" svg:height="0.55208in" presentation:class="date-time" presentation:placeholder="false">
          <draw:text-box>
            <text:p text:style-name="a1344" text:class-names="" text:cond-style-name=""><text:span text:style-name="a1342" text:class-names=""><text:date text:fixed="false" style:data-style-name="a1343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346" draw:name="Slide Image Placeholder 3">
          <svg:title/>
          <svg:desc/>
        </draw:page-thumbnail>
        <draw:frame draw:id="id8" presentation:style-name="a1361" draw:name="Notes Placeholder 4" svg:x="0.85069in" svg:y="5.2934in" svg:width="6.79861in" svg:height="4.3316in" presentation:class="notes" presentation:placeholder="false">
          <draw:text-box>
            <text:p text:style-name="a1348" text:class-names="" text:cond-style-name=""><text:span text:style-name="a1347" text:class-names="">Edit Master text styles</text:span></text:p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>Second level</text:span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list text:style-name="a1354">
                      <text:list-item>
                        <text:p text:style-name="a1353" text:class-names="" text:cond-style-name=""><text:span text:style-name="a13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list text:style-name="a1357">
                      <text:list-item>
                        <text:list text:style-name="a1357">
                          <text:list-item>
                            <text:p text:style-name="a1356" text:class-names="" text:cond-style-name=""><text:span text:style-name="a13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list text:style-name="a1360">
                      <text:list-item>
                        <text:list text:style-name="a1360">
                          <text:list-item>
                            <text:list text:style-name="a1360">
                              <text:list-item>
                                <text:p text:style-name="a1359" text:class-names="" text:cond-style-name=""><text:span text:style-name="a13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362" draw:name="Slide Image Placeholder 7">
          <svg:title/>
          <svg:desc/>
        </draw:page-thumbnail>
        <draw:frame draw:id="id10" presentation:style-name="a1365" draw:name="Notes Placeholder 8" svg:x="0.85in" svg:y="5.2248in" svg:width="6.79961in" svg:height="4.94961in" presentation:class="notes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11" presentation:style-name="a1368" draw:name="Header Placeholder 9" svg:x="0in" svg:y="0in" svg:width="3.68858in" svg:height="0.54961in" presentation:class="header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2" presentation:style-name="a1371" draw:name="Date Placeholder 10" svg:x="4.81102in" svg:y="0in" svg:width="3.68858in" svg:height="0.54961in" presentation:class="date-time" presentation:placeholder="false">
          <draw:text-box>
            <text:p text:style-name="a1370" text:class-names="" text:cond-style-name=""><text:span text:style-name="a1369" text:class-names=""/></text:p>
          </draw:text-box>
          <svg:title/>
          <svg:desc/>
        </draw:frame>
        <draw:frame draw:id="id13" presentation:style-name="a1374" draw:name="Footer Placeholder 11" svg:x="0in" svg:y="10.45in" svg:width="3.68858in" svg:height="0.54961in" presentation:class="footer" presentation:placeholder="false">
          <draw:text-box>
            <text:p text:style-name="a1373" text:class-names="" text:cond-style-name=""><text:span text:style-name="a1372" text:class-names=""/></text:p>
          </draw:text-box>
          <svg:title/>
          <svg:desc/>
        </draw:frame>
        <draw:frame draw:id="id14" presentation:style-name="a1377" draw:name="Slide Number Placeholder 12" svg:x="4.81102in" svg:y="10.45in" svg:width="3.68858in" svg:height="0.54961in" presentation:class="page-number" presentation:placeholder="false">
          <draw:text-box>
            <text:p text:style-name="a1376" text:class-names="" text:cond-style-name=""><text:span text:style-name="a1375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380" draw:name="Footer Placeholder 5" svg:x="0in" svg:y="10.44792in" svg:width="3.68403in" svg:height="0.55208in" presentation:class="footer" presentation:placeholder="false">
          <draw:text-box>
            <text:p text:style-name="a1379" text:class-names="" text:cond-style-name=""><text:span text:style-name="a1378" text:class-names=""/></text:p>
          </draw:text-box>
          <svg:title/>
          <svg:desc/>
        </draw:frame>
        <draw:frame draw:id="id16" presentation:style-name="a1384" draw:name="Slide Number Placeholder 6" svg:x="4.81424in" svg:y="10.44792in" svg:width="3.68403in" svg:height="0.55208in" presentation:class="page-number" presentation:placeholder="false">
          <draw:text-box>
            <text:p text:style-name="a1383" text:class-names="" text:cond-style-name=""><text:span text:style-name="a1381" text:class-names=""><text:page-number style:num-format="1" text:fixed="false">‹#›</text:page-number></text:span><text:span text:style-name="a1382" text:class-names=""/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386">
      <draw:frame draw:id="id126" draw:layer="Master2-bg" draw:style-name="a1387" draw:name="Picture 5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127" presentation:style-name="a1390" draw:name="Title 1" svg:x="0.55118in" svg:y="0.66024in" svg:width="9.92087in" svg:height="1.03543in" presentation:class="title" presentation:placeholder="false">
        <draw:text-box>
          <text:p text:style-name="a1389" text:class-names="" text:cond-style-name=""><text:span text:style-name="a1388" text:class-names="">Click to edit Master title style</text:span></text:p>
        </draw:text-box>
        <svg:title/>
        <svg:desc/>
      </draw:frame>
      <draw:frame draw:id="id128" presentation:style-name="a1393" draw:name="Date Placeholder 2" svg:x="0.31535in" svg:y="5.7374in" svg:width="1.83464in" svg:height="0.42756in" presentation:class="date-time" presentation:placeholder="false">
        <draw:text-box>
          <text:p text:style-name="a1392" text:class-names="" text:cond-style-name=""><text:span text:style-name="a1391" text:class-names=""/></text:p>
        </draw:text-box>
        <svg:title/>
        <svg:desc/>
      </draw:frame>
      <draw:frame draw:id="id129" presentation:style-name="a1396" draw:name="Footer Placeholder 3" svg:x="4.31732in" svg:y="5.7374in" svg:width="2.2126in" svg:height="0.42756in" presentation:class="footer" presentation:placeholder="false">
        <draw:text-box>
          <text:p text:style-name="a1395" text:class-names="" text:cond-style-name=""><text:span text:style-name="a1394" text:class-names=""/></text:p>
        </draw:text-box>
        <svg:title/>
        <svg:desc/>
      </draw:frame>
      <draw:frame draw:id="id130" presentation:style-name="a1399" draw:name="Slide Number Placeholder 4" svg:x="8.69724in" svg:y="5.7374in" svg:width="1.97205in" svg:height="0.42756in" presentation:class="page-number" presentation:placeholder="false">
        <draw:text-box>
          <text:p text:style-name="a1398" text:class-names="" text:cond-style-name=""><text:span text:style-name="a139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446">
        <draw:frame draw:id="id5" presentation:style-name="a1402" draw:name="Header Placeholder 1" svg:x="0in" svg:y="0in" svg:width="3.68403in" svg:height="0.55208in" presentation:class="header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6" presentation:style-name="a1406" draw:name="Date Placeholder 2" svg:x="4.81424in" svg:y="0in" svg:width="3.68403in" svg:height="0.55208in" presentation:class="date-time" presentation:placeholder="false">
          <draw:text-box>
            <text:p text:style-name="a1405" text:class-names="" text:cond-style-name=""><text:span text:style-name="a1403" text:class-names=""><text:date text:fixed="false" style:data-style-name="a1404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407" draw:name="Slide Image Placeholder 3">
          <svg:title/>
          <svg:desc/>
        </draw:page-thumbnail>
        <draw:frame draw:id="id8" presentation:style-name="a1422" draw:name="Notes Placeholder 4" svg:x="0.85069in" svg:y="5.2934in" svg:width="6.79861in" svg:height="4.3316in" presentation:class="notes" presentation:placeholder="false">
          <draw:text-box>
            <text:p text:style-name="a1409" text:class-names="" text:cond-style-name=""><text:span text:style-name="a1408" text:class-names="">Edit Master text styles</text:span></text:p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10" text:class-names="">Second level</text:span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list text:style-name="a1415">
                      <text:list-item>
                        <text:p text:style-name="a1414" text:class-names="" text:cond-style-name=""><text:span text:style-name="a14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8">
              <text:list-item>
                <text:list text:style-name="a1418">
                  <text:list-item>
                    <text:list text:style-name="a1418">
                      <text:list-item>
                        <text:list text:style-name="a1418">
                          <text:list-item>
                            <text:p text:style-name="a1417" text:class-names="" text:cond-style-name=""><text:span text:style-name="a14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1">
              <text:list-item>
                <text:list text:style-name="a1421">
                  <text:list-item>
                    <text:list text:style-name="a1421">
                      <text:list-item>
                        <text:list text:style-name="a1421">
                          <text:list-item>
                            <text:list text:style-name="a1421">
                              <text:list-item>
                                <text:p text:style-name="a1420" text:class-names="" text:cond-style-name=""><text:span text:style-name="a14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423" draw:name="Slide Image Placeholder 7">
          <svg:title/>
          <svg:desc/>
        </draw:page-thumbnail>
        <draw:frame draw:id="id10" presentation:style-name="a1426" draw:name="Notes Placeholder 8" svg:x="0.85in" svg:y="5.2248in" svg:width="6.79961in" svg:height="4.94961in" presentation:class="notes" presentation:placeholder="false">
          <draw:text-box>
            <text:p text:style-name="a1425" text:class-names="" text:cond-style-name=""><text:span text:style-name="a1424" text:class-names=""/></text:p>
          </draw:text-box>
          <svg:title/>
          <svg:desc/>
        </draw:frame>
        <draw:frame draw:id="id11" presentation:style-name="a1429" draw:name="Header Placeholder 9" svg:x="0in" svg:y="0in" svg:width="3.68858in" svg:height="0.54961in" presentation:class="header" presentation:placeholder="false">
          <draw:text-box>
            <text:p text:style-name="a1428" text:class-names="" text:cond-style-name=""><text:span text:style-name="a1427" text:class-names=""/></text:p>
          </draw:text-box>
          <svg:title/>
          <svg:desc/>
        </draw:frame>
        <draw:frame draw:id="id12" presentation:style-name="a1432" draw:name="Date Placeholder 10" svg:x="4.81102in" svg:y="0in" svg:width="3.68858in" svg:height="0.54961in" presentation:class="date-time" presentation:placeholder="false">
          <draw:text-box>
            <text:p text:style-name="a1431" text:class-names="" text:cond-style-name=""><text:span text:style-name="a1430" text:class-names=""/></text:p>
          </draw:text-box>
          <svg:title/>
          <svg:desc/>
        </draw:frame>
        <draw:frame draw:id="id13" presentation:style-name="a1435" draw:name="Footer Placeholder 11" svg:x="0in" svg:y="10.45in" svg:width="3.68858in" svg:height="0.54961in" presentation:class="footer" presentation:placeholder="false">
          <draw:text-box>
            <text:p text:style-name="a1434" text:class-names="" text:cond-style-name=""><text:span text:style-name="a1433" text:class-names=""/></text:p>
          </draw:text-box>
          <svg:title/>
          <svg:desc/>
        </draw:frame>
        <draw:frame draw:id="id14" presentation:style-name="a1438" draw:name="Slide Number Placeholder 12" svg:x="4.81102in" svg:y="10.45in" svg:width="3.68858in" svg:height="0.54961in" presentation:class="page-number" presentation:placeholder="false">
          <draw:text-box>
            <text:p text:style-name="a1437" text:class-names="" text:cond-style-name=""><text:span text:style-name="a1436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441" draw:name="Footer Placeholder 5" svg:x="0in" svg:y="10.44792in" svg:width="3.68403in" svg:height="0.55208in" presentation:class="footer" presentation:placeholder="false">
          <draw:text-box>
            <text:p text:style-name="a1440" text:class-names="" text:cond-style-name=""><text:span text:style-name="a1439" text:class-names=""/></text:p>
          </draw:text-box>
          <svg:title/>
          <svg:desc/>
        </draw:frame>
        <draw:frame draw:id="id16" presentation:style-name="a1445" draw:name="Slide Number Placeholder 6" svg:x="4.81424in" svg:y="10.44792in" svg:width="3.68403in" svg:height="0.55208in" presentation:class="page-number" presentation:placeholder="false">
          <draw:text-box>
            <text:p text:style-name="a1444" text:class-names="" text:cond-style-name=""><text:span text:style-name="a1442" text:class-names=""><text:page-number style:num-format="1" text:fixed="false">‹#›</text:page-number></text:span><text:span text:style-name="a1443" text:class-names=""/></text:p>
          </draw:text-box>
          <svg:title/>
          <svg:desc/>
        </draw:frame>
      </presentation:notes>
    </style:master-page>
    <style:master-page style:name="Master2-Layout7-blank-Blank" style:page-layout-name="pageLayout1" draw:style-name="a1447">
      <draw:frame draw:id="id131" draw:layer="Master2-bg" draw:style-name="a1448" draw:name="Picture 4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132" presentation:style-name="a1451" draw:name="Date Placeholder 1" svg:x="0.31535in" svg:y="5.7374in" svg:width="1.83464in" svg:height="0.42756in" presentation:class="date-time" presentation:placeholder="false">
        <draw:text-box>
          <text:p text:style-name="a1450" text:class-names="" text:cond-style-name=""><text:span text:style-name="a1449" text:class-names=""/></text:p>
        </draw:text-box>
        <svg:title/>
        <svg:desc/>
      </draw:frame>
      <draw:frame draw:id="id133" presentation:style-name="a1454" draw:name="Footer Placeholder 2" svg:x="4.31732in" svg:y="5.7374in" svg:width="2.2126in" svg:height="0.42756in" presentation:class="footer" presentation:placeholder="false">
        <draw:text-box>
          <text:p text:style-name="a1453" text:class-names="" text:cond-style-name=""><text:span text:style-name="a1452" text:class-names=""/></text:p>
        </draw:text-box>
        <svg:title/>
        <svg:desc/>
      </draw:frame>
      <draw:frame draw:id="id134" presentation:style-name="a1457" draw:name="Slide Number Placeholder 3" svg:x="8.69724in" svg:y="5.7374in" svg:width="1.97205in" svg:height="0.42756in" presentation:class="page-number" presentation:placeholder="false">
        <draw:text-box>
          <text:p text:style-name="a1456" text:class-names="" text:cond-style-name=""><text:span text:style-name="a145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04">
        <draw:frame draw:id="id5" presentation:style-name="a1460" draw:name="Header Placeholder 1" svg:x="0in" svg:y="0in" svg:width="3.68403in" svg:height="0.55208in" presentation:class="header" presentation:placeholder="false">
          <draw:text-box>
            <text:p text:style-name="a1459" text:class-names="" text:cond-style-name=""><text:span text:style-name="a1458" text:class-names=""/></text:p>
          </draw:text-box>
          <svg:title/>
          <svg:desc/>
        </draw:frame>
        <draw:frame draw:id="id6" presentation:style-name="a1464" draw:name="Date Placeholder 2" svg:x="4.81424in" svg:y="0in" svg:width="3.68403in" svg:height="0.55208in" presentation:class="date-time" presentation:placeholder="false">
          <draw:text-box>
            <text:p text:style-name="a1463" text:class-names="" text:cond-style-name=""><text:span text:style-name="a1461" text:class-names=""><text:date text:fixed="false" style:data-style-name="a1462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465" draw:name="Slide Image Placeholder 3">
          <svg:title/>
          <svg:desc/>
        </draw:page-thumbnail>
        <draw:frame draw:id="id8" presentation:style-name="a1480" draw:name="Notes Placeholder 4" svg:x="0.85069in" svg:y="5.2934in" svg:width="6.79861in" svg:height="4.3316in" presentation:class="notes" presentation:placeholder="false">
          <draw:text-box>
            <text:p text:style-name="a1467" text:class-names="" text:cond-style-name=""><text:span text:style-name="a1466" text:class-names="">Edit Master text styles</text:span></text:p>
            <text:list text:style-name="a1470">
              <text:list-item>
                <text:list text:style-name="a1470">
                  <text:list-item>
                    <text:p text:style-name="a1469" text:class-names="" text:cond-style-name=""><text:span text:style-name="a1468" text:class-names="">Second level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list text:style-name="a1473">
                      <text:list-item>
                        <text:p text:style-name="a1472" text:class-names="" text:cond-style-name=""><text:span text:style-name="a14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76">
              <text:list-item>
                <text:list text:style-name="a1476">
                  <text:list-item>
                    <text:list text:style-name="a1476">
                      <text:list-item>
                        <text:list text:style-name="a1476">
                          <text:list-item>
                            <text:p text:style-name="a1475" text:class-names="" text:cond-style-name=""><text:span text:style-name="a14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9">
              <text:list-item>
                <text:list text:style-name="a1479">
                  <text:list-item>
                    <text:list text:style-name="a1479">
                      <text:list-item>
                        <text:list text:style-name="a1479">
                          <text:list-item>
                            <text:list text:style-name="a1479">
                              <text:list-item>
                                <text:p text:style-name="a1478" text:class-names="" text:cond-style-name=""><text:span text:style-name="a14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481" draw:name="Slide Image Placeholder 7">
          <svg:title/>
          <svg:desc/>
        </draw:page-thumbnail>
        <draw:frame draw:id="id10" presentation:style-name="a1484" draw:name="Notes Placeholder 8" svg:x="0.85in" svg:y="5.2248in" svg:width="6.79961in" svg:height="4.94961in" presentation:class="notes" presentation:placeholder="false">
          <draw:text-box>
            <text:p text:style-name="a1483" text:class-names="" text:cond-style-name=""><text:span text:style-name="a1482" text:class-names=""/></text:p>
          </draw:text-box>
          <svg:title/>
          <svg:desc/>
        </draw:frame>
        <draw:frame draw:id="id11" presentation:style-name="a1487" draw:name="Header Placeholder 9" svg:x="0in" svg:y="0in" svg:width="3.68858in" svg:height="0.54961in" presentation:class="header" presentation:placeholder="false">
          <draw:text-box>
            <text:p text:style-name="a1486" text:class-names="" text:cond-style-name=""><text:span text:style-name="a1485" text:class-names=""/></text:p>
          </draw:text-box>
          <svg:title/>
          <svg:desc/>
        </draw:frame>
        <draw:frame draw:id="id12" presentation:style-name="a1490" draw:name="Date Placeholder 10" svg:x="4.81102in" svg:y="0in" svg:width="3.68858in" svg:height="0.54961in" presentation:class="date-time" presentation:placeholder="false">
          <draw:text-box>
            <text:p text:style-name="a1489" text:class-names="" text:cond-style-name=""><text:span text:style-name="a1488" text:class-names=""/></text:p>
          </draw:text-box>
          <svg:title/>
          <svg:desc/>
        </draw:frame>
        <draw:frame draw:id="id13" presentation:style-name="a1493" draw:name="Footer Placeholder 11" svg:x="0in" svg:y="10.45in" svg:width="3.68858in" svg:height="0.54961in" presentation:class="footer" presentation:placeholder="false">
          <draw:text-box>
            <text:p text:style-name="a1492" text:class-names="" text:cond-style-name=""><text:span text:style-name="a1491" text:class-names=""/></text:p>
          </draw:text-box>
          <svg:title/>
          <svg:desc/>
        </draw:frame>
        <draw:frame draw:id="id14" presentation:style-name="a1496" draw:name="Slide Number Placeholder 12" svg:x="4.81102in" svg:y="10.45in" svg:width="3.68858in" svg:height="0.54961in" presentation:class="page-number" presentation:placeholder="false">
          <draw:text-box>
            <text:p text:style-name="a1495" text:class-names="" text:cond-style-name=""><text:span text:style-name="a1494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499" draw:name="Footer Placeholder 5" svg:x="0in" svg:y="10.44792in" svg:width="3.68403in" svg:height="0.55208in" presentation:class="footer" presentation:placeholder="false">
          <draw:text-box>
            <text:p text:style-name="a1498" text:class-names="" text:cond-style-name=""><text:span text:style-name="a1497" text:class-names=""/></text:p>
          </draw:text-box>
          <svg:title/>
          <svg:desc/>
        </draw:frame>
        <draw:frame draw:id="id16" presentation:style-name="a1503" draw:name="Slide Number Placeholder 6" svg:x="4.81424in" svg:y="10.44792in" svg:width="3.68403in" svg:height="0.55208in" presentation:class="page-number" presentation:placeholder="false">
          <draw:text-box>
            <text:p text:style-name="a1502" text:class-names="" text:cond-style-name=""><text:span text:style-name="a1500" text:class-names=""><text:page-number style:num-format="1" text:fixed="false">‹#›</text:page-number></text:span><text:span text:style-name="a1501" text:class-names=""/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505">
      <draw:frame draw:id="id135" draw:layer="Master2-bg" draw:style-name="a1506" draw:name="Picture 7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136" presentation:style-name="a1509" draw:name="Title 1" svg:x="0.75868in" svg:y="0.41319in" svg:width="3.55556in" svg:height="1.44792in" presentation:class="title" presentation:placeholder="false">
        <draw:text-box>
          <text:p text:style-name="a1508" text:class-names="" text:cond-style-name=""><text:span text:style-name="a1507" text:class-names="">Click to edit Master title style</text:span></text:p>
        </draw:text-box>
        <svg:title/>
        <svg:desc/>
      </draw:frame>
      <draw:frame draw:id="id137" presentation:style-name="a1524" draw:name="Content Placeholder 2" svg:x="4.6875in" svg:y="0.89236in" svg:width="5.57986in" svg:height="4.40799in" presentation:class="object" presentation:placeholder="false">
        <draw:text-box>
          <text:p text:style-name="a1511" text:class-names="" text:cond-style-name=""><text:span text:style-name="a1510" text:class-names="">Edit Master text styles</text:span></text:p>
          <text:list text:style-name="a1514">
            <text:list-item>
              <text:list text:style-name="a1514">
                <text:list-item>
                  <text:p text:style-name="a1513" text:class-names="" text:cond-style-name=""><text:span text:style-name="a1512" text:class-names="">Second level</text:span></text:p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p text:style-name="a1516" text:class-names="" text:cond-style-name=""><text:span text:style-name="a151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0">
            <text:list-item>
              <text:list text:style-name="a1520">
                <text:list-item>
                  <text:list text:style-name="a1520">
                    <text:list-item>
                      <text:list text:style-name="a1520">
                        <text:list-item>
                          <text:p text:style-name="a1519" text:class-names="" text:cond-style-name=""><text:span text:style-name="a15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3">
            <text:list-item>
              <text:list text:style-name="a1523">
                <text:list-item>
                  <text:list text:style-name="a1523">
                    <text:list-item>
                      <text:list text:style-name="a1523">
                        <text:list-item>
                          <text:list text:style-name="a1523">
                            <text:list-item>
                              <text:p text:style-name="a1522" text:class-names="" text:cond-style-name=""><text:span text:style-name="a15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528" draw:name="Text Placeholder 3" svg:x="0.75868in" svg:y="1.86111in" svg:width="3.55556in" svg:height="3.44618in" presentation:class="outline" presentation:placeholder="false">
        <draw:text-box>
          <text:list text:style-name="a1527">
            <text:list-item>
              <text:p text:style-name="a1526" text:class-names="" text:cond-style-name=""><text:span text:style-name="a1525" text:class-names="">Edit Master text styles</text:span></text:p>
            </text:list-item>
          </text:list>
        </draw:text-box>
        <svg:title/>
        <svg:desc/>
      </draw:frame>
      <draw:frame draw:id="id139" presentation:style-name="a1531" draw:name="Date Placeholder 4" svg:x="0.31535in" svg:y="5.7374in" svg:width="1.83464in" svg:height="0.42756in" presentation:class="date-time" presentation:placeholder="false">
        <draw:text-box>
          <text:p text:style-name="a1530" text:class-names="" text:cond-style-name=""><text:span text:style-name="a1529" text:class-names=""/></text:p>
        </draw:text-box>
        <svg:title/>
        <svg:desc/>
      </draw:frame>
      <draw:frame draw:id="id140" presentation:style-name="a1534" draw:name="Footer Placeholder 5" svg:x="4.31732in" svg:y="5.7374in" svg:width="2.2126in" svg:height="0.42756in" presentation:class="footer" presentation:placeholder="false">
        <draw:text-box>
          <text:p text:style-name="a1533" text:class-names="" text:cond-style-name=""><text:span text:style-name="a1532" text:class-names=""/></text:p>
        </draw:text-box>
        <svg:title/>
        <svg:desc/>
      </draw:frame>
      <draw:frame draw:id="id141" presentation:style-name="a1537" draw:name="Slide Number Placeholder 6" svg:x="8.69724in" svg:y="5.7374in" svg:width="1.97205in" svg:height="0.42756in" presentation:class="page-number" presentation:placeholder="false">
        <draw:text-box>
          <text:p text:style-name="a1536" text:class-names="" text:cond-style-name=""><text:span text:style-name="a153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584">
        <draw:frame draw:id="id5" presentation:style-name="a1540" draw:name="Header Placeholder 1" svg:x="0in" svg:y="0in" svg:width="3.68403in" svg:height="0.55208in" presentation:class="header" presentation:placeholder="false">
          <draw:text-box>
            <text:p text:style-name="a1539" text:class-names="" text:cond-style-name=""><text:span text:style-name="a1538" text:class-names=""/></text:p>
          </draw:text-box>
          <svg:title/>
          <svg:desc/>
        </draw:frame>
        <draw:frame draw:id="id6" presentation:style-name="a1544" draw:name="Date Placeholder 2" svg:x="4.81424in" svg:y="0in" svg:width="3.68403in" svg:height="0.55208in" presentation:class="date-time" presentation:placeholder="false">
          <draw:text-box>
            <text:p text:style-name="a1543" text:class-names="" text:cond-style-name=""><text:span text:style-name="a1541" text:class-names=""><text:date text:fixed="false" style:data-style-name="a1542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545" draw:name="Slide Image Placeholder 3">
          <svg:title/>
          <svg:desc/>
        </draw:page-thumbnail>
        <draw:frame draw:id="id8" presentation:style-name="a1560" draw:name="Notes Placeholder 4" svg:x="0.85069in" svg:y="5.2934in" svg:width="6.79861in" svg:height="4.3316in" presentation:class="notes" presentation:placeholder="false">
          <draw:text-box>
            <text:p text:style-name="a1547" text:class-names="" text:cond-style-name=""><text:span text:style-name="a1546" text:class-names="">Edit Master text styles</text:span></text:p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8" text:class-names="">Second level</text:span></text:p>
                  </text:list-item>
                </text:list>
              </text:list-item>
            </text:list>
            <text:list text:style-name="a1553">
              <text:list-item>
                <text:list text:style-name="a1553">
                  <text:list-item>
                    <text:list text:style-name="a1553">
                      <text:list-item>
                        <text:p text:style-name="a1552" text:class-names="" text:cond-style-name=""><text:span text:style-name="a15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6">
              <text:list-item>
                <text:list text:style-name="a1556">
                  <text:list-item>
                    <text:list text:style-name="a1556">
                      <text:list-item>
                        <text:list text:style-name="a1556">
                          <text:list-item>
                            <text:p text:style-name="a1555" text:class-names="" text:cond-style-name=""><text:span text:style-name="a15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9">
              <text:list-item>
                <text:list text:style-name="a1559">
                  <text:list-item>
                    <text:list text:style-name="a1559">
                      <text:list-item>
                        <text:list text:style-name="a1559">
                          <text:list-item>
                            <text:list text:style-name="a1559">
                              <text:list-item>
                                <text:p text:style-name="a1558" text:class-names="" text:cond-style-name=""><text:span text:style-name="a15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561" draw:name="Slide Image Placeholder 7">
          <svg:title/>
          <svg:desc/>
        </draw:page-thumbnail>
        <draw:frame draw:id="id10" presentation:style-name="a1564" draw:name="Notes Placeholder 8" svg:x="0.85in" svg:y="5.2248in" svg:width="6.79961in" svg:height="4.94961in" presentation:class="notes" presentation:placeholder="false">
          <draw:text-box>
            <text:p text:style-name="a1563" text:class-names="" text:cond-style-name=""><text:span text:style-name="a1562" text:class-names=""/></text:p>
          </draw:text-box>
          <svg:title/>
          <svg:desc/>
        </draw:frame>
        <draw:frame draw:id="id11" presentation:style-name="a1567" draw:name="Header Placeholder 9" svg:x="0in" svg:y="0in" svg:width="3.68858in" svg:height="0.54961in" presentation:class="header" presentation:placeholder="false">
          <draw:text-box>
            <text:p text:style-name="a1566" text:class-names="" text:cond-style-name=""><text:span text:style-name="a1565" text:class-names=""/></text:p>
          </draw:text-box>
          <svg:title/>
          <svg:desc/>
        </draw:frame>
        <draw:frame draw:id="id12" presentation:style-name="a1570" draw:name="Date Placeholder 10" svg:x="4.81102in" svg:y="0in" svg:width="3.68858in" svg:height="0.54961in" presentation:class="date-time" presentation:placeholder="false">
          <draw:text-box>
            <text:p text:style-name="a1569" text:class-names="" text:cond-style-name=""><text:span text:style-name="a1568" text:class-names=""/></text:p>
          </draw:text-box>
          <svg:title/>
          <svg:desc/>
        </draw:frame>
        <draw:frame draw:id="id13" presentation:style-name="a1573" draw:name="Footer Placeholder 11" svg:x="0in" svg:y="10.45in" svg:width="3.68858in" svg:height="0.54961in" presentation:class="footer" presentation:placeholder="false">
          <draw:text-box>
            <text:p text:style-name="a1572" text:class-names="" text:cond-style-name=""><text:span text:style-name="a1571" text:class-names=""/></text:p>
          </draw:text-box>
          <svg:title/>
          <svg:desc/>
        </draw:frame>
        <draw:frame draw:id="id14" presentation:style-name="a1576" draw:name="Slide Number Placeholder 12" svg:x="4.81102in" svg:y="10.45in" svg:width="3.68858in" svg:height="0.54961in" presentation:class="page-number" presentation:placeholder="false">
          <draw:text-box>
            <text:p text:style-name="a1575" text:class-names="" text:cond-style-name=""><text:span text:style-name="a1574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579" draw:name="Footer Placeholder 5" svg:x="0in" svg:y="10.44792in" svg:width="3.68403in" svg:height="0.55208in" presentation:class="footer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16" presentation:style-name="a1583" draw:name="Slide Number Placeholder 6" svg:x="4.81424in" svg:y="10.44792in" svg:width="3.68403in" svg:height="0.55208in" presentation:class="page-number" presentation:placeholder="false">
          <draw:text-box>
            <text:p text:style-name="a1582" text:class-names="" text:cond-style-name=""><text:span text:style-name="a1580" text:class-names=""><text:page-number style:num-format="1" text:fixed="false">‹#›</text:page-number></text:span><text:span text:style-name="a1581" text:class-names=""/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585">
      <draw:frame draw:id="id142" draw:layer="Master2-bg" draw:style-name="a1586" draw:name="Picture 7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143" presentation:style-name="a1589" draw:name="Title 1" svg:x="0.75868in" svg:y="0.41319in" svg:width="3.55556in" svg:height="1.44792in" presentation:class="title" presentation:placeholder="false">
        <draw:text-box>
          <text:p text:style-name="a1588" text:class-names="" text:cond-style-name=""><text:span text:style-name="a1587" text:class-names="">Click to edit Master title style</text:span></text:p>
        </draw:text-box>
        <svg:title/>
        <svg:desc/>
      </draw:frame>
      <draw:frame draw:id="id144" presentation:style-name="a1592" draw:name="Picture Placeholder 2" svg:x="4.6875in" svg:y="0.89236in" svg:width="5.57986in" svg:height="4.40799in" presentation:class="graphic" presentation:placeholder="false">
        <draw:text-box>
          <text:p text:style-name="a1591" text:class-names="" text:cond-style-name=""><text:span text:style-name="a1590" text:class-names=""/></text:p>
        </draw:text-box>
        <svg:title/>
        <svg:desc/>
      </draw:frame>
      <draw:frame draw:id="id145" presentation:style-name="a1596" draw:name="Text Placeholder 3" svg:x="0.75868in" svg:y="1.86111in" svg:width="3.55556in" svg:height="3.44618in" presentation:class="outline" presentation:placeholder="false">
        <draw:text-box>
          <text:list text:style-name="a1595">
            <text:list-item>
              <text:p text:style-name="a1594" text:class-names="" text:cond-style-name=""><text:span text:style-name="a1593" text:class-names="">Edit Master text styles</text:span></text:p>
            </text:list-item>
          </text:list>
        </draw:text-box>
        <svg:title/>
        <svg:desc/>
      </draw:frame>
      <draw:frame draw:id="id146" presentation:style-name="a1599" draw:name="Date Placeholder 4" svg:x="0.31535in" svg:y="5.7374in" svg:width="1.83464in" svg:height="0.42756in" presentation:class="date-time" presentation:placeholder="false">
        <draw:text-box>
          <text:p text:style-name="a1598" text:class-names="" text:cond-style-name=""><text:span text:style-name="a1597" text:class-names=""/></text:p>
        </draw:text-box>
        <svg:title/>
        <svg:desc/>
      </draw:frame>
      <draw:frame draw:id="id147" presentation:style-name="a1602" draw:name="Footer Placeholder 5" svg:x="4.31732in" svg:y="5.7374in" svg:width="2.2126in" svg:height="0.42756in" presentation:class="footer" presentation:placeholder="false">
        <draw:text-box>
          <text:p text:style-name="a1601" text:class-names="" text:cond-style-name=""><text:span text:style-name="a1600" text:class-names=""/></text:p>
        </draw:text-box>
        <svg:title/>
        <svg:desc/>
      </draw:frame>
      <draw:frame draw:id="id148" presentation:style-name="a1605" draw:name="Slide Number Placeholder 6" svg:x="8.69724in" svg:y="5.7374in" svg:width="1.97205in" svg:height="0.42756in" presentation:class="page-number" presentation:placeholder="false">
        <draw:text-box>
          <text:p text:style-name="a1604" text:class-names="" text:cond-style-name=""><text:span text:style-name="a160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52">
        <draw:frame draw:id="id5" presentation:style-name="a1608" draw:name="Header Placeholder 1" svg:x="0in" svg:y="0in" svg:width="3.68403in" svg:height="0.55208in" presentation:class="head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6" presentation:style-name="a1612" draw:name="Date Placeholder 2" svg:x="4.81424in" svg:y="0in" svg:width="3.68403in" svg:height="0.55208in" presentation:class="date-time" presentation:placeholder="false">
          <draw:text-box>
            <text:p text:style-name="a1611" text:class-names="" text:cond-style-name=""><text:span text:style-name="a1609" text:class-names=""><text:date text:fixed="false" style:data-style-name="a1610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613" draw:name="Slide Image Placeholder 3">
          <svg:title/>
          <svg:desc/>
        </draw:page-thumbnail>
        <draw:frame draw:id="id8" presentation:style-name="a1628" draw:name="Notes Placeholder 4" svg:x="0.85069in" svg:y="5.2934in" svg:width="6.79861in" svg:height="4.3316in" presentation:class="notes" presentation:placeholder="false">
          <draw:text-box>
            <text:p text:style-name="a1615" text:class-names="" text:cond-style-name=""><text:span text:style-name="a1614" text:class-names="">Edit Master text styles</text:span></text:p>
            <text:list text:style-name="a1618">
              <text:list-item>
                <text:list text:style-name="a1618">
                  <text:list-item>
                    <text:p text:style-name="a1617" text:class-names="" text:cond-style-name=""><text:span text:style-name="a1616" text:class-names="">Second level</text:span></text:p>
                  </text:list-item>
                </text:list>
              </text:list-item>
            </text:list>
            <text:list text:style-name="a1621">
              <text:list-item>
                <text:list text:style-name="a1621">
                  <text:list-item>
                    <text:list text:style-name="a1621">
                      <text:list-item>
                        <text:p text:style-name="a1620" text:class-names="" text:cond-style-name=""><text:span text:style-name="a16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4">
              <text:list-item>
                <text:list text:style-name="a1624">
                  <text:list-item>
                    <text:list text:style-name="a1624">
                      <text:list-item>
                        <text:list text:style-name="a1624">
                          <text:list-item>
                            <text:p text:style-name="a1623" text:class-names="" text:cond-style-name=""><text:span text:style-name="a16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7">
              <text:list-item>
                <text:list text:style-name="a1627">
                  <text:list-item>
                    <text:list text:style-name="a1627">
                      <text:list-item>
                        <text:list text:style-name="a1627">
                          <text:list-item>
                            <text:list text:style-name="a1627">
                              <text:list-item>
                                <text:p text:style-name="a1626" text:class-names="" text:cond-style-name=""><text:span text:style-name="a16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629" draw:name="Slide Image Placeholder 7">
          <svg:title/>
          <svg:desc/>
        </draw:page-thumbnail>
        <draw:frame draw:id="id10" presentation:style-name="a1632" draw:name="Notes Placeholder 8" svg:x="0.85in" svg:y="5.2248in" svg:width="6.79961in" svg:height="4.94961in" presentation:class="notes" presentation:placeholder="false">
          <draw:text-box>
            <text:p text:style-name="a1631" text:class-names="" text:cond-style-name=""><text:span text:style-name="a1630" text:class-names=""/></text:p>
          </draw:text-box>
          <svg:title/>
          <svg:desc/>
        </draw:frame>
        <draw:frame draw:id="id11" presentation:style-name="a1635" draw:name="Header Placeholder 9" svg:x="0in" svg:y="0in" svg:width="3.68858in" svg:height="0.54961in" presentation:class="header" presentation:placeholder="false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12" presentation:style-name="a1638" draw:name="Date Placeholder 10" svg:x="4.81102in" svg:y="0in" svg:width="3.68858in" svg:height="0.54961in" presentation:class="date-time" presentation:placeholder="false">
          <draw:text-box>
            <text:p text:style-name="a1637" text:class-names="" text:cond-style-name=""><text:span text:style-name="a1636" text:class-names=""/></text:p>
          </draw:text-box>
          <svg:title/>
          <svg:desc/>
        </draw:frame>
        <draw:frame draw:id="id13" presentation:style-name="a1641" draw:name="Footer Placeholder 11" svg:x="0in" svg:y="10.45in" svg:width="3.68858in" svg:height="0.54961in" presentation:class="footer" presentation:placeholder="false">
          <draw:text-box>
            <text:p text:style-name="a1640" text:class-names="" text:cond-style-name=""><text:span text:style-name="a1639" text:class-names=""/></text:p>
          </draw:text-box>
          <svg:title/>
          <svg:desc/>
        </draw:frame>
        <draw:frame draw:id="id14" presentation:style-name="a1644" draw:name="Slide Number Placeholder 12" svg:x="4.81102in" svg:y="10.45in" svg:width="3.68858in" svg:height="0.54961in" presentation:class="page-number" presentation:placeholder="false">
          <draw:text-box>
            <text:p text:style-name="a1643" text:class-names="" text:cond-style-name=""><text:span text:style-name="a1642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647" draw:name="Footer Placeholder 5" svg:x="0in" svg:y="10.44792in" svg:width="3.68403in" svg:height="0.55208in" presentation:class="footer" presentation:placeholder="false">
          <draw:text-box>
            <text:p text:style-name="a1646" text:class-names="" text:cond-style-name=""><text:span text:style-name="a1645" text:class-names=""/></text:p>
          </draw:text-box>
          <svg:title/>
          <svg:desc/>
        </draw:frame>
        <draw:frame draw:id="id16" presentation:style-name="a1651" draw:name="Slide Number Placeholder 6" svg:x="4.81424in" svg:y="10.44792in" svg:width="3.68403in" svg:height="0.55208in" presentation:class="page-number" presentation:placeholder="false">
          <draw:text-box>
            <text:p text:style-name="a1650" text:class-names="" text:cond-style-name=""><text:span text:style-name="a1648" text:class-names=""><text:page-number style:num-format="1" text:fixed="false">‹#›</text:page-number></text:span><text:span text:style-name="a1649" text:class-names=""/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653">
      <draw:frame draw:id="id149" draw:layer="Master2-bg" draw:style-name="a1654" draw:name="Picture 6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150" presentation:style-name="a1657" draw:name="Title 1" svg:x="0.55118in" svg:y="0.66024in" svg:width="9.92087in" svg:height="1.03543in" presentation:class="title" presentation:placeholder="false">
        <draw:text-box>
          <text:p text:style-name="a1656" text:class-names="" text:cond-style-name=""><text:span text:style-name="a1655" text:class-names="">Click to edit Master title style</text:span></text:p>
        </draw:text-box>
        <svg:title/>
        <svg:desc/>
      </draw:frame>
      <draw:frame draw:id="id151" presentation:style-name="a1673" draw:name="Vertical Text Placeholder 2" svg:x="0.55118in" svg:y="1.86417in" svg:width="9.92087in" svg:height="3.59646in" presentation:class="outline" presentation:placeholder="false">
        <draw:text-box>
          <text:list text:style-name="a1660">
            <text:list-item>
              <text:p text:style-name="a1659" text:class-names="" text:cond-style-name=""><text:span text:style-name="a1658" text:class-names="">Edit Master text styles</text:span></text:p>
            </text:list-item>
          </text:list>
          <text:list text:style-name="a1663">
            <text:list-item>
              <text:list text:style-name="a1663">
                <text:list-item>
                  <text:p text:style-name="a1662" text:class-names="" text:cond-style-name=""><text:span text:style-name="a1661" text:class-names="">Second level</text:span></text:p>
                </text:list-item>
              </text:list>
            </text:list-item>
          </text:list>
          <text:list text:style-name="a1666">
            <text:list-item>
              <text:list text:style-name="a1666">
                <text:list-item>
                  <text:list text:style-name="a1666">
                    <text:list-item>
                      <text:p text:style-name="a1665" text:class-names="" text:cond-style-name=""><text:span text:style-name="a1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9">
            <text:list-item>
              <text:list text:style-name="a1669">
                <text:list-item>
                  <text:list text:style-name="a1669">
                    <text:list-item>
                      <text:list text:style-name="a1669">
                        <text:list-item>
                          <text:p text:style-name="a1668" text:class-names="" text:cond-style-name=""><text:span text:style-name="a1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72">
            <text:list-item>
              <text:list text:style-name="a1672">
                <text:list-item>
                  <text:list text:style-name="a1672">
                    <text:list-item>
                      <text:list text:style-name="a1672">
                        <text:list-item>
                          <text:list text:style-name="a1672">
                            <text:list-item>
                              <text:p text:style-name="a1671" text:class-names="" text:cond-style-name=""><text:span text:style-name="a16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1676" draw:name="Date Placeholder 3" svg:x="0.31535in" svg:y="5.7374in" svg:width="1.83464in" svg:height="0.42756in" presentation:class="date-time" presentation:placeholder="false">
        <draw:text-box>
          <text:p text:style-name="a1675" text:class-names="" text:cond-style-name=""><text:span text:style-name="a1674" text:class-names=""/></text:p>
        </draw:text-box>
        <svg:title/>
        <svg:desc/>
      </draw:frame>
      <draw:frame draw:id="id153" presentation:style-name="a1679" draw:name="Footer Placeholder 4" svg:x="4.31732in" svg:y="5.7374in" svg:width="2.2126in" svg:height="0.42756in" presentation:class="footer" presentation:placeholder="false">
        <draw:text-box>
          <text:p text:style-name="a1678" text:class-names="" text:cond-style-name=""><text:span text:style-name="a1677" text:class-names=""/></text:p>
        </draw:text-box>
        <svg:title/>
        <svg:desc/>
      </draw:frame>
      <draw:frame draw:id="id154" presentation:style-name="a1682" draw:name="Slide Number Placeholder 5" svg:x="8.69724in" svg:y="5.7374in" svg:width="1.97205in" svg:height="0.42756in" presentation:class="page-number" presentation:placeholder="false">
        <draw:text-box>
          <text:p text:style-name="a1681" text:class-names="" text:cond-style-name=""><text:span text:style-name="a168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729">
        <draw:frame draw:id="id5" presentation:style-name="a1685" draw:name="Header Placeholder 1" svg:x="0in" svg:y="0in" svg:width="3.68403in" svg:height="0.55208in" presentation:class="header" presentation:placeholder="false">
          <draw:text-box>
            <text:p text:style-name="a1684" text:class-names="" text:cond-style-name=""><text:span text:style-name="a1683" text:class-names=""/></text:p>
          </draw:text-box>
          <svg:title/>
          <svg:desc/>
        </draw:frame>
        <draw:frame draw:id="id6" presentation:style-name="a1689" draw:name="Date Placeholder 2" svg:x="4.81424in" svg:y="0in" svg:width="3.68403in" svg:height="0.55208in" presentation:class="date-time" presentation:placeholder="false">
          <draw:text-box>
            <text:p text:style-name="a1688" text:class-names="" text:cond-style-name=""><text:span text:style-name="a1686" text:class-names=""><text:date text:fixed="false" style:data-style-name="a1687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690" draw:name="Slide Image Placeholder 3">
          <svg:title/>
          <svg:desc/>
        </draw:page-thumbnail>
        <draw:frame draw:id="id8" presentation:style-name="a1705" draw:name="Notes Placeholder 4" svg:x="0.85069in" svg:y="5.2934in" svg:width="6.79861in" svg:height="4.3316in" presentation:class="notes" presentation:placeholder="false">
          <draw:text-box>
            <text:p text:style-name="a1692" text:class-names="" text:cond-style-name=""><text:span text:style-name="a1691" text:class-names="">Edit Master text styles</text:span></text:p>
            <text:list text:style-name="a1695">
              <text:list-item>
                <text:list text:style-name="a1695">
                  <text:list-item>
                    <text:p text:style-name="a1694" text:class-names="" text:cond-style-name=""><text:span text:style-name="a1693" text:class-names="">Second level</text:span></text:p>
                  </text:list-item>
                </text:list>
              </text:list-item>
            </text:list>
            <text:list text:style-name="a1698">
              <text:list-item>
                <text:list text:style-name="a1698">
                  <text:list-item>
                    <text:list text:style-name="a1698">
                      <text:list-item>
                        <text:p text:style-name="a1697" text:class-names="" text:cond-style-name=""><text:span text:style-name="a16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01">
              <text:list-item>
                <text:list text:style-name="a1701">
                  <text:list-item>
                    <text:list text:style-name="a1701">
                      <text:list-item>
                        <text:list text:style-name="a1701">
                          <text:list-item>
                            <text:p text:style-name="a1700" text:class-names="" text:cond-style-name=""><text:span text:style-name="a16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4">
              <text:list-item>
                <text:list text:style-name="a1704">
                  <text:list-item>
                    <text:list text:style-name="a1704">
                      <text:list-item>
                        <text:list text:style-name="a1704">
                          <text:list-item>
                            <text:list text:style-name="a1704">
                              <text:list-item>
                                <text:p text:style-name="a1703" text:class-names="" text:cond-style-name=""><text:span text:style-name="a17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706" draw:name="Slide Image Placeholder 7">
          <svg:title/>
          <svg:desc/>
        </draw:page-thumbnail>
        <draw:frame draw:id="id10" presentation:style-name="a1709" draw:name="Notes Placeholder 8" svg:x="0.85in" svg:y="5.2248in" svg:width="6.79961in" svg:height="4.94961in" presentation:class="notes" presentation:placeholder="false">
          <draw:text-box>
            <text:p text:style-name="a1708" text:class-names="" text:cond-style-name=""><text:span text:style-name="a1707" text:class-names=""/></text:p>
          </draw:text-box>
          <svg:title/>
          <svg:desc/>
        </draw:frame>
        <draw:frame draw:id="id11" presentation:style-name="a1712" draw:name="Header Placeholder 9" svg:x="0in" svg:y="0in" svg:width="3.68858in" svg:height="0.54961in" presentation:class="header" presentation:placeholder="false">
          <draw:text-box>
            <text:p text:style-name="a1711" text:class-names="" text:cond-style-name=""><text:span text:style-name="a1710" text:class-names=""/></text:p>
          </draw:text-box>
          <svg:title/>
          <svg:desc/>
        </draw:frame>
        <draw:frame draw:id="id12" presentation:style-name="a1715" draw:name="Date Placeholder 10" svg:x="4.81102in" svg:y="0in" svg:width="3.68858in" svg:height="0.54961in" presentation:class="date-time" presentation:placeholder="false">
          <draw:text-box>
            <text:p text:style-name="a1714" text:class-names="" text:cond-style-name=""><text:span text:style-name="a1713" text:class-names=""/></text:p>
          </draw:text-box>
          <svg:title/>
          <svg:desc/>
        </draw:frame>
        <draw:frame draw:id="id13" presentation:style-name="a1718" draw:name="Footer Placeholder 11" svg:x="0in" svg:y="10.45in" svg:width="3.68858in" svg:height="0.54961in" presentation:class="footer" presentation:placeholder="false">
          <draw:text-box>
            <text:p text:style-name="a1717" text:class-names="" text:cond-style-name=""><text:span text:style-name="a1716" text:class-names=""/></text:p>
          </draw:text-box>
          <svg:title/>
          <svg:desc/>
        </draw:frame>
        <draw:frame draw:id="id14" presentation:style-name="a1721" draw:name="Slide Number Placeholder 12" svg:x="4.81102in" svg:y="10.45in" svg:width="3.68858in" svg:height="0.54961in" presentation:class="page-number" presentation:placeholder="false">
          <draw:text-box>
            <text:p text:style-name="a1720" text:class-names="" text:cond-style-name=""><text:span text:style-name="a1719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724" draw:name="Footer Placeholder 5" svg:x="0in" svg:y="10.44792in" svg:width="3.68403in" svg:height="0.55208in" presentation:class="footer" presentation:placeholder="false">
          <draw:text-box>
            <text:p text:style-name="a1723" text:class-names="" text:cond-style-name=""><text:span text:style-name="a1722" text:class-names=""/></text:p>
          </draw:text-box>
          <svg:title/>
          <svg:desc/>
        </draw:frame>
        <draw:frame draw:id="id16" presentation:style-name="a1728" draw:name="Slide Number Placeholder 6" svg:x="4.81424in" svg:y="10.44792in" svg:width="3.68403in" svg:height="0.55208in" presentation:class="page-number" presentation:placeholder="false">
          <draw:text-box>
            <text:p text:style-name="a1727" text:class-names="" text:cond-style-name=""><text:span text:style-name="a1725" text:class-names=""><text:page-number style:num-format="1" text:fixed="false">‹#›</text:page-number></text:span><text:span text:style-name="a1726" text:class-names=""/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730">
      <draw:frame draw:id="id155" draw:layer="Master2-bg" draw:style-name="a1731" draw:name="Picture 6" svg:x="0.01614in" svg:y="0in" svg:width="11.00906in" svg:height="6.20079in" style:rel-width="scale" style:rel-height="scale">
        <draw:image xlink:href="media/image2.jpeg" xlink:type="simple" xlink:show="embed" xlink:actuate="onLoad"/>
        <svg:title/>
        <svg:desc/>
      </draw:frame>
      <draw:frame draw:id="id156" presentation:style-name="a1734" draw:name="Vertical Title 1" svg:x="7.99306in" svg:y="0.65972in" svg:width="2.47917in" svg:height="4.80035in" presentation:class="title" presentation:placeholder="false">
        <draw:text-box>
          <text:p text:style-name="a1733" text:class-names="" text:cond-style-name=""><text:span text:style-name="a1732" text:class-names="">Click to edit Master title style</text:span></text:p>
        </draw:text-box>
        <svg:title/>
        <svg:desc/>
      </draw:frame>
      <draw:frame draw:id="id157" presentation:style-name="a1750" draw:name="Vertical Text Placeholder 2" svg:x="0.55035in" svg:y="0.65972in" svg:width="7.27604in" svg:height="4.80035in" presentation:class="outline" presentation:placeholder="false">
        <draw:text-box>
          <text:list text:style-name="a1737">
            <text:list-item>
              <text:p text:style-name="a1736" text:class-names="" text:cond-style-name=""><text:span text:style-name="a1735" text:class-names="">Edit Master text styles</text:span></text:p>
            </text:list-item>
          </text:list>
          <text:list text:style-name="a1740">
            <text:list-item>
              <text:list text:style-name="a1740">
                <text:list-item>
                  <text:p text:style-name="a1739" text:class-names="" text:cond-style-name=""><text:span text:style-name="a1738" text:class-names="">Second level</text:span></text:p>
                </text:list-item>
              </text:list>
            </text:list-item>
          </text:list>
          <text:list text:style-name="a1743">
            <text:list-item>
              <text:list text:style-name="a1743">
                <text:list-item>
                  <text:list text:style-name="a1743">
                    <text:list-item>
                      <text:p text:style-name="a1742" text:class-names="" text:cond-style-name=""><text:span text:style-name="a17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746">
            <text:list-item>
              <text:list text:style-name="a1746">
                <text:list-item>
                  <text:list text:style-name="a1746">
                    <text:list-item>
                      <text:list text:style-name="a1746">
                        <text:list-item>
                          <text:p text:style-name="a1745" text:class-names="" text:cond-style-name=""><text:span text:style-name="a17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9">
            <text:list-item>
              <text:list text:style-name="a1749">
                <text:list-item>
                  <text:list text:style-name="a1749">
                    <text:list-item>
                      <text:list text:style-name="a1749">
                        <text:list-item>
                          <text:list text:style-name="a1749">
                            <text:list-item>
                              <text:p text:style-name="a1748" text:class-names="" text:cond-style-name=""><text:span text:style-name="a17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753" draw:name="Date Placeholder 3" svg:x="0.31535in" svg:y="5.7374in" svg:width="1.83464in" svg:height="0.42756in" presentation:class="date-time" presentation:placeholder="false">
        <draw:text-box>
          <text:p text:style-name="a1752" text:class-names="" text:cond-style-name=""><text:span text:style-name="a1751" text:class-names=""/></text:p>
        </draw:text-box>
        <svg:title/>
        <svg:desc/>
      </draw:frame>
      <draw:frame draw:id="id159" presentation:style-name="a1756" draw:name="Footer Placeholder 4" svg:x="4.31732in" svg:y="5.7374in" svg:width="2.2126in" svg:height="0.42756in" presentation:class="footer" presentation:placeholder="false">
        <draw:text-box>
          <text:p text:style-name="a1755" text:class-names="" text:cond-style-name=""><text:span text:style-name="a1754" text:class-names=""/></text:p>
        </draw:text-box>
        <svg:title/>
        <svg:desc/>
      </draw:frame>
      <draw:frame draw:id="id160" presentation:style-name="a1759" draw:name="Slide Number Placeholder 5" svg:x="8.69724in" svg:y="5.7374in" svg:width="1.97205in" svg:height="0.42756in" presentation:class="page-number" presentation:placeholder="false">
        <draw:text-box>
          <text:p text:style-name="a1758" text:class-names="" text:cond-style-name=""><text:span text:style-name="a175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806">
        <draw:frame draw:id="id5" presentation:style-name="a1762" draw:name="Header Placeholder 1" svg:x="0in" svg:y="0in" svg:width="3.68403in" svg:height="0.55208in" presentation:class="header" presentation:placeholder="false">
          <draw:text-box>
            <text:p text:style-name="a1761" text:class-names="" text:cond-style-name=""><text:span text:style-name="a1760" text:class-names=""/></text:p>
          </draw:text-box>
          <svg:title/>
          <svg:desc/>
        </draw:frame>
        <draw:frame draw:id="id6" presentation:style-name="a1766" draw:name="Date Placeholder 2" svg:x="4.81424in" svg:y="0in" svg:width="3.68403in" svg:height="0.55208in" presentation:class="date-time" presentation:placeholder="false">
          <draw:text-box>
            <text:p text:style-name="a1765" text:class-names="" text:cond-style-name=""><text:span text:style-name="a1763" text:class-names=""><text:date text:fixed="false" style:data-style-name="a1764">6/30/17</text:date></text:span></text:p>
          </draw:text-box>
          <svg:title/>
          <svg:desc/>
        </draw:frame>
        <draw:page-thumbnail svg:x="0.95139in" svg:y="1.375in" svg:width="6.59722in" svg:height="3.71181in" presentation:class="page" draw:id="id7" presentation:style-name="a1767" draw:name="Slide Image Placeholder 3">
          <svg:title/>
          <svg:desc/>
        </draw:page-thumbnail>
        <draw:frame draw:id="id8" presentation:style-name="a1782" draw:name="Notes Placeholder 4" svg:x="0.85069in" svg:y="5.2934in" svg:width="6.79861in" svg:height="4.3316in" presentation:class="notes" presentation:placeholder="false">
          <draw:text-box>
            <text:p text:style-name="a1769" text:class-names="" text:cond-style-name=""><text:span text:style-name="a1768" text:class-names="">Edit Master text styles</text:span></text:p>
            <text:list text:style-name="a1772">
              <text:list-item>
                <text:list text:style-name="a1772">
                  <text:list-item>
                    <text:p text:style-name="a1771" text:class-names="" text:cond-style-name=""><text:span text:style-name="a1770" text:class-names="">Second level</text:span></text:p>
                  </text:list-item>
                </text:list>
              </text:list-item>
            </text:list>
            <text:list text:style-name="a1775">
              <text:list-item>
                <text:list text:style-name="a1775">
                  <text:list-item>
                    <text:list text:style-name="a1775">
                      <text:list-item>
                        <text:p text:style-name="a1774" text:class-names="" text:cond-style-name=""><text:span text:style-name="a17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8">
              <text:list-item>
                <text:list text:style-name="a1778">
                  <text:list-item>
                    <text:list text:style-name="a1778">
                      <text:list-item>
                        <text:list text:style-name="a1778">
                          <text:list-item>
                            <text:p text:style-name="a1777" text:class-names="" text:cond-style-name=""><text:span text:style-name="a17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1">
              <text:list-item>
                <text:list text:style-name="a1781">
                  <text:list-item>
                    <text:list text:style-name="a1781">
                      <text:list-item>
                        <text:list text:style-name="a1781">
                          <text:list-item>
                            <text:list text:style-name="a1781">
                              <text:list-item>
                                <text:p text:style-name="a1780" text:class-names="" text:cond-style-name=""><text:span text:style-name="a17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5in" svg:y="0.83583in" svg:width="5.49921in" svg:height="4.12441in" presentation:class="page" draw:id="id9" presentation:style-name="a1783" draw:name="Slide Image Placeholder 7">
          <svg:title/>
          <svg:desc/>
        </draw:page-thumbnail>
        <draw:frame draw:id="id10" presentation:style-name="a1786" draw:name="Notes Placeholder 8" svg:x="0.85in" svg:y="5.2248in" svg:width="6.79961in" svg:height="4.94961in" presentation:class="notes" presentation:placeholder="false">
          <draw:text-box>
            <text:p text:style-name="a1785" text:class-names="" text:cond-style-name=""><text:span text:style-name="a1784" text:class-names=""/></text:p>
          </draw:text-box>
          <svg:title/>
          <svg:desc/>
        </draw:frame>
        <draw:frame draw:id="id11" presentation:style-name="a1789" draw:name="Header Placeholder 9" svg:x="0in" svg:y="0in" svg:width="3.68858in" svg:height="0.54961in" presentation:class="header" presentation:placeholder="false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12" presentation:style-name="a1792" draw:name="Date Placeholder 10" svg:x="4.81102in" svg:y="0in" svg:width="3.68858in" svg:height="0.54961in" presentation:class="date-time" presentation:placeholder="false">
          <draw:text-box>
            <text:p text:style-name="a1791" text:class-names="" text:cond-style-name=""><text:span text:style-name="a1790" text:class-names=""/></text:p>
          </draw:text-box>
          <svg:title/>
          <svg:desc/>
        </draw:frame>
        <draw:frame draw:id="id13" presentation:style-name="a1795" draw:name="Footer Placeholder 11" svg:x="0in" svg:y="10.45in" svg:width="3.68858in" svg:height="0.54961in" presentation:class="footer" presentation:placeholder="false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14" presentation:style-name="a1798" draw:name="Slide Number Placeholder 12" svg:x="4.81102in" svg:y="10.45in" svg:width="3.68858in" svg:height="0.54961in" presentation:class="page-number" presentation:placeholder="false">
          <draw:text-box>
            <text:p text:style-name="a1797" text:class-names="" text:cond-style-name=""><text:span text:style-name="a1796" text:class-names=""><text:page-number style:num-format="1" text:fixed="false">‹#›</text:page-number></text:span></text:p>
          </draw:text-box>
          <svg:title/>
          <svg:desc/>
        </draw:frame>
        <draw:frame draw:id="id15" presentation:style-name="a1801" draw:name="Footer Placeholder 5" svg:x="0in" svg:y="10.44792in" svg:width="3.68403in" svg:height="0.55208in" presentation:class="footer" presentation:placeholder="false">
          <draw:text-box>
            <text:p text:style-name="a1800" text:class-names="" text:cond-style-name=""><text:span text:style-name="a1799" text:class-names=""/></text:p>
          </draw:text-box>
          <svg:title/>
          <svg:desc/>
        </draw:frame>
        <draw:frame draw:id="id16" presentation:style-name="a1805" draw:name="Slide Number Placeholder 6" svg:x="4.81424in" svg:y="10.44792in" svg:width="3.68403in" svg:height="0.55208in" presentation:class="page-number" presentation:placeholder="false">
          <draw:text-box>
            <text:p text:style-name="a1804" text:class-names="" text:cond-style-name=""><text:span text:style-name="a1802" text:class-names=""><text:page-number style:num-format="1" text:fixed="false">‹#›</text:page-number></text:span><text:span text:style-name="a1803" text:class-names=""/></text:p>
          </draw:text-box>
          <svg:title/>
          <svg:desc/>
        </draw:frame>
      </presentation:notes>
    </style:master-page>
    <style:handout-master style:page-layout-name="pageLayout3" draw:style-name="a1807">
      <draw:frame draw:id="id161" presentation:style-name="a1810" draw:name="Header Placeholder 5" svg:x="0in" svg:y="0in" svg:width="3.68858in" svg:height="0.54961in" presentation:class="header" presentation:placeholder="false">
        <draw:text-box>
          <text:p text:style-name="a1809" text:class-names="" text:cond-style-name=""><text:span text:style-name="a1808" text:class-names=""/></text:p>
        </draw:text-box>
        <svg:title/>
        <svg:desc/>
      </draw:frame>
      <draw:frame draw:id="id162" presentation:style-name="a1813" draw:name="Date Placeholder 6" svg:x="4.81102in" svg:y="0in" svg:width="3.68858in" svg:height="0.54961in" presentation:class="date-time" presentation:placeholder="false">
        <draw:text-box>
          <text:p text:style-name="a1812" text:class-names="" text:cond-style-name=""><text:span text:style-name="a1811" text:class-names=""/></text:p>
        </draw:text-box>
        <svg:title/>
        <svg:desc/>
      </draw:frame>
      <draw:frame draw:id="id163" presentation:style-name="a1816" draw:name="Footer Placeholder 7" svg:x="0in" svg:y="10.45in" svg:width="3.68858in" svg:height="0.54961in" presentation:class="footer" presentation:placeholder="false">
        <draw:text-box>
          <text:p text:style-name="a1815" text:class-names="" text:cond-style-name=""><text:span text:style-name="a1814" text:class-names=""/></text:p>
        </draw:text-box>
        <svg:title/>
        <svg:desc/>
      </draw:frame>
      <draw:frame draw:id="id164" presentation:style-name="a1820" draw:name="Slide Number Placeholder 8" svg:x="4.81102in" svg:y="10.45in" svg:width="3.68858in" svg:height="0.54961in" presentation:class="page-number" presentation:placeholder="false">
        <draw:text-box>
          <text:p text:style-name="a1819" text:class-names="" text:cond-style-name=""><text:span text:style-name="a1817" text:class-names=""><text:page-number style:num-format="1" text:fixed="false">‹#›</text:page-number></text:span><text:span text:style-name="a1818" text:class-names=""/></text:p>
        </draw:text-box>
        <svg:title/>
        <svg:desc/>
      </draw:frame>
      <draw:frame draw:id="id165" presentation:style-name="a1823" draw:name="Header Placeholder 1" svg:x="0in" svg:y="0in" svg:width="3.68403in" svg:height="0.55208in" presentation:class="header" presentation:placeholder="false">
        <draw:text-box>
          <text:p text:style-name="a1822" text:class-names="" text:cond-style-name=""><text:span text:style-name="a1821" text:class-names=""/></text:p>
        </draw:text-box>
        <svg:title/>
        <svg:desc/>
      </draw:frame>
      <draw:frame draw:id="id166" presentation:style-name="a1827" draw:name="Date Placeholder 2" svg:x="4.81424in" svg:y="0in" svg:width="3.68403in" svg:height="0.55208in" presentation:class="date-time" presentation:placeholder="false">
        <draw:text-box>
          <text:p text:style-name="a1826" text:class-names="" text:cond-style-name=""><text:span text:style-name="a1824" text:class-names=""><text:date text:fixed="false" style:data-style-name="a1825">6/30/17</text:date></text:span></text:p>
        </draw:text-box>
        <svg:title/>
        <svg:desc/>
      </draw:frame>
      <draw:frame draw:id="id167" presentation:style-name="a1830" draw:name="Footer Placeholder 3" svg:x="0in" svg:y="10.44792in" svg:width="3.68403in" svg:height="0.55208in" presentation:class="footer" presentation:placeholder="false">
        <draw:text-box>
          <text:p text:style-name="a1829" text:class-names="" text:cond-style-name=""><text:span text:style-name="a1828" text:class-names=""/></text:p>
        </draw:text-box>
        <svg:title/>
        <svg:desc/>
      </draw:frame>
      <draw:frame draw:id="id168" presentation:style-name="a1834" draw:name="Slide Number Placeholder 4" svg:x="4.81424in" svg:y="10.44792in" svg:width="3.68403in" svg:height="0.55208in" presentation:class="page-number" presentation:placeholder="false">
        <draw:text-box>
          <text:p text:style-name="a1833" text:class-names="" text:cond-style-name=""><text:span text:style-name="a1831" text:class-names=""><text:page-number style:num-format="1" text:fixed="false">‹#›</text:page-number></text:span><text:span text:style-name="a1832" text:class-names=""/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xinxinli-black-edges</dc:title>
    <dc:description>Background design by Yun Chao Xu. Template implementation by Xin Li. 

2013/1/9</dc:description>
    <dc:subject>Presentation Template Design-7</dc:subject>
    <meta:keyword>Apache OpenOffice business</meta:keyword>
    <dc:creator>Joshua Hinshaw</dc:creator>
    <meta:creation-date>2017-06-27T20:16:45Z</meta:creation-date>
    <dc:date>2017-07-01T03:22:39Z</dc:date>
    <meta:editing-cycles>5</meta:editing-cycles>
    <meta:editing-duration>PT240S</meta:editing-duration>
    <meta:user-defined meta:name="License">BSD (http://templates.services.openoffice.org/bsd-license)</meta:user-defined>
    <meta:document-statistic meta:paragraph-count="35" meta:word-count="96"/>
  </office:meta>
</office:document-meta>
</file>